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70000019EBB579902CEA55907.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text-properties officeooo:rsid="017aef89" officeooo:paragraph-rsid="027280d5"/>
    </style:style>
    <style:style style:name="P5"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198c0bc" officeooo:paragraph-rsid="03d7e143" style:font-weight-asian="normal" style:font-weight-complex="normal"/>
    </style:style>
    <style:style style:name="P14" style:family="paragraph" style:parent-style-name="Text_20_body">
      <style:text-properties fo:font-weight="normal" officeooo:rsid="0198c0bc" officeooo:paragraph-rsid="02afdecf" style:font-weight-asian="normal" style:font-weight-complex="normal"/>
    </style:style>
    <style:style style:name="P15" style:family="paragraph" style:parent-style-name="Text_20_body">
      <style:text-properties fo:font-weight="normal" officeooo:rsid="02d55e34" officeooo:paragraph-rsid="02d55e34" style:font-weight-asian="normal" style:font-weight-complex="normal"/>
    </style:style>
    <style:style style:name="P16" style:family="paragraph" style:parent-style-name="Text_20_body">
      <style:text-properties fo:font-weight="normal" officeooo:rsid="02de9937" officeooo:paragraph-rsid="02de9937" style:font-weight-asian="normal" style:font-weight-complex="normal"/>
    </style:style>
    <style:style style:name="P17" style:family="paragraph" style:parent-style-name="Text_20_body">
      <style:text-properties fo:font-weight="normal" officeooo:rsid="02f469c2" style:font-weight-asian="normal" style:font-weight-complex="normal"/>
    </style:style>
    <style:style style:name="P18" style:family="paragraph" style:parent-style-name="Text_20_body">
      <style:text-properties fo:font-weight="normal" officeooo:rsid="0377d235" officeooo:paragraph-rsid="0377d235" style:font-weight-asian="normal" style:font-weight-complex="normal"/>
    </style:style>
    <style:style style:name="P19" style:family="paragraph" style:parent-style-name="Text_20_body">
      <style:text-properties fo:font-weight="normal" officeooo:rsid="0381773f" officeooo:paragraph-rsid="0381773f" style:font-weight-asian="normal" style:font-weight-complex="normal"/>
    </style:style>
    <style:style style:name="P20" style:family="paragraph" style:parent-style-name="Text_20_body">
      <style:text-properties fo:font-weight="normal" officeooo:rsid="0383a780" officeooo:paragraph-rsid="0388f880"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b3ba17" officeooo:paragraph-rsid="03b3ba17" style:font-weight-asian="normal" style:font-weight-complex="normal"/>
    </style:style>
    <style:style style:name="P23" style:family="paragraph" style:parent-style-name="Text_20_body">
      <style:text-properties fo:font-weight="normal" officeooo:rsid="03b61e89" officeooo:paragraph-rsid="03ba5e1a" style:font-weight-asian="normal" style:font-weight-complex="normal"/>
    </style:style>
    <style:style style:name="P24" style:family="paragraph" style:parent-style-name="Text_20_body">
      <style:text-properties fo:font-weight="normal" officeooo:rsid="03bdc8e3" officeooo:paragraph-rsid="03c6a36b" style:font-weight-asian="normal" style:font-weight-complex="normal"/>
    </style:style>
    <style:style style:name="P25" style:family="paragraph" style:parent-style-name="Text_20_body">
      <style:text-properties fo:font-weight="normal" officeooo:rsid="01b06b39" officeooo:paragraph-rsid="02276347" style:font-weight-asian="normal" style:font-weight-complex="normal"/>
    </style:style>
    <style:style style:name="P26" style:family="paragraph" style:parent-style-name="Text_20_body">
      <style:text-properties fo:font-weight="normal" officeooo:rsid="0480b2c3" officeooo:paragraph-rsid="0480b2c3" style:font-weight-asian="normal" style:font-weight-complex="normal"/>
    </style:style>
    <style:style style:name="P27" style:family="paragraph" style:parent-style-name="Text_20_body">
      <style:text-properties fo:font-weight="normal" officeooo:rsid="024a98ff" officeooo:paragraph-rsid="03e0c4ab" style:font-weight-asian="normal" style:font-weight-complex="normal"/>
    </style:style>
    <style:style style:name="P28" style:family="paragraph" style:parent-style-name="Text_20_body">
      <style:text-properties fo:font-weight="normal" officeooo:rsid="01d669b1" officeooo:paragraph-rsid="01d669b1" style:font-weight-asian="normal" style:font-weight-complex="normal"/>
    </style:style>
    <style:style style:name="P29" style:family="paragraph" style:parent-style-name="Text_20_body">
      <style:text-properties fo:font-weight="normal" officeooo:rsid="02f7fee3" officeooo:paragraph-rsid="01dd9651" style:font-weight-asian="normal" style:font-weight-complex="normal"/>
    </style:style>
    <style:style style:name="P30" style:family="paragraph" style:parent-style-name="Text_20_body">
      <style:text-properties fo:font-weight="normal" officeooo:rsid="04222e06" officeooo:paragraph-rsid="04222e06" style:font-weight-asian="normal" style:font-weight-complex="normal"/>
    </style:style>
    <style:style style:name="P31" style:family="paragraph" style:parent-style-name="Text_20_body">
      <style:text-properties fo:font-weight="normal" officeooo:rsid="01de2ad1" officeooo:paragraph-rsid="01de2ad1" style:font-weight-asian="normal" style:font-weight-complex="normal"/>
    </style:style>
    <style:style style:name="P32" style:family="paragraph" style:parent-style-name="Text_20_body">
      <style:text-properties fo:font-weight="normal" officeooo:rsid="038bacf2" officeooo:paragraph-rsid="020b880b" style:font-weight-asian="normal" style:font-weight-complex="normal"/>
    </style:style>
    <style:style style:name="P33" style:family="paragraph" style:parent-style-name="Text_20_body">
      <style:text-properties fo:font-weight="normal" officeooo:rsid="038f0514" officeooo:paragraph-rsid="020b880b" style:font-weight-asian="normal" style:font-weight-complex="normal"/>
    </style:style>
    <style:style style:name="P34" style:family="paragraph" style:parent-style-name="Text_20_body">
      <style:text-properties fo:font-weight="normal" officeooo:rsid="02100bda" officeooo:paragraph-rsid="02100bda" style:font-weight-asian="normal" style:font-weight-complex="normal"/>
    </style:style>
    <style:style style:name="P35" style:family="paragraph" style:parent-style-name="Text_20_body">
      <style:text-properties fo:font-weight="normal" officeooo:rsid="02185933" officeooo:paragraph-rsid="02185933" style:font-weight-asian="normal" style:font-weight-complex="normal"/>
    </style:style>
    <style:style style:name="P36" style:family="paragraph" style:parent-style-name="Text_20_body">
      <style:text-properties fo:font-weight="normal" officeooo:rsid="021a6033" officeooo:paragraph-rsid="021d0e91" style:font-weight-asian="normal" style:font-weight-complex="normal"/>
    </style:style>
    <style:style style:name="P37" style:family="paragraph" style:parent-style-name="Text_20_body">
      <style:text-properties fo:font-weight="normal" officeooo:rsid="03c9fbed" officeooo:paragraph-rsid="03c9fbed" style:font-weight-asian="normal" style:font-weight-complex="normal"/>
    </style:style>
    <style:style style:name="P38" style:family="paragraph" style:parent-style-name="Text_20_body">
      <style:text-properties fo:font-weight="normal" officeooo:rsid="0225b4f7" officeooo:paragraph-rsid="021d0e91" style:font-weight-asian="normal" style:font-weight-complex="normal"/>
    </style:style>
    <style:style style:name="P39" style:family="paragraph" style:parent-style-name="Text_20_body">
      <style:text-properties fo:font-weight="normal" officeooo:rsid="0473c239" officeooo:paragraph-rsid="0473c239" style:font-weight-asian="normal" style:font-weight-complex="normal"/>
    </style:style>
    <style:style style:name="P40" style:family="paragraph" style:parent-style-name="Text_20_body">
      <style:text-properties fo:font-weight="normal" officeooo:rsid="02387acb" officeooo:paragraph-rsid="02387acb" style:font-weight-asian="normal" style:font-weight-complex="normal"/>
    </style:style>
    <style:style style:name="P41" style:family="paragraph" style:parent-style-name="Text_20_body">
      <style:text-properties fo:font-weight="normal" officeooo:rsid="02400666" officeooo:paragraph-rsid="0256c544" style:font-weight-asian="normal" style:font-weight-complex="normal"/>
    </style:style>
    <style:style style:name="P42" style:family="paragraph" style:parent-style-name="Text_20_body">
      <style:text-properties fo:font-weight="normal" officeooo:rsid="02865c61" officeooo:paragraph-rsid="02865c61" style:font-weight-asian="normal" style:font-weight-complex="normal"/>
    </style:style>
    <style:style style:name="P43" style:family="paragraph" style:parent-style-name="Text_20_body">
      <style:text-properties fo:font-weight="normal" officeooo:rsid="028b48df" officeooo:paragraph-rsid="02983839" style:font-weight-asian="normal" style:font-weight-complex="normal"/>
    </style:style>
    <style:style style:name="P44" style:family="paragraph" style:parent-style-name="Text_20_body">
      <style:text-properties fo:font-weight="normal" officeooo:rsid="02983839" officeooo:paragraph-rsid="02983839" style:font-weight-asian="normal" style:font-weight-complex="normal"/>
    </style:style>
    <style:style style:name="P45" style:family="paragraph" style:parent-style-name="Text_20_body">
      <style:text-properties fo:font-weight="normal" officeooo:rsid="01948d3e" officeooo:paragraph-rsid="02d26998" style:font-weight-asian="normal" style:font-weight-complex="normal"/>
    </style:style>
    <style:style style:name="P46" style:family="paragraph" style:parent-style-name="Text_20_body">
      <style:text-properties fo:font-weight="normal" officeooo:rsid="02a47c54" officeooo:paragraph-rsid="02ba920a" style:font-weight-asian="normal" style:font-weight-complex="normal"/>
    </style:style>
    <style:style style:name="P47" style:family="paragraph" style:parent-style-name="Text_20_body">
      <style:text-properties fo:font-weight="normal" officeooo:rsid="02a47c54" officeooo:paragraph-rsid="02a47c54" style:font-weight-asian="normal" style:font-weight-complex="normal"/>
    </style:style>
    <style:style style:name="P48" style:family="paragraph" style:parent-style-name="Text_20_body">
      <style:text-properties fo:font-weight="normal" officeooo:rsid="02a47c54" officeooo:paragraph-rsid="02c1cab4" style:font-weight-asian="normal" style:font-weight-complex="normal"/>
    </style:style>
    <style:style style:name="P49" style:family="paragraph" style:parent-style-name="Text_20_body">
      <style:text-properties fo:font-weight="normal" officeooo:rsid="02aa6b40" officeooo:paragraph-rsid="02cb1a72" style:font-weight-asian="normal" style:font-weight-complex="normal"/>
    </style:style>
    <style:style style:name="P50" style:family="paragraph" style:parent-style-name="Text_20_body">
      <style:text-properties fo:font-weight="normal" officeooo:rsid="02a62489" officeooo:paragraph-rsid="02d380db" style:font-weight-asian="normal" style:font-weight-complex="normal"/>
    </style:style>
    <style:style style:name="P51" style:family="paragraph" style:parent-style-name="Text_20_body">
      <style:text-properties fo:font-weight="bold" officeooo:rsid="019bc3d3" officeooo:paragraph-rsid="02276347" style:font-weight-asian="bold" style:font-weight-complex="bold"/>
    </style:style>
    <style:style style:name="P52" style:family="paragraph" style:parent-style-name="Text_20_body">
      <style:text-properties fo:font-weight="bold" officeooo:rsid="019bc3d3" officeooo:paragraph-rsid="023e56c5" style:font-weight-asian="bold" style:font-weight-complex="bold"/>
    </style:style>
    <style:style style:name="P53" style:family="paragraph" style:parent-style-name="Text_20_body">
      <style:text-properties fo:font-weight="bold" officeooo:rsid="019bc3d3" officeooo:paragraph-rsid="02efea6f" style:font-weight-asian="bold" style:font-weight-complex="bold"/>
    </style:style>
    <style:style style:name="P54" style:family="paragraph" style:parent-style-name="Text_20_body">
      <style:text-properties fo:font-weight="bold" officeooo:rsid="019bc3d3" officeooo:paragraph-rsid="034daf28" style:font-weight-asian="bold" style:font-weight-complex="bold"/>
    </style:style>
    <style:style style:name="P55" style:family="paragraph" style:parent-style-name="Text_20_body">
      <style:text-properties fo:font-weight="bold" officeooo:rsid="019bc3d3" officeooo:paragraph-rsid="01d2bef5" style:font-weight-asian="bold" style:font-weight-complex="bold"/>
    </style:style>
    <style:style style:name="P56" style:family="paragraph" style:parent-style-name="Text_20_body">
      <style:text-properties fo:font-weight="bold" officeooo:rsid="01906aa2" officeooo:paragraph-rsid="03e0c4ab" style:font-weight-asian="bold" style:font-weight-complex="bold"/>
    </style:style>
    <style:style style:name="P57" style:family="paragraph" style:parent-style-name="Text_20_body">
      <style:text-properties fo:font-weight="bold" officeooo:rsid="025ccdd7" officeooo:paragraph-rsid="03525f4b" style:font-weight-asian="bold" style:font-weight-complex="bold"/>
    </style:style>
    <style:style style:name="P58" style:family="paragraph" style:parent-style-name="Text_20_body">
      <style:text-properties fo:font-weight="bold" officeooo:rsid="03ab55a6" officeooo:paragraph-rsid="03e0c4ab" style:font-weight-asian="bold" style:font-weight-complex="bold"/>
    </style:style>
    <style:style style:name="P59" style:family="paragraph" style:parent-style-name="Text_20_body">
      <style:text-properties fo:font-weight="bold" officeooo:rsid="03ab55a6" officeooo:paragraph-rsid="0458b771" style:font-weight-asian="bold" style:font-weight-complex="bold"/>
    </style:style>
    <style:style style:name="P60" style:family="paragraph" style:parent-style-name="Text_20_body">
      <style:text-properties fo:font-weight="bold" officeooo:rsid="03ba8106" officeooo:paragraph-rsid="03bc1362" style:font-weight-asian="bold" style:font-weight-complex="bold"/>
    </style:style>
    <style:style style:name="P61" style:family="paragraph" style:parent-style-name="Text_20_body">
      <style:text-properties fo:font-weight="bold" officeooo:rsid="03102cd1" officeooo:paragraph-rsid="03e0c4ab" style:font-weight-asian="bold" style:font-weight-complex="bold"/>
    </style:style>
    <style:style style:name="P62" style:family="paragraph" style:parent-style-name="Text_20_body">
      <style:text-properties fo:font-weight="bold" officeooo:rsid="024c667e" officeooo:paragraph-rsid="04677c2d" style:font-weight-asian="bold" style:font-weight-complex="bold"/>
    </style:style>
    <style:style style:name="P63" style:family="paragraph" style:parent-style-name="Text_20_body">
      <style:text-properties fo:font-weight="bold" officeooo:paragraph-rsid="016d253d" style:font-weight-asian="bold" style:font-weight-complex="bold"/>
    </style:style>
    <style:style style:name="P64" style:family="paragraph" style:parent-style-name="Text_20_body">
      <style:text-properties fo:font-weight="bold" officeooo:rsid="016f8b5e" officeooo:paragraph-rsid="016f8b5e" style:font-weight-asian="bold" style:font-weight-complex="bold"/>
    </style:style>
    <style:style style:name="P65" style:family="paragraph" style:parent-style-name="Text_20_body">
      <style:text-properties fo:font-weight="bold" officeooo:rsid="017402c1" officeooo:paragraph-rsid="017402c1" style:font-weight-asian="bold" style:font-weight-complex="bold"/>
    </style:style>
    <style:style style:name="P66" style:family="paragraph" style:parent-style-name="Text_20_body">
      <style:text-properties fo:font-weight="bold" officeooo:rsid="01763b46" officeooo:paragraph-rsid="01b88182" style:font-weight-asian="bold" style:font-weight-complex="bold"/>
    </style:style>
    <style:style style:name="P67" style:family="paragraph" style:parent-style-name="Text_20_body">
      <style:text-properties fo:font-weight="bold" officeooo:rsid="0176fe1a" officeooo:paragraph-rsid="0176fe1a" style:font-weight-asian="bold" style:font-weight-complex="bold"/>
    </style:style>
    <style:style style:name="P68" style:family="paragraph" style:parent-style-name="Text_20_body">
      <style:text-properties fo:font-weight="bold" officeooo:rsid="036193af" officeooo:paragraph-rsid="020ed5b3" style:font-weight-asian="bold" style:font-weight-complex="bold"/>
    </style:style>
    <style:style style:name="P69" style:family="paragraph" style:parent-style-name="Text_20_body">
      <style:paragraph-properties fo:text-align="center" style:justify-single-word="false"/>
      <style:text-properties officeooo:rsid="02624ea8" officeooo:paragraph-rsid="02624ea8"/>
    </style:style>
    <style:style style:name="P70" style:family="paragraph" style:parent-style-name="Text_20_body">
      <style:text-properties officeooo:rsid="02624ea8" officeooo:paragraph-rsid="02ab06dc"/>
    </style:style>
    <style:style style:name="P71" style:family="paragraph" style:parent-style-name="Text_20_body">
      <style:text-properties officeooo:rsid="0275acba" officeooo:paragraph-rsid="0275acba"/>
    </style:style>
    <style:style style:name="P72" style:family="paragraph" style:parent-style-name="Text_20_body">
      <style:text-properties officeooo:rsid="0275acba" officeooo:paragraph-rsid="02f7fee3"/>
    </style:style>
    <style:style style:name="P73" style:family="paragraph" style:parent-style-name="Text_20_body">
      <style:text-properties officeooo:rsid="02b5b150" officeooo:paragraph-rsid="02b5b150"/>
    </style:style>
    <style:style style:name="P74" style:family="paragraph" style:parent-style-name="Text_20_body">
      <style:paragraph-properties fo:text-align="center" style:justify-single-word="false"/>
      <style:text-properties officeooo:rsid="02b5b150" officeooo:paragraph-rsid="02b5b150"/>
    </style:style>
    <style:style style:name="P75" style:family="paragraph" style:parent-style-name="Text_20_body">
      <style:text-properties officeooo:rsid="02ca3366" officeooo:paragraph-rsid="02ca3366"/>
    </style:style>
    <style:style style:name="P76" style:family="paragraph" style:parent-style-name="Text_20_body">
      <style:text-properties officeooo:rsid="031a426a" officeooo:paragraph-rsid="0340dd4e"/>
    </style:style>
    <style:style style:name="P77" style:family="paragraph" style:parent-style-name="Text_20_body">
      <style:text-properties officeooo:rsid="031a426a" officeooo:paragraph-rsid="031a426a"/>
    </style:style>
    <style:style style:name="P78" style:family="paragraph" style:parent-style-name="Text_20_body">
      <style:text-properties officeooo:rsid="03172b5c"/>
    </style:style>
    <style:style style:name="P79" style:family="paragraph" style:parent-style-name="Text_20_body">
      <style:text-properties officeooo:rsid="03172b5c" officeooo:paragraph-rsid="03172b5c"/>
    </style:style>
    <style:style style:name="P80" style:family="paragraph" style:parent-style-name="Text_20_body">
      <style:text-properties officeooo:rsid="0322a0ad" officeooo:paragraph-rsid="0322a0ad"/>
    </style:style>
    <style:style style:name="P81" style:family="paragraph" style:parent-style-name="Text_20_body">
      <style:text-properties officeooo:rsid="03239107" officeooo:paragraph-rsid="0327cc61"/>
    </style:style>
    <style:style style:name="P82" style:family="paragraph" style:parent-style-name="Text_20_body">
      <style:text-properties officeooo:rsid="032e0234"/>
    </style:style>
    <style:style style:name="P83" style:family="paragraph" style:parent-style-name="Text_20_body">
      <style:text-properties officeooo:rsid="032e0234" officeooo:paragraph-rsid="032e0234"/>
    </style:style>
    <style:style style:name="P84" style:family="paragraph" style:parent-style-name="Text_20_body">
      <style:text-properties fo:font-style="normal" officeooo:rsid="034969da" officeooo:paragraph-rsid="034969da" style:font-style-asian="normal" style:font-style-complex="normal"/>
    </style:style>
    <style:style style:name="P85" style:family="paragraph" style:parent-style-name="Text_20_body">
      <style:text-properties fo:font-style="normal" officeooo:rsid="034969da" officeooo:paragraph-rsid="03f09eb0" style:font-style-asian="normal" style:font-style-complex="normal"/>
    </style:style>
    <style:style style:name="P86" style:family="paragraph" style:parent-style-name="Text_20_body">
      <style:text-properties fo:font-style="normal" officeooo:rsid="034969da" officeooo:paragraph-rsid="0479690a" style:font-style-asian="normal" style:font-style-complex="normal"/>
    </style:style>
    <style:style style:name="P87" style:family="paragraph" style:parent-style-name="Text_20_body">
      <style:text-properties fo:font-style="normal" officeooo:rsid="034969da" officeooo:paragraph-rsid="0272dcef" style:font-style-asian="normal" style:font-style-complex="normal"/>
    </style:style>
    <style:style style:name="P88" style:family="paragraph" style:parent-style-name="Text_20_body">
      <style:text-properties fo:font-style="normal" officeooo:rsid="03a33f41" officeooo:paragraph-rsid="04092fc4" style:font-style-asian="normal" style:font-style-complex="normal"/>
    </style:style>
    <style:style style:name="P89" style:family="paragraph" style:parent-style-name="Text_20_body">
      <style:text-properties fo:font-style="normal" officeooo:rsid="033ccd16" officeooo:paragraph-rsid="04092fc4" style:font-style-asian="normal" style:font-style-complex="normal"/>
    </style:style>
    <style:style style:name="P90" style:family="paragraph" style:parent-style-name="Text_20_body">
      <style:text-properties fo:font-style="normal" officeooo:rsid="047c26e8" officeooo:paragraph-rsid="01f3aa2e" style:font-style-asian="normal" style:font-style-complex="normal"/>
    </style:style>
    <style:style style:name="P91" style:family="paragraph" style:parent-style-name="Text_20_body">
      <style:text-properties fo:font-style="normal" officeooo:rsid="01f403cc" officeooo:paragraph-rsid="01f403cc" style:font-style-asian="normal" style:font-style-complex="normal"/>
    </style:style>
    <style:style style:name="P92" style:family="paragraph" style:parent-style-name="Text_20_body">
      <style:text-properties fo:font-style="normal" officeooo:rsid="0272dcef" officeooo:paragraph-rsid="027f7095" style:font-style-asian="normal" style:font-style-complex="normal"/>
    </style:style>
    <style:style style:name="P93" style:family="paragraph" style:parent-style-name="Text_20_body">
      <style:text-properties fo:font-style="normal" officeooo:rsid="0280d57f" officeooo:paragraph-rsid="0280d57f" style:font-style-asian="normal" style:font-style-complex="normal"/>
    </style:style>
    <style:style style:name="P94"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95"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96"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97"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98" style:family="paragraph" style:parent-style-name="Text_20_body">
      <style:text-properties officeooo:paragraph-rsid="03e0c4ab"/>
    </style:style>
    <style:style style:name="P99" style:family="paragraph" style:parent-style-name="Text_20_body">
      <style:text-properties officeooo:rsid="036e3003" officeooo:paragraph-rsid="03e0c4ab"/>
    </style:style>
    <style:style style:name="P100" style:family="paragraph" style:parent-style-name="Text_20_body">
      <style:text-properties officeooo:paragraph-rsid="04012278"/>
    </style:style>
    <style:style style:name="P101" style:family="paragraph" style:parent-style-name="Text_20_body">
      <style:text-properties officeooo:rsid="0403133c" officeooo:paragraph-rsid="0403133c"/>
    </style:style>
    <style:style style:name="P102" style:family="paragraph" style:parent-style-name="Text_20_body">
      <style:text-properties officeooo:rsid="03356d71" officeooo:paragraph-rsid="0406b36a"/>
    </style:style>
    <style:style style:name="P103" style:family="paragraph" style:parent-style-name="Text_20_body">
      <style:text-properties officeooo:rsid="03356d71" officeooo:paragraph-rsid="047492ab"/>
    </style:style>
    <style:style style:name="P104" style:family="paragraph" style:parent-style-name="Text_20_body">
      <style:text-properties officeooo:rsid="03356d71" officeooo:paragraph-rsid="047798c9"/>
    </style:style>
    <style:style style:name="P105" style:family="paragraph" style:parent-style-name="Text_20_body">
      <style:text-properties officeooo:rsid="041568db" officeooo:paragraph-rsid="041568db"/>
    </style:style>
    <style:style style:name="P106" style:family="paragraph" style:parent-style-name="Text_20_body">
      <style:text-properties officeooo:paragraph-rsid="041ceeb6"/>
    </style:style>
    <style:style style:name="P107" style:family="paragraph" style:parent-style-name="Text_20_body">
      <style:text-properties fo:color="#800000" fo:font-weight="normal" officeooo:rsid="0483eeaa" officeooo:paragraph-rsid="0483eeaa" style:font-weight-asian="normal" style:font-weight-complex="normal"/>
    </style:style>
    <style:style style:name="P108" style:family="paragraph" style:parent-style-name="Text_20_body">
      <style:text-properties officeooo:paragraph-rsid="046a8ee5"/>
    </style:style>
    <style:style style:name="P109" style:family="paragraph" style:parent-style-name="Text_20_body">
      <style:text-properties officeooo:rsid="033ccd16" officeooo:paragraph-rsid="04a09974"/>
    </style:style>
    <style:style style:name="P110" style:family="paragraph" style:parent-style-name="Text_20_body">
      <style:text-properties officeooo:rsid="00840b4e" officeooo:paragraph-rsid="016d253d"/>
    </style:style>
    <style:style style:name="P111" style:family="paragraph" style:parent-style-name="Text_20_body">
      <style:text-properties officeooo:rsid="00568acf" officeooo:paragraph-rsid="016d253d"/>
    </style:style>
    <style:style style:name="P112" style:family="paragraph" style:parent-style-name="Text_20_body">
      <style:text-properties officeooo:rsid="00626449" officeooo:paragraph-rsid="016d253d"/>
    </style:style>
    <style:style style:name="P113" style:family="paragraph" style:parent-style-name="Text_20_body">
      <style:text-properties officeooo:paragraph-rsid="016d253d"/>
    </style:style>
    <style:style style:name="P114" style:family="paragraph" style:parent-style-name="Text_20_body">
      <style:text-properties officeooo:paragraph-rsid="016f8b5e"/>
    </style:style>
    <style:style style:name="P115" style:family="paragraph" style:parent-style-name="Text_20_body">
      <style:text-properties officeooo:rsid="01730a17" officeooo:paragraph-rsid="01730a17"/>
    </style:style>
    <style:style style:name="P116" style:family="paragraph" style:parent-style-name="Text_20_body">
      <style:text-properties officeooo:paragraph-rsid="01763b46"/>
    </style:style>
    <style:style style:name="P117" style:family="paragraph" style:parent-style-name="Text_20_body">
      <style:text-properties officeooo:rsid="01797ee9" officeooo:paragraph-rsid="01a9d260"/>
    </style:style>
    <style:style style:name="P118" style:family="paragraph" style:parent-style-name="Text_20_body">
      <style:text-properties officeooo:rsid="01af02db" officeooo:paragraph-rsid="01af02db"/>
    </style:style>
    <style:style style:name="P119" style:family="paragraph" style:parent-style-name="Text_20_body">
      <style:text-properties officeooo:rsid="01b1630c" officeooo:paragraph-rsid="01b24016"/>
    </style:style>
    <style:style style:name="P120" style:family="paragraph" style:parent-style-name="Text_20_body">
      <style:text-properties officeooo:rsid="01b1630c" officeooo:paragraph-rsid="01bcdf06"/>
    </style:style>
    <style:style style:name="P121" style:family="paragraph" style:parent-style-name="Text_20_body">
      <style:text-properties officeooo:rsid="0176fe1a" officeooo:paragraph-rsid="017402c1"/>
    </style:style>
    <style:style style:name="P122" style:family="paragraph" style:parent-style-name="Text_20_body">
      <style:text-properties officeooo:rsid="0176fe1a" officeooo:paragraph-rsid="01b88182"/>
    </style:style>
    <style:style style:name="P123" style:family="paragraph" style:parent-style-name="Text_20_body">
      <style:text-properties officeooo:rsid="017402c1" officeooo:paragraph-rsid="01b88182"/>
    </style:style>
    <style:style style:name="P124" style:family="paragraph" style:parent-style-name="Text_20_body">
      <style:text-properties officeooo:rsid="006ec967" officeooo:paragraph-rsid="01c82c1e"/>
    </style:style>
    <style:style style:name="P125" style:family="paragraph" style:parent-style-name="Text_20_body">
      <style:text-properties officeooo:paragraph-rsid="01d1197c"/>
    </style:style>
    <style:style style:name="P126" style:family="paragraph" style:parent-style-name="Text_20_body">
      <style:text-properties officeooo:rsid="007730a7" officeooo:paragraph-rsid="01d2be3d"/>
    </style:style>
    <style:style style:name="P127" style:family="paragraph" style:parent-style-name="Text_20_body">
      <style:text-properties officeooo:rsid="01a0a7e2" officeooo:paragraph-rsid="01db1580"/>
    </style:style>
    <style:style style:name="P128" style:family="paragraph" style:parent-style-name="Text_20_body">
      <style:text-properties officeooo:rsid="016b4da7" officeooo:paragraph-rsid="027280d5"/>
    </style:style>
    <style:style style:name="P129" style:family="paragraph" style:parent-style-name="Text_20_body">
      <style:text-properties officeooo:paragraph-rsid="01c13e61"/>
    </style:style>
    <style:style style:name="P130" style:family="paragraph" style:parent-style-name="Text_20_body">
      <style:text-properties officeooo:paragraph-rsid="01d16885"/>
    </style:style>
    <style:style style:name="P131" style:family="paragraph" style:parent-style-name="Text_20_body">
      <style:text-properties officeooo:rsid="0085f630" officeooo:paragraph-rsid="01f91b60"/>
    </style:style>
    <style:style style:name="P132" style:family="paragraph" style:parent-style-name="Text_20_body">
      <style:text-properties officeooo:rsid="01801819" officeooo:paragraph-rsid="02039c43"/>
    </style:style>
    <style:style style:name="P133" style:family="paragraph" style:parent-style-name="Text_20_body">
      <style:text-properties officeooo:rsid="018bd937" officeooo:paragraph-rsid="0203ff92"/>
    </style:style>
    <style:style style:name="P134" style:family="paragraph" style:parent-style-name="Text_20_body">
      <style:text-properties officeooo:paragraph-rsid="03a5f13c"/>
    </style:style>
    <style:style style:name="P135" style:family="paragraph" style:parent-style-name="Text_20_body">
      <style:text-properties officeooo:rsid="027b1618" officeooo:paragraph-rsid="02b9358e"/>
    </style:style>
    <style:style style:name="P136" style:family="paragraph" style:parent-style-name="Standard">
      <style:text-properties officeooo:rsid="0057321f" officeooo:paragraph-rsid="0057321f"/>
    </style:style>
    <style:style style:name="P137" style:family="paragraph" style:parent-style-name="Standard">
      <style:text-properties officeooo:rsid="005e76b5" officeooo:paragraph-rsid="006c9f6e"/>
    </style:style>
    <style:style style:name="P138" style:family="paragraph" style:parent-style-name="Standard">
      <style:text-properties officeooo:rsid="00735414" officeooo:paragraph-rsid="00818527"/>
    </style:style>
    <style:style style:name="P139" style:family="paragraph" style:parent-style-name="Standard">
      <style:text-properties officeooo:rsid="0085687e" officeooo:paragraph-rsid="009e3450"/>
    </style:style>
    <style:style style:name="P140" style:family="paragraph" style:parent-style-name="Standard">
      <style:text-properties officeooo:rsid="00dafa2c" officeooo:paragraph-rsid="00dafa2c"/>
    </style:style>
    <style:style style:name="P141" style:family="paragraph" style:parent-style-name="Standard">
      <style:text-properties officeooo:rsid="00ddbf8f" officeooo:paragraph-rsid="00ddbf8f"/>
    </style:style>
    <style:style style:name="P142" style:family="paragraph" style:parent-style-name="Standard">
      <style:text-properties officeooo:rsid="00ddbf8f" officeooo:paragraph-rsid="015e1012"/>
    </style:style>
    <style:style style:name="P143" style:family="paragraph" style:parent-style-name="Standard">
      <style:text-properties officeooo:rsid="00eb886c" officeooo:paragraph-rsid="00f59f77"/>
    </style:style>
    <style:style style:name="P144" style:family="paragraph" style:parent-style-name="Standard">
      <style:text-properties officeooo:rsid="01001564" officeooo:paragraph-rsid="01001564"/>
    </style:style>
    <style:style style:name="P145" style:family="paragraph" style:parent-style-name="Standard">
      <style:text-properties officeooo:paragraph-rsid="00570938"/>
    </style:style>
    <style:style style:name="P146" style:family="paragraph" style:parent-style-name="Standard">
      <style:text-properties officeooo:rsid="00570938" officeooo:paragraph-rsid="00570938"/>
    </style:style>
    <style:style style:name="P147" style:family="paragraph" style:parent-style-name="Standard">
      <style:text-properties officeooo:rsid="0111c7e2" officeooo:paragraph-rsid="0111c7e2"/>
    </style:style>
    <style:style style:name="P148" style:family="paragraph" style:parent-style-name="Standard">
      <style:text-properties officeooo:rsid="011a2c8a" officeooo:paragraph-rsid="011e3880"/>
    </style:style>
    <style:style style:name="P149" style:family="paragraph" style:parent-style-name="Standard">
      <style:text-properties officeooo:rsid="011f99cd" officeooo:paragraph-rsid="011f99cd"/>
    </style:style>
    <style:style style:name="P150" style:family="paragraph" style:parent-style-name="Standard">
      <style:text-properties officeooo:rsid="00a2d36d" officeooo:paragraph-rsid="00b461b9"/>
    </style:style>
    <style:style style:name="P151" style:family="paragraph" style:parent-style-name="Standard">
      <style:text-properties officeooo:rsid="00a2d36d" officeooo:paragraph-rsid="013fc604"/>
    </style:style>
    <style:style style:name="P152" style:family="paragraph" style:parent-style-name="Standard">
      <style:text-properties officeooo:rsid="00a2d36d" officeooo:paragraph-rsid="011f99cd"/>
    </style:style>
    <style:style style:name="P153" style:family="paragraph" style:parent-style-name="Standard">
      <style:text-properties officeooo:rsid="00a2d36d" officeooo:paragraph-rsid="01a1269b"/>
    </style:style>
    <style:style style:name="P154" style:family="paragraph" style:parent-style-name="Standard">
      <style:text-properties officeooo:rsid="00a2dbcd" officeooo:paragraph-rsid="013fc604"/>
    </style:style>
    <style:style style:name="P155" style:family="paragraph" style:parent-style-name="Standard">
      <style:text-properties officeooo:rsid="00a2dbcd" officeooo:paragraph-rsid="01438f1d"/>
    </style:style>
    <style:style style:name="P156" style:family="paragraph" style:parent-style-name="Standard">
      <style:text-properties officeooo:rsid="00a2dbcd" officeooo:paragraph-rsid="014978ae"/>
    </style:style>
    <style:style style:name="P157" style:family="paragraph" style:parent-style-name="Standard">
      <style:text-properties officeooo:rsid="00a2dbcd" officeooo:paragraph-rsid="016ebc8e"/>
    </style:style>
    <style:style style:name="P158" style:family="paragraph" style:parent-style-name="Standard">
      <style:text-properties officeooo:rsid="00a2dbcd" officeooo:paragraph-rsid="019f2053"/>
    </style:style>
    <style:style style:name="P159" style:family="paragraph" style:parent-style-name="Standard">
      <style:text-properties officeooo:rsid="00a2dbcd" officeooo:paragraph-rsid="0155fc47"/>
    </style:style>
    <style:style style:name="P160" style:family="paragraph" style:parent-style-name="Standard">
      <style:text-properties officeooo:rsid="017e91f8" officeooo:paragraph-rsid="017e91f8"/>
    </style:style>
    <style:style style:name="P161" style:family="paragraph" style:parent-style-name="Standard">
      <style:text-properties officeooo:rsid="019f2053" officeooo:paragraph-rsid="01a1269b"/>
    </style:style>
    <style:style style:name="P162" style:family="paragraph" style:parent-style-name="Standard">
      <style:text-properties officeooo:rsid="01a1269b" officeooo:paragraph-rsid="01a1269b"/>
    </style:style>
    <style:style style:name="P163" style:family="paragraph" style:parent-style-name="Standard">
      <style:text-properties officeooo:paragraph-rsid="01bd3fae"/>
    </style:style>
    <style:style style:name="P164" style:family="paragraph" style:parent-style-name="Standard">
      <style:text-properties officeooo:paragraph-rsid="027280d5"/>
    </style:style>
    <style:style style:name="P165" style:family="paragraph" style:parent-style-name="Author">
      <style:text-properties officeooo:rsid="00bb700a" officeooo:paragraph-rsid="00bb700a"/>
    </style:style>
    <style:style style:name="P166" style:family="paragraph" style:parent-style-name="Author">
      <style:text-properties officeooo:rsid="00bb700a" officeooo:paragraph-rsid="016da5a1"/>
    </style:style>
    <style:style style:name="P167" style:family="paragraph" style:parent-style-name="Quotations">
      <style:text-properties officeooo:rsid="010c5533" officeooo:paragraph-rsid="010c5533"/>
    </style:style>
    <style:style style:name="P168" style:family="paragraph" style:parent-style-name="Standard">
      <style:paragraph-properties fo:break-before="page"/>
    </style:style>
    <style:style style:name="P169" style:family="paragraph" style:parent-style-name="Standard">
      <style:paragraph-properties fo:break-before="page"/>
      <style:text-properties officeooo:rsid="00a2d36d" officeooo:paragraph-rsid="011f99cd"/>
    </style:style>
    <style:style style:name="P170" style:family="paragraph" style:parent-style-name="Standard">
      <style:paragraph-properties fo:break-before="page"/>
      <style:text-properties officeooo:rsid="011f99cd" officeooo:paragraph-rsid="011f99cd"/>
    </style:style>
    <style:style style:name="P171" style:family="paragraph" style:parent-style-name="Table_20_Contents">
      <style:paragraph-properties fo:text-align="center" style:justify-single-word="false"/>
    </style:style>
    <style:style style:name="P172" style:family="paragraph" style:parent-style-name="Table_20_Contents">
      <style:paragraph-properties fo:text-align="center" style:justify-single-word="false"/>
      <style:text-properties officeooo:rsid="023cb190" officeooo:paragraph-rsid="023cb190"/>
    </style:style>
    <style:style style:name="P173" style:family="paragraph" style:parent-style-name="Table_20_Contents">
      <style:paragraph-properties fo:text-align="center" style:justify-single-word="false"/>
      <style:text-properties officeooo:rsid="023b1690" officeooo:paragraph-rsid="023b1690"/>
    </style:style>
    <style:style style:name="P174" style:family="paragraph" style:parent-style-name="Table_20_Contents">
      <style:paragraph-properties fo:text-align="center" style:justify-single-word="false"/>
      <style:text-properties officeooo:rsid="0239df5f" officeooo:paragraph-rsid="0239df5f"/>
    </style:style>
    <style:style style:name="P175" style:family="paragraph" style:parent-style-name="Bibliography_20_1">
      <style:paragraph-properties>
        <style:tab-stops/>
      </style:paragraph-properties>
    </style:style>
    <style:style style:name="P176" style:family="paragraph" style:parent-style-name="Text_20_body" style:list-style-name="L1">
      <style:text-properties officeooo:rsid="00585d78" officeooo:paragraph-rsid="016d253d"/>
    </style:style>
    <style:style style:name="P177" style:family="paragraph" style:parent-style-name="Text_20_body" style:list-style-name="L1">
      <style:text-properties officeooo:rsid="005c7b5a" officeooo:paragraph-rsid="016d253d"/>
    </style:style>
    <style:style style:name="P178" style:family="paragraph" style:parent-style-name="Text_20_body" style:list-style-name="L1">
      <style:text-properties officeooo:rsid="00568acf" officeooo:paragraph-rsid="016d253d"/>
    </style:style>
    <style:style style:name="P179" style:family="paragraph" style:parent-style-name="Text_20_body" style:list-style-name="L1">
      <style:text-properties officeooo:rsid="005b1744" officeooo:paragraph-rsid="016d253d"/>
    </style:style>
    <style:style style:name="P180" style:family="paragraph" style:parent-style-name="Text_20_body" style:list-style-name="L1">
      <style:text-properties officeooo:rsid="005b37b7" officeooo:paragraph-rsid="016d253d"/>
    </style:style>
    <style:style style:name="P181" style:family="paragraph" style:parent-style-name="Heading_20_1">
      <style:paragraph-properties fo:break-before="page"/>
    </style:style>
    <style:style style:name="P182" style:family="paragraph" style:parent-style-name="Heading_20_3">
      <style:text-properties officeooo:rsid="0470e59c" officeooo:paragraph-rsid="0470e59c"/>
    </style:style>
    <style:style style:name="P183" style:family="paragraph" style:parent-style-name="Heading_20_3">
      <style:text-properties officeooo:rsid="02846381" officeooo:paragraph-rsid="02846381"/>
    </style:style>
    <style:style style:name="P184" style:family="paragraph" style:parent-style-name="Heading_20_2">
      <style:paragraph-properties fo:break-before="page"/>
    </style:style>
    <style:style style:name="P185" style:family="paragraph" style:parent-style-name="Heading_20_2">
      <style:paragraph-properties fo:break-before="page"/>
      <style:text-properties officeooo:rsid="0262215d" officeooo:paragraph-rsid="0262215d"/>
    </style:style>
    <style:style style:name="T1" style:family="text">
      <style:text-properties officeooo:rsid="008df78f"/>
    </style:style>
    <style:style style:name="T2" style:family="text">
      <style:text-properties officeooo:rsid="006013a4"/>
    </style:style>
    <style:style style:name="T3" style:family="text">
      <style:text-properties officeooo:rsid="00a2dbcd"/>
    </style:style>
    <style:style style:name="T4" style:family="text">
      <style:text-properties officeooo:rsid="00dc86c7"/>
    </style:style>
    <style:style style:name="T5" style:family="text">
      <style:text-properties officeooo:rsid="00e1eef3"/>
    </style:style>
    <style:style style:name="T6" style:family="text">
      <style:text-properties officeooo:rsid="00ecff93"/>
    </style:style>
    <style:style style:name="T7" style:family="text">
      <style:text-properties officeooo:rsid="0100846b"/>
    </style:style>
    <style:style style:name="T8" style:family="text">
      <style:text-properties officeooo:rsid="010d4541"/>
    </style:style>
    <style:style style:name="T9" style:family="text">
      <style:text-properties officeooo:rsid="01133137"/>
    </style:style>
    <style:style style:name="T10" style:family="text">
      <style:text-properties officeooo:rsid="011bf5f7"/>
    </style:style>
    <style:style style:name="T11" style:family="text">
      <style:text-properties officeooo:rsid="0120bc0f"/>
    </style:style>
    <style:style style:name="T12" style:family="text">
      <style:text-properties fo:font-size="14pt" style:font-size-asian="14pt" style:font-size-complex="14pt"/>
    </style:style>
    <style:style style:name="T13" style:family="text">
      <style:text-properties officeooo:rsid="0136aa90"/>
    </style:style>
    <style:style style:name="T14" style:family="text">
      <style:text-properties officeooo:rsid="01390183"/>
    </style:style>
    <style:style style:name="T15" style:family="text">
      <style:text-properties officeooo:rsid="013aa900"/>
    </style:style>
    <style:style style:name="T16" style:family="text">
      <style:text-properties officeooo:rsid="01457b79"/>
    </style:style>
    <style:style style:name="T17" style:family="text">
      <style:text-properties officeooo:rsid="01478c1c"/>
    </style:style>
    <style:style style:name="T18" style:family="text">
      <style:text-properties officeooo:rsid="014c10d9"/>
    </style:style>
    <style:style style:name="T19" style:family="text">
      <style:text-properties officeooo:rsid="014e6b6c"/>
    </style:style>
    <style:style style:name="T20" style:family="text">
      <style:text-properties officeooo:rsid="0152287e"/>
    </style:style>
    <style:style style:name="T21" style:family="text">
      <style:text-properties officeooo:rsid="015495c4"/>
    </style:style>
    <style:style style:name="T22" style:family="text">
      <style:text-properties officeooo:rsid="0155fc47"/>
    </style:style>
    <style:style style:name="T23" style:family="text">
      <style:text-properties officeooo:rsid="016ebc8e"/>
    </style:style>
    <style:style style:name="T24" style:family="text">
      <style:text-properties officeooo:rsid="0171667b"/>
    </style:style>
    <style:style style:name="T25" style:family="text">
      <style:text-properties officeooo:rsid="01762d44"/>
    </style:style>
    <style:style style:name="T26" style:family="text">
      <style:text-properties officeooo:rsid="018e5ffb"/>
    </style:style>
    <style:style style:name="T27" style:family="text">
      <style:text-properties officeooo:rsid="018f545c"/>
    </style:style>
    <style:style style:name="T28" style:family="text">
      <style:text-properties officeooo:rsid="019353c6"/>
    </style:style>
    <style:style style:name="T29" style:family="text">
      <style:text-properties officeooo:rsid="0194c63a"/>
    </style:style>
    <style:style style:name="T30" style:family="text">
      <style:text-properties fo:font-weight="normal" style:font-weight-asian="normal" style:font-weight-complex="normal"/>
    </style:style>
    <style:style style:name="T31" style:family="text">
      <style:text-properties fo:font-weight="normal" officeooo:rsid="01921e12" style:font-weight-asian="normal" style:font-weight-complex="normal"/>
    </style:style>
    <style:style style:name="T32" style:family="text">
      <style:text-properties fo:font-weight="normal" officeooo:rsid="019292ce" style:font-weight-asian="normal" style:font-weight-complex="normal"/>
    </style:style>
    <style:style style:name="T33" style:family="text">
      <style:text-properties fo:font-weight="normal" officeooo:rsid="01932785" style:font-weight-asian="normal" style:font-weight-complex="normal"/>
    </style:style>
    <style:style style:name="T34" style:family="text">
      <style:text-properties fo:font-weight="normal" officeooo:rsid="0193b815" style:font-weight-asian="normal" style:font-weight-complex="normal"/>
    </style:style>
    <style:style style:name="T35" style:family="text">
      <style:text-properties fo:font-weight="normal" officeooo:rsid="01948d3e" style:font-weight-asian="normal" style:font-weight-complex="normal"/>
    </style:style>
    <style:style style:name="T36" style:family="text">
      <style:text-properties fo:font-weight="normal" officeooo:rsid="019707e9" style:font-weight-asian="normal" style:font-weight-complex="normal"/>
    </style:style>
    <style:style style:name="T37" style:family="text">
      <style:text-properties fo:font-weight="normal" officeooo:rsid="019dbeaf" style:font-weight-asian="normal" style:font-weight-complex="normal"/>
    </style:style>
    <style:style style:name="T38" style:family="text">
      <style:text-properties fo:font-weight="normal" officeooo:rsid="019f870c" style:font-weight-asian="normal" style:font-weight-complex="normal"/>
    </style:style>
    <style:style style:name="T39" style:family="text">
      <style:text-properties fo:font-weight="normal" officeooo:rsid="01a212b1" style:font-weight-asian="normal" style:font-weight-complex="normal"/>
    </style:style>
    <style:style style:name="T40" style:family="text">
      <style:text-properties fo:font-weight="normal" officeooo:rsid="01a3d5f4" style:font-weight-asian="normal" style:font-weight-complex="normal"/>
    </style:style>
    <style:style style:name="T41" style:family="text">
      <style:text-properties fo:font-weight="normal" officeooo:rsid="01a5658b" style:font-weight-asian="normal" style:font-weight-complex="normal"/>
    </style:style>
    <style:style style:name="T42" style:family="text">
      <style:text-properties fo:font-weight="normal" officeooo:rsid="01a7bd02" style:font-weight-asian="normal" style:font-weight-complex="normal"/>
    </style:style>
    <style:style style:name="T43" style:family="text">
      <style:text-properties fo:font-weight="normal" officeooo:rsid="01aaeb5b" style:font-weight-asian="normal" style:font-weight-complex="normal"/>
    </style:style>
    <style:style style:name="T44" style:family="text">
      <style:text-properties fo:font-weight="normal" officeooo:rsid="01ad521b" style:font-weight-asian="normal" style:font-weight-complex="normal"/>
    </style:style>
    <style:style style:name="T45" style:family="text">
      <style:text-properties fo:font-weight="normal" officeooo:rsid="01aee80f" style:font-weight-asian="normal" style:font-weight-complex="normal"/>
    </style:style>
    <style:style style:name="T46" style:family="text">
      <style:text-properties fo:font-weight="normal" officeooo:rsid="01b06b39" style:font-weight-asian="normal" style:font-weight-complex="normal"/>
    </style:style>
    <style:style style:name="T47" style:family="text">
      <style:text-properties fo:font-weight="normal" officeooo:rsid="01b0b03d" style:font-weight-asian="normal" style:font-weight-complex="normal"/>
    </style:style>
    <style:style style:name="T48" style:family="text">
      <style:text-properties fo:font-weight="normal" officeooo:rsid="01b7166b" style:font-weight-asian="normal" style:font-weight-complex="normal"/>
    </style:style>
    <style:style style:name="T49" style:family="text">
      <style:text-properties fo:font-weight="normal" officeooo:rsid="01b81872" style:font-weight-asian="normal" style:font-weight-complex="normal"/>
    </style:style>
    <style:style style:name="T50" style:family="text">
      <style:text-properties fo:font-weight="normal" officeooo:rsid="01b8f183" style:font-weight-asian="normal" style:font-weight-complex="normal"/>
    </style:style>
    <style:style style:name="T51" style:family="text">
      <style:text-properties fo:font-weight="normal" officeooo:rsid="01ba40e9" style:font-weight-asian="normal" style:font-weight-complex="normal"/>
    </style:style>
    <style:style style:name="T52" style:family="text">
      <style:text-properties fo:font-weight="normal" officeooo:rsid="01bc7a72" style:font-weight-asian="normal" style:font-weight-complex="normal"/>
    </style:style>
    <style:style style:name="T53" style:family="text">
      <style:text-properties fo:font-weight="normal" officeooo:rsid="01bddb49" style:font-weight-asian="normal" style:font-weight-complex="normal"/>
    </style:style>
    <style:style style:name="T54" style:family="text">
      <style:text-properties fo:font-weight="normal" officeooo:rsid="01bf4ea3" style:font-weight-asian="normal" style:font-weight-complex="normal"/>
    </style:style>
    <style:style style:name="T55" style:family="text">
      <style:text-properties fo:font-weight="normal" officeooo:rsid="01bfca51" style:font-weight-asian="normal" style:font-weight-complex="normal"/>
    </style:style>
    <style:style style:name="T56" style:family="text">
      <style:text-properties fo:font-weight="normal" officeooo:rsid="01c0e2ed" style:font-weight-asian="normal" style:font-weight-complex="normal"/>
    </style:style>
    <style:style style:name="T57" style:family="text">
      <style:text-properties fo:font-weight="normal" officeooo:rsid="01c2104f" style:font-weight-asian="normal" style:font-weight-complex="normal"/>
    </style:style>
    <style:style style:name="T58" style:family="text">
      <style:text-properties fo:font-weight="normal" officeooo:rsid="01c4d8a2" style:font-weight-asian="normal" style:font-weight-complex="normal"/>
    </style:style>
    <style:style style:name="T59" style:family="text">
      <style:text-properties fo:font-weight="normal" officeooo:rsid="01c7eaae" style:font-weight-asian="normal" style:font-weight-complex="normal"/>
    </style:style>
    <style:style style:name="T60" style:family="text">
      <style:text-properties fo:font-weight="normal" officeooo:rsid="01dcf364" style:font-weight-asian="normal" style:font-weight-complex="normal"/>
    </style:style>
    <style:style style:name="T61" style:family="text">
      <style:text-properties fo:font-weight="normal" officeooo:rsid="01dd18f7" style:font-weight-asian="normal" style:font-weight-complex="normal"/>
    </style:style>
    <style:style style:name="T62" style:family="text">
      <style:text-properties fo:font-weight="normal" officeooo:rsid="01e070f0" style:font-weight-asian="normal" style:font-weight-complex="normal"/>
    </style:style>
    <style:style style:name="T63" style:family="text">
      <style:text-properties fo:font-weight="normal" officeooo:rsid="01e1d9ec" style:font-weight-asian="normal" style:font-weight-complex="normal"/>
    </style:style>
    <style:style style:name="T64" style:family="text">
      <style:text-properties fo:font-weight="normal" officeooo:rsid="01e32261" style:font-weight-asian="normal" style:font-weight-complex="normal"/>
    </style:style>
    <style:style style:name="T65" style:family="text">
      <style:text-properties fo:font-weight="normal" officeooo:rsid="01e4a753" style:font-weight-asian="normal" style:font-weight-complex="normal"/>
    </style:style>
    <style:style style:name="T66" style:family="text">
      <style:text-properties fo:font-weight="normal" officeooo:rsid="01e4cfc5" style:font-weight-asian="normal" style:font-weight-complex="normal"/>
    </style:style>
    <style:style style:name="T67" style:family="text">
      <style:text-properties fo:font-weight="normal" officeooo:rsid="01f1255d" style:font-weight-asian="normal" style:font-weight-complex="normal"/>
    </style:style>
    <style:style style:name="T68" style:family="text">
      <style:text-properties fo:font-weight="normal" officeooo:rsid="02276347" style:font-weight-asian="normal" style:font-weight-complex="normal"/>
    </style:style>
    <style:style style:name="T69" style:family="text">
      <style:text-properties fo:font-weight="normal" officeooo:rsid="022e1b52" style:font-weight-asian="normal" style:font-weight-complex="normal"/>
    </style:style>
    <style:style style:name="T70" style:family="text">
      <style:text-properties fo:font-weight="normal" officeooo:rsid="022fa778" style:font-weight-asian="normal" style:font-weight-complex="normal"/>
    </style:style>
    <style:style style:name="T71" style:family="text">
      <style:text-properties fo:font-weight="normal" officeooo:rsid="0232ea4c" style:font-weight-asian="normal" style:font-weight-complex="normal"/>
    </style:style>
    <style:style style:name="T72" style:family="text">
      <style:text-properties fo:font-weight="normal" officeooo:rsid="023389f0" style:font-weight-asian="normal" style:font-weight-complex="normal"/>
    </style:style>
    <style:style style:name="T73" style:family="text">
      <style:text-properties fo:font-weight="normal" officeooo:rsid="02351bcc" style:font-weight-asian="normal" style:font-weight-complex="normal"/>
    </style:style>
    <style:style style:name="T74" style:family="text">
      <style:text-properties fo:font-weight="normal" officeooo:rsid="0235ccdc" style:font-weight-asian="normal" style:font-weight-complex="normal"/>
    </style:style>
    <style:style style:name="T75" style:family="text">
      <style:text-properties fo:font-weight="normal" officeooo:rsid="0238fc90" style:font-weight-asian="normal" style:font-weight-complex="normal"/>
    </style:style>
    <style:style style:name="T76" style:family="text">
      <style:text-properties fo:font-weight="normal" officeooo:rsid="023abb38" style:font-weight-asian="normal" style:font-weight-complex="normal"/>
    </style:style>
    <style:style style:name="T77" style:family="text">
      <style:text-properties fo:font-weight="normal" officeooo:rsid="023b3750" style:font-weight-asian="normal" style:font-weight-complex="normal"/>
    </style:style>
    <style:style style:name="T78" style:family="text">
      <style:text-properties fo:font-weight="normal" officeooo:rsid="023e56c5" style:font-weight-asian="normal" style:font-weight-complex="normal"/>
    </style:style>
    <style:style style:name="T79" style:family="text">
      <style:text-properties fo:font-weight="normal" officeooo:rsid="023f4cba" style:font-weight-asian="normal" style:font-weight-complex="normal"/>
    </style:style>
    <style:style style:name="T80" style:family="text">
      <style:text-properties fo:font-weight="normal" officeooo:rsid="0241330b" style:font-weight-asian="normal" style:font-weight-complex="normal"/>
    </style:style>
    <style:style style:name="T81" style:family="text">
      <style:text-properties fo:font-weight="normal" officeooo:rsid="0244c5d2" style:font-weight-asian="normal" style:font-weight-complex="normal"/>
    </style:style>
    <style:style style:name="T82" style:family="text">
      <style:text-properties fo:font-weight="normal" officeooo:rsid="02460792" style:font-weight-asian="normal" style:font-weight-complex="normal"/>
    </style:style>
    <style:style style:name="T83" style:family="text">
      <style:text-properties fo:font-weight="normal" officeooo:rsid="0248045e" style:font-weight-asian="normal" style:font-weight-complex="normal"/>
    </style:style>
    <style:style style:name="T84" style:family="text">
      <style:text-properties fo:font-weight="normal" officeooo:rsid="0248f9b5" style:font-weight-asian="normal" style:font-weight-complex="normal"/>
    </style:style>
    <style:style style:name="T85" style:family="text">
      <style:text-properties fo:font-weight="normal" officeooo:rsid="024a98ff" style:font-weight-asian="normal" style:font-weight-complex="normal"/>
    </style:style>
    <style:style style:name="T86" style:family="text">
      <style:text-properties fo:font-weight="normal" officeooo:rsid="024e3717" style:font-weight-asian="normal" style:font-weight-complex="normal"/>
    </style:style>
    <style:style style:name="T87" style:family="text">
      <style:text-properties fo:font-weight="normal" officeooo:rsid="024fbca8" style:font-weight-asian="normal" style:font-weight-complex="normal"/>
    </style:style>
    <style:style style:name="T88" style:family="text">
      <style:text-properties fo:font-weight="normal" officeooo:rsid="0250824f" style:font-weight-asian="normal" style:font-weight-complex="normal"/>
    </style:style>
    <style:style style:name="T89" style:family="text">
      <style:text-properties fo:font-weight="normal" officeooo:rsid="025409f8" style:font-weight-asian="normal" style:font-weight-complex="normal"/>
    </style:style>
    <style:style style:name="T90" style:family="text">
      <style:text-properties fo:font-weight="normal" officeooo:rsid="02549c6b" style:font-weight-asian="normal" style:font-weight-complex="normal"/>
    </style:style>
    <style:style style:name="T91" style:family="text">
      <style:text-properties fo:font-weight="normal" officeooo:rsid="0255e727" style:font-weight-asian="normal" style:font-weight-complex="normal"/>
    </style:style>
    <style:style style:name="T92" style:family="text">
      <style:text-properties fo:font-weight="normal" officeooo:rsid="0257cc59" style:font-weight-asian="normal" style:font-weight-complex="normal"/>
    </style:style>
    <style:style style:name="T93" style:family="text">
      <style:text-properties fo:font-weight="normal" officeooo:rsid="025be88b" style:font-weight-asian="normal" style:font-weight-complex="normal"/>
    </style:style>
    <style:style style:name="T94" style:family="text">
      <style:text-properties fo:font-weight="normal" officeooo:rsid="025d7f83" style:font-weight-asian="normal" style:font-weight-complex="normal"/>
    </style:style>
    <style:style style:name="T95" style:family="text">
      <style:text-properties fo:font-weight="normal" officeooo:rsid="025f62ff" style:font-weight-asian="normal" style:font-weight-complex="normal"/>
    </style:style>
    <style:style style:name="T96" style:family="text">
      <style:text-properties fo:font-weight="normal" officeooo:rsid="025fcbe4" style:font-weight-asian="normal" style:font-weight-complex="normal"/>
    </style:style>
    <style:style style:name="T97" style:family="text">
      <style:text-properties fo:font-weight="normal" officeooo:rsid="026bf8d4" style:font-weight-asian="normal" style:font-weight-complex="normal"/>
    </style:style>
    <style:style style:name="T98" style:family="text">
      <style:text-properties fo:font-weight="normal" officeooo:rsid="028a690d" style:font-weight-asian="normal" style:font-weight-complex="normal"/>
    </style:style>
    <style:style style:name="T99" style:family="text">
      <style:text-properties fo:font-weight="normal" officeooo:rsid="028a7e62" style:font-weight-asian="normal" style:font-weight-complex="normal"/>
    </style:style>
    <style:style style:name="T100" style:family="text">
      <style:text-properties fo:font-weight="normal" officeooo:rsid="02914595" style:font-weight-asian="normal" style:font-weight-complex="normal"/>
    </style:style>
    <style:style style:name="T101" style:family="text">
      <style:text-properties fo:font-weight="normal" officeooo:rsid="029d9a88" style:font-weight-asian="normal" style:font-weight-complex="normal"/>
    </style:style>
    <style:style style:name="T102" style:family="text">
      <style:text-properties fo:font-weight="normal" officeooo:rsid="029ecadb" style:font-weight-asian="normal" style:font-weight-complex="normal"/>
    </style:style>
    <style:style style:name="T103" style:family="text">
      <style:text-properties fo:font-weight="normal" officeooo:rsid="02a3a506" style:font-weight-asian="normal" style:font-weight-complex="normal"/>
    </style:style>
    <style:style style:name="T104" style:family="text">
      <style:text-properties fo:font-weight="normal" officeooo:rsid="025ccdd7" style:font-weight-asian="normal" style:font-weight-complex="normal"/>
    </style:style>
    <style:style style:name="T105" style:family="text">
      <style:text-properties fo:font-weight="normal" officeooo:rsid="02ac5d59" style:font-weight-asian="normal" style:font-weight-complex="normal"/>
    </style:style>
    <style:style style:name="T106" style:family="text">
      <style:text-properties fo:font-weight="normal" officeooo:rsid="02c7a60e" style:font-weight-asian="normal" style:font-weight-complex="normal"/>
    </style:style>
    <style:style style:name="T107" style:family="text">
      <style:text-properties fo:font-weight="normal" officeooo:rsid="02cfee09" style:font-weight-asian="normal" style:font-weight-complex="normal"/>
    </style:style>
    <style:style style:name="T108" style:family="text">
      <style:text-properties fo:font-weight="normal" officeooo:rsid="02dd2478" style:font-weight-asian="normal" style:font-weight-complex="normal"/>
    </style:style>
    <style:style style:name="T109" style:family="text">
      <style:text-properties fo:font-weight="normal" officeooo:rsid="02e9c719" style:font-weight-asian="normal" style:font-weight-complex="normal"/>
    </style:style>
    <style:style style:name="T110" style:family="text">
      <style:text-properties fo:font-weight="normal" officeooo:rsid="02eaec16" style:font-weight-asian="normal" style:font-weight-complex="normal"/>
    </style:style>
    <style:style style:name="T111" style:family="text">
      <style:text-properties fo:font-weight="normal" officeooo:rsid="02ef7117" style:font-weight-asian="normal" style:font-weight-complex="normal"/>
    </style:style>
    <style:style style:name="T112" style:family="text">
      <style:text-properties fo:font-weight="normal" officeooo:rsid="02efea6f" style:font-weight-asian="normal" style:font-weight-complex="normal"/>
    </style:style>
    <style:style style:name="T113" style:family="text">
      <style:text-properties fo:font-weight="normal" officeooo:rsid="02f05022" style:font-weight-asian="normal" style:font-weight-complex="normal"/>
    </style:style>
    <style:style style:name="T114" style:family="text">
      <style:text-properties fo:font-weight="normal" officeooo:rsid="02f17c4f" style:font-weight-asian="normal" style:font-weight-complex="normal"/>
    </style:style>
    <style:style style:name="T115" style:family="text">
      <style:text-properties fo:font-weight="normal" officeooo:rsid="02f2cf11" style:font-weight-asian="normal" style:font-weight-complex="normal"/>
    </style:style>
    <style:style style:name="T116" style:family="text">
      <style:text-properties fo:font-weight="normal" officeooo:rsid="02f394bb" style:font-weight-asian="normal" style:font-weight-complex="normal"/>
    </style:style>
    <style:style style:name="T117" style:family="text">
      <style:text-properties fo:font-weight="normal" officeooo:rsid="02f469c2" style:font-weight-asian="normal" style:font-weight-complex="normal"/>
    </style:style>
    <style:style style:name="T118" style:family="text">
      <style:text-properties fo:font-weight="normal" officeooo:rsid="02f6c541" style:font-weight-asian="normal" style:font-weight-complex="normal"/>
    </style:style>
    <style:style style:name="T119" style:family="text">
      <style:text-properties fo:font-weight="normal" officeooo:rsid="02f9cca4" style:font-weight-asian="normal" style:font-weight-complex="normal"/>
    </style:style>
    <style:style style:name="T120" style:family="text">
      <style:text-properties fo:font-weight="normal" officeooo:rsid="0303bf19" style:font-weight-asian="normal" style:font-weight-complex="normal"/>
    </style:style>
    <style:style style:name="T121" style:family="text">
      <style:text-properties fo:font-weight="normal" officeooo:rsid="03075bd0" style:font-weight-asian="normal" style:font-weight-complex="normal"/>
    </style:style>
    <style:style style:name="T122" style:family="text">
      <style:text-properties fo:font-weight="normal" officeooo:rsid="0308dfa4" style:font-weight-asian="normal" style:font-weight-complex="normal"/>
    </style:style>
    <style:style style:name="T123" style:family="text">
      <style:text-properties fo:font-weight="normal" officeooo:rsid="030905ed" style:font-weight-asian="normal" style:font-weight-complex="normal"/>
    </style:style>
    <style:style style:name="T124" style:family="text">
      <style:text-properties fo:font-weight="normal" officeooo:rsid="0310878e" style:font-weight-asian="normal" style:font-weight-complex="normal"/>
    </style:style>
    <style:style style:name="T125" style:family="text">
      <style:text-properties fo:font-weight="normal" officeooo:rsid="0311a4af" style:font-weight-asian="normal" style:font-weight-complex="normal"/>
    </style:style>
    <style:style style:name="T126" style:family="text">
      <style:text-properties fo:font-weight="normal" officeooo:rsid="03136f73" style:font-weight-asian="normal" style:font-weight-complex="normal"/>
    </style:style>
    <style:style style:name="T127" style:family="text">
      <style:text-properties fo:font-weight="normal" officeooo:rsid="0315352a" style:font-weight-asian="normal" style:font-weight-complex="normal"/>
    </style:style>
    <style:style style:name="T128" style:family="text">
      <style:text-properties fo:font-weight="normal" officeooo:rsid="031c402c" style:font-weight-asian="normal" style:font-weight-complex="normal"/>
    </style:style>
    <style:style style:name="T129" style:family="text">
      <style:text-properties fo:font-weight="normal" officeooo:rsid="032167eb" style:font-weight-asian="normal" style:font-weight-complex="normal"/>
    </style:style>
    <style:style style:name="T130" style:family="text">
      <style:text-properties fo:font-weight="normal" officeooo:rsid="034daf28" style:font-weight-asian="normal" style:font-weight-complex="normal"/>
    </style:style>
    <style:style style:name="T131" style:family="text">
      <style:text-properties fo:font-weight="normal" officeooo:rsid="034f5006" style:font-weight-asian="normal" style:font-weight-complex="normal"/>
    </style:style>
    <style:style style:name="T132" style:family="text">
      <style:text-properties fo:font-weight="normal" officeooo:rsid="0361569b" style:font-weight-asian="normal" style:font-weight-complex="normal"/>
    </style:style>
    <style:style style:name="T133" style:family="text">
      <style:text-properties fo:font-weight="normal" officeooo:rsid="03628f35" style:font-weight-asian="normal" style:font-weight-complex="normal"/>
    </style:style>
    <style:style style:name="T134" style:family="text">
      <style:text-properties fo:font-weight="normal" officeooo:rsid="03701351" style:font-weight-asian="normal" style:font-weight-complex="normal"/>
    </style:style>
    <style:style style:name="T135" style:family="text">
      <style:text-properties fo:font-weight="normal" officeooo:rsid="03715737" style:font-weight-asian="normal" style:font-weight-complex="normal"/>
    </style:style>
    <style:style style:name="T136" style:family="text">
      <style:text-properties fo:font-weight="normal" officeooo:rsid="03733b9f" style:font-weight-asian="normal" style:font-weight-complex="normal"/>
    </style:style>
    <style:style style:name="T137" style:family="text">
      <style:text-properties fo:font-weight="normal" officeooo:rsid="0373cfaa" style:font-weight-asian="normal" style:font-weight-complex="normal"/>
    </style:style>
    <style:style style:name="T138" style:family="text">
      <style:text-properties fo:font-weight="normal" officeooo:rsid="03756019" style:font-weight-asian="normal" style:font-weight-complex="normal"/>
    </style:style>
    <style:style style:name="T139" style:family="text">
      <style:text-properties fo:font-weight="normal" officeooo:rsid="0376d6fe" style:font-weight-asian="normal" style:font-weight-complex="normal"/>
    </style:style>
    <style:style style:name="T140" style:family="text">
      <style:text-properties fo:font-weight="normal" officeooo:rsid="03b03617" style:font-weight-asian="normal" style:font-weight-complex="normal"/>
    </style:style>
    <style:style style:name="T141" style:family="text">
      <style:text-properties fo:font-weight="normal" officeooo:rsid="03b1edcb" style:font-weight-asian="normal" style:font-weight-complex="normal"/>
    </style:style>
    <style:style style:name="T142" style:family="text">
      <style:text-properties fo:font-weight="normal" officeooo:rsid="03b304e4" style:font-weight-asian="normal" style:font-weight-complex="normal"/>
    </style:style>
    <style:style style:name="T143" style:family="text">
      <style:text-properties fo:font-weight="normal" officeooo:rsid="03b3ba17" style:font-weight-asian="normal" style:font-weight-complex="normal"/>
    </style:style>
    <style:style style:name="T144" style:family="text">
      <style:text-properties fo:font-weight="normal" officeooo:rsid="03b8426e" style:font-weight-asian="normal" style:font-weight-complex="normal"/>
    </style:style>
    <style:style style:name="T145" style:family="text">
      <style:text-properties fo:font-weight="normal" officeooo:rsid="03ba5e1a" style:font-weight-asian="normal" style:font-weight-complex="normal"/>
    </style:style>
    <style:style style:name="T146" style:family="text">
      <style:text-properties fo:font-weight="normal" officeooo:rsid="03bc1362" style:font-weight-asian="normal" style:font-weight-complex="normal"/>
    </style:style>
    <style:style style:name="T147" style:family="text">
      <style:text-properties fo:font-weight="normal" officeooo:rsid="03c5dac3" style:font-weight-asian="normal" style:font-weight-complex="normal"/>
    </style:style>
    <style:style style:name="T148" style:family="text">
      <style:text-properties fo:font-weight="normal" officeooo:rsid="03c69477" style:font-weight-asian="normal" style:font-weight-complex="normal"/>
    </style:style>
    <style:style style:name="T149" style:family="text">
      <style:text-properties fo:font-weight="normal" officeooo:rsid="0418ffba" style:font-weight-asian="normal" style:font-weight-complex="normal"/>
    </style:style>
    <style:style style:name="T150" style:family="text">
      <style:text-properties fo:font-weight="normal" officeooo:rsid="041ae551" style:font-weight-asian="normal" style:font-weight-complex="normal"/>
    </style:style>
    <style:style style:name="T151" style:family="text">
      <style:text-properties fo:font-weight="normal" officeooo:rsid="041af08e" style:font-weight-asian="normal" style:font-weight-complex="normal"/>
    </style:style>
    <style:style style:name="T152" style:family="text">
      <style:text-properties fo:font-weight="normal" officeooo:rsid="041b9fd8" style:font-weight-asian="normal" style:font-weight-complex="normal"/>
    </style:style>
    <style:style style:name="T153" style:family="text">
      <style:text-properties fo:font-weight="normal" officeooo:rsid="0424cd1e" style:font-weight-asian="normal" style:font-weight-complex="normal"/>
    </style:style>
    <style:style style:name="T154" style:family="text">
      <style:text-properties fo:font-weight="normal" officeooo:rsid="042720cc" style:font-weight-asian="normal" style:font-weight-complex="normal"/>
    </style:style>
    <style:style style:name="T155" style:family="text">
      <style:text-properties fo:font-weight="normal" officeooo:rsid="0427e81a" style:font-weight-asian="normal" style:font-weight-complex="normal"/>
    </style:style>
    <style:style style:name="T156" style:family="text">
      <style:text-properties fo:font-weight="normal" officeooo:rsid="0429ac02" style:font-weight-asian="normal" style:font-weight-complex="normal"/>
    </style:style>
    <style:style style:name="T157" style:family="text">
      <style:text-properties fo:font-weight="normal" officeooo:rsid="042a65ca" style:font-weight-asian="normal" style:font-weight-complex="normal"/>
    </style:style>
    <style:style style:name="T158" style:family="text">
      <style:text-properties fo:font-weight="normal" officeooo:rsid="042bc3c9" style:font-weight-asian="normal" style:font-weight-complex="normal"/>
    </style:style>
    <style:style style:name="T159" style:family="text">
      <style:text-properties fo:font-weight="normal" officeooo:rsid="042d4814" style:font-weight-asian="normal" style:font-weight-complex="normal"/>
    </style:style>
    <style:style style:name="T160" style:family="text">
      <style:text-properties fo:font-weight="normal" officeooo:rsid="042d8a18" style:font-weight-asian="normal" style:font-weight-complex="normal"/>
    </style:style>
    <style:style style:name="T161" style:family="text">
      <style:text-properties fo:font-weight="normal" officeooo:rsid="042e6c6a" style:font-weight-asian="normal" style:font-weight-complex="normal"/>
    </style:style>
    <style:style style:name="T162" style:family="text">
      <style:text-properties fo:font-weight="normal" officeooo:rsid="0435501b" style:font-weight-asian="normal" style:font-weight-complex="normal"/>
    </style:style>
    <style:style style:name="T163" style:family="text">
      <style:text-properties fo:font-weight="normal" officeooo:rsid="0436fd74" style:font-weight-asian="normal" style:font-weight-complex="normal"/>
    </style:style>
    <style:style style:name="T164" style:family="text">
      <style:text-properties fo:font-weight="normal" officeooo:rsid="0437846f" style:font-weight-asian="normal" style:font-weight-complex="normal"/>
    </style:style>
    <style:style style:name="T165" style:family="text">
      <style:text-properties fo:font-weight="normal" officeooo:rsid="043d2a3e" style:font-weight-asian="normal" style:font-weight-complex="normal"/>
    </style:style>
    <style:style style:name="T166" style:family="text">
      <style:text-properties fo:font-weight="normal" officeooo:rsid="043fa885" style:font-weight-asian="normal" style:font-weight-complex="normal"/>
    </style:style>
    <style:style style:name="T167" style:family="text">
      <style:text-properties fo:font-weight="normal" officeooo:rsid="04576e51" style:font-weight-asian="normal" style:font-weight-complex="normal"/>
    </style:style>
    <style:style style:name="T168" style:family="text">
      <style:text-properties fo:font-weight="normal" officeooo:rsid="0458b771" style:font-weight-asian="normal" style:font-weight-complex="normal"/>
    </style:style>
    <style:style style:name="T169" style:family="text">
      <style:text-properties fo:font-weight="normal" officeooo:rsid="0458d778" style:font-weight-asian="normal" style:font-weight-complex="normal"/>
    </style:style>
    <style:style style:name="T170" style:family="text">
      <style:text-properties fo:font-weight="normal" officeooo:rsid="04668aac" style:font-weight-asian="normal" style:font-weight-complex="normal"/>
    </style:style>
    <style:style style:name="T171" style:family="text">
      <style:text-properties fo:font-weight="normal" officeooo:rsid="04677c2d" style:font-weight-asian="normal" style:font-weight-complex="normal"/>
    </style:style>
    <style:style style:name="T172" style:family="text">
      <style:text-properties fo:font-weight="normal" officeooo:rsid="046817c7" style:font-weight-asian="normal" style:font-weight-complex="normal"/>
    </style:style>
    <style:style style:name="T173" style:family="text">
      <style:text-properties fo:font-weight="normal" officeooo:rsid="046f2457" style:font-weight-asian="normal" style:font-weight-complex="normal"/>
    </style:style>
    <style:style style:name="T174" style:family="text">
      <style:text-properties fo:font-weight="normal" officeooo:rsid="048098e7" style:font-weight-asian="normal" style:font-weight-complex="normal"/>
    </style:style>
    <style:style style:name="T175" style:family="text">
      <style:text-properties fo:font-weight="normal" officeooo:rsid="048b1c86" style:font-weight-asian="normal" style:font-weight-complex="normal"/>
    </style:style>
    <style:style style:name="T176" style:family="text">
      <style:text-properties fo:font-weight="normal" officeooo:rsid="048cdcf8" style:font-weight-asian="normal" style:font-weight-complex="normal"/>
    </style:style>
    <style:style style:name="T177" style:family="text">
      <style:text-properties fo:font-weight="normal" officeooo:rsid="048e6887" style:font-weight-asian="normal" style:font-weight-complex="normal"/>
    </style:style>
    <style:style style:name="T178" style:family="text">
      <style:text-properties fo:font-weight="normal" officeooo:rsid="048e7453" style:font-weight-asian="normal" style:font-weight-complex="normal"/>
    </style:style>
    <style:style style:name="T179" style:family="text">
      <style:text-properties fo:font-weight="normal" officeooo:rsid="048f26e1" style:font-weight-asian="normal" style:font-weight-complex="normal"/>
    </style:style>
    <style:style style:name="T180" style:family="text">
      <style:text-properties fo:font-weight="normal" officeooo:rsid="04985f58" style:font-weight-asian="normal" style:font-weight-complex="normal"/>
    </style:style>
    <style:style style:name="T181" style:family="text">
      <style:text-properties fo:font-weight="normal" officeooo:rsid="049ad1bf" style:font-weight-asian="normal" style:font-weight-complex="normal"/>
    </style:style>
    <style:style style:name="T182" style:family="text">
      <style:text-properties fo:font-weight="normal" officeooo:rsid="01bacd6a" style:font-weight-asian="normal" style:font-weight-complex="normal"/>
    </style:style>
    <style:style style:name="T183" style:family="text">
      <style:text-properties fo:font-weight="normal" officeooo:rsid="01bb072c" style:font-weight-asian="normal" style:font-weight-complex="normal"/>
    </style:style>
    <style:style style:name="T184" style:family="text">
      <style:text-properties fo:font-weight="normal" officeooo:rsid="01c89fb2" style:font-weight-asian="normal" style:font-weight-complex="normal"/>
    </style:style>
    <style:style style:name="T185" style:family="text">
      <style:text-properties fo:font-weight="normal" officeooo:rsid="01d2bef5" style:font-weight-asian="normal" style:font-weight-complex="normal"/>
    </style:style>
    <style:style style:name="T186" style:family="text">
      <style:text-properties fo:font-weight="normal" officeooo:rsid="01d469e5" style:font-weight-asian="normal" style:font-weight-complex="normal"/>
    </style:style>
    <style:style style:name="T187" style:family="text">
      <style:text-properties fo:font-weight="normal" officeooo:rsid="01d669b1" style:font-weight-asian="normal" style:font-weight-complex="normal"/>
    </style:style>
    <style:style style:name="T188" style:family="text">
      <style:text-properties fo:font-weight="normal" officeooo:rsid="01d8793f" style:font-weight-asian="normal" style:font-weight-complex="normal"/>
    </style:style>
    <style:style style:name="T189" style:family="text">
      <style:text-properties fo:font-weight="normal" officeooo:rsid="01d98c2e" style:font-weight-asian="normal" style:font-weight-complex="normal"/>
    </style:style>
    <style:style style:name="T190" style:family="text">
      <style:text-properties fo:font-weight="normal" officeooo:rsid="01d98d95" style:font-weight-asian="normal" style:font-weight-complex="normal"/>
    </style:style>
    <style:style style:name="T191" style:family="text">
      <style:text-properties fo:font-weight="normal" officeooo:rsid="03a5f13c" style:font-weight-asian="normal" style:font-weight-complex="normal"/>
    </style:style>
    <style:style style:name="T192" style:family="text">
      <style:text-properties fo:font-weight="normal" officeooo:rsid="020ed5b3" style:font-weight-asian="normal" style:font-weight-complex="normal"/>
    </style:style>
    <style:style style:name="T193" style:family="text">
      <style:text-properties fo:font-weight="normal" officeooo:rsid="02de9937" style:font-weight-asian="normal" style:font-weight-complex="normal"/>
    </style:style>
    <style:style style:name="T194" style:family="text">
      <style:text-properties fo:font-weight="normal" officeooo:rsid="034fadef" style:font-weight-asian="normal" style:font-weight-complex="normal"/>
    </style:style>
    <style:style style:name="T195" style:family="text">
      <style:text-properties fo:font-weight="normal" officeooo:rsid="043383cd" style:font-weight-asian="normal" style:font-weight-complex="normal"/>
    </style:style>
    <style:style style:name="T196" style:family="text">
      <style:text-properties fo:font-weight="normal" officeooo:rsid="02865c61" style:font-weight-asian="normal" style:font-weight-complex="normal"/>
    </style:style>
    <style:style style:name="T197" style:family="text">
      <style:text-properties fo:font-weight="normal" officeooo:rsid="02b5ef30" style:font-weight-asian="normal" style:font-weight-complex="normal"/>
    </style:style>
    <style:style style:name="T198" style:family="text">
      <style:text-properties officeooo:rsid="027bc3cc"/>
    </style:style>
    <style:style style:name="T199" style:family="text">
      <style:text-properties officeooo:rsid="0296d09d"/>
    </style:style>
    <style:style style:name="T200" style:family="text">
      <style:text-properties officeooo:rsid="02cb2a91"/>
    </style:style>
    <style:style style:name="T201" style:family="text">
      <style:text-properties fo:font-style="italic" fo:font-weight="normal" officeooo:rsid="02efea6f" style:font-style-asian="italic" style:font-weight-asian="normal" style:font-style-complex="italic" style:font-weight-complex="normal"/>
    </style:style>
    <style:style style:name="T202" style:family="text">
      <style:text-properties fo:font-style="italic" style:font-style-asian="italic" style:font-style-complex="italic"/>
    </style:style>
    <style:style style:name="T203" style:family="text">
      <style:text-properties fo:font-style="italic" officeooo:rsid="03362f63" style:font-style-asian="italic" style:font-style-complex="italic"/>
    </style:style>
    <style:style style:name="T204" style:family="text">
      <style:text-properties fo:font-style="italic" officeooo:rsid="035e9b04" style:font-style-asian="italic" style:font-style-complex="italic"/>
    </style:style>
    <style:style style:name="T205" style:family="text">
      <style:text-properties fo:font-style="italic" officeooo:rsid="03cbdc2e" style:font-style-asian="italic" style:font-style-complex="italic"/>
    </style:style>
    <style:style style:name="T206" style:family="text">
      <style:text-properties fo:font-style="italic" officeooo:rsid="03f5eb80" style:font-style-asian="italic" style:font-style-complex="italic"/>
    </style:style>
    <style:style style:name="T207" style:family="text">
      <style:text-properties fo:font-style="italic" officeooo:rsid="0340dd4e" style:font-style-asian="italic" style:font-style-complex="italic"/>
    </style:style>
    <style:style style:name="T208" style:family="text">
      <style:text-properties fo:font-style="normal" fo:font-weight="normal" officeooo:rsid="02efea6f" style:font-style-asian="normal" style:font-weight-asian="normal" style:font-style-complex="normal" style:font-weight-complex="normal"/>
    </style:style>
    <style:style style:name="T209" style:family="text">
      <style:text-properties fo:font-style="normal" fo:font-weight="normal" officeooo:rsid="0426cb4f" style:font-style-asian="normal" style:font-weight-asian="normal" style:font-style-complex="normal" style:font-weight-complex="normal"/>
    </style:style>
    <style:style style:name="T210" style:family="text">
      <style:text-properties fo:font-style="normal" fo:font-weight="normal" officeooo:rsid="048de72a" style:font-style-asian="normal" style:font-weight-asian="normal" style:font-style-complex="normal" style:font-weight-complex="normal"/>
    </style:style>
    <style:style style:name="T211" style:family="text">
      <style:text-properties fo:font-style="normal" style:font-style-asian="normal" style:font-style-complex="normal"/>
    </style:style>
    <style:style style:name="T212" style:family="text">
      <style:text-properties fo:font-style="normal" officeooo:rsid="0328802c" style:font-style-asian="normal" style:font-style-complex="normal"/>
    </style:style>
    <style:style style:name="T213" style:family="text">
      <style:text-properties fo:font-style="normal" officeooo:rsid="03362f63" style:font-style-asian="normal" style:font-style-complex="normal"/>
    </style:style>
    <style:style style:name="T214" style:family="text">
      <style:text-properties fo:font-style="normal" officeooo:rsid="03363e18" style:font-style-asian="normal" style:font-style-complex="normal"/>
    </style:style>
    <style:style style:name="T215" style:family="text">
      <style:text-properties fo:font-style="normal" officeooo:rsid="03397fe5" style:font-style-asian="normal" style:font-style-complex="normal"/>
    </style:style>
    <style:style style:name="T216" style:family="text">
      <style:text-properties fo:font-style="normal" officeooo:rsid="033b0e0f" style:font-style-asian="normal" style:font-style-complex="normal"/>
    </style:style>
    <style:style style:name="T217" style:family="text">
      <style:text-properties fo:font-style="normal" officeooo:rsid="033f8c6e" style:font-style-asian="normal" style:font-style-complex="normal"/>
    </style:style>
    <style:style style:name="T218" style:family="text">
      <style:text-properties fo:font-style="normal" officeooo:rsid="03440906" style:font-style-asian="normal" style:font-style-complex="normal"/>
    </style:style>
    <style:style style:name="T219" style:family="text">
      <style:text-properties fo:font-style="normal" officeooo:rsid="0344100a" style:font-style-asian="normal" style:font-style-complex="normal"/>
    </style:style>
    <style:style style:name="T220" style:family="text">
      <style:text-properties fo:font-style="normal" officeooo:rsid="0345d06c" style:font-style-asian="normal" style:font-style-complex="normal"/>
    </style:style>
    <style:style style:name="T221" style:family="text">
      <style:text-properties fo:font-style="normal" officeooo:rsid="034b95e0" style:font-style-asian="normal" style:font-style-complex="normal"/>
    </style:style>
    <style:style style:name="T222" style:family="text">
      <style:text-properties fo:font-style="normal" officeooo:rsid="03cbdc2e" style:font-style-asian="normal" style:font-style-complex="normal"/>
    </style:style>
    <style:style style:name="T223" style:family="text">
      <style:text-properties fo:font-style="normal" officeooo:rsid="03cdc14e" style:font-style-asian="normal" style:font-style-complex="normal"/>
    </style:style>
    <style:style style:name="T224" style:family="text">
      <style:text-properties fo:font-style="normal" officeooo:rsid="03e60a0b" style:font-style-asian="normal" style:font-style-complex="normal"/>
    </style:style>
    <style:style style:name="T225" style:family="text">
      <style:text-properties fo:font-style="normal" officeooo:rsid="03e67196" style:font-style-asian="normal" style:font-style-complex="normal"/>
    </style:style>
    <style:style style:name="T226" style:family="text">
      <style:text-properties fo:font-style="normal" officeooo:rsid="03ed23e0" style:font-style-asian="normal" style:font-style-complex="normal"/>
    </style:style>
    <style:style style:name="T227" style:family="text">
      <style:text-properties fo:font-style="normal" officeooo:rsid="03f09eb0" style:font-style-asian="normal" style:font-style-complex="normal"/>
    </style:style>
    <style:style style:name="T228" style:family="text">
      <style:text-properties fo:font-style="normal" officeooo:rsid="03f0c93b" style:font-style-asian="normal" style:font-style-complex="normal"/>
    </style:style>
    <style:style style:name="T229" style:family="text">
      <style:text-properties fo:font-style="normal" officeooo:rsid="03f426c5" style:font-style-asian="normal" style:font-style-complex="normal"/>
    </style:style>
    <style:style style:name="T230" style:family="text">
      <style:text-properties fo:font-style="normal" officeooo:rsid="03f47c03" style:font-style-asian="normal" style:font-style-complex="normal"/>
    </style:style>
    <style:style style:name="T231" style:family="text">
      <style:text-properties fo:font-style="normal" officeooo:rsid="03f5eb80" style:font-style-asian="normal" style:font-style-complex="normal"/>
    </style:style>
    <style:style style:name="T232" style:family="text">
      <style:text-properties fo:font-style="normal" officeooo:rsid="03f601dd" style:font-style-asian="normal" style:font-style-complex="normal"/>
    </style:style>
    <style:style style:name="T233" style:family="text">
      <style:text-properties fo:font-style="normal" officeooo:rsid="03f6f2bc" style:font-style-asian="normal" style:font-style-complex="normal"/>
    </style:style>
    <style:style style:name="T234" style:family="text">
      <style:text-properties fo:font-style="normal" officeooo:rsid="03f8a1d3" style:font-style-asian="normal" style:font-style-complex="normal"/>
    </style:style>
    <style:style style:name="T235" style:family="text">
      <style:text-properties fo:font-style="normal" officeooo:rsid="03fa3d57" style:font-style-asian="normal" style:font-style-complex="normal"/>
    </style:style>
    <style:style style:name="T236" style:family="text">
      <style:text-properties fo:font-style="normal" officeooo:rsid="03fb169a" style:font-style-asian="normal" style:font-style-complex="normal"/>
    </style:style>
    <style:style style:name="T237" style:family="text">
      <style:text-properties fo:font-style="normal" officeooo:rsid="04001801" style:font-style-asian="normal" style:font-style-complex="normal"/>
    </style:style>
    <style:style style:name="T238" style:family="text">
      <style:text-properties fo:font-style="normal" officeooo:rsid="0401cbb4" style:font-style-asian="normal" style:font-style-complex="normal"/>
    </style:style>
    <style:style style:name="T239" style:family="text">
      <style:text-properties fo:font-style="normal" officeooo:rsid="04092763" style:font-style-asian="normal" style:font-style-complex="normal"/>
    </style:style>
    <style:style style:name="T240" style:family="text">
      <style:text-properties fo:font-style="normal" officeooo:rsid="040b2df8" style:font-style-asian="normal" style:font-style-complex="normal"/>
    </style:style>
    <style:style style:name="T241" style:family="text">
      <style:text-properties fo:font-style="normal" officeooo:rsid="040cbcaf" style:font-style-asian="normal" style:font-style-complex="normal"/>
    </style:style>
    <style:style style:name="T242" style:family="text">
      <style:text-properties fo:font-style="normal" officeooo:rsid="040cbdb3" style:font-style-asian="normal" style:font-style-complex="normal"/>
    </style:style>
    <style:style style:name="T243" style:family="text">
      <style:text-properties fo:font-style="normal" officeooo:rsid="0410f307" style:font-style-asian="normal" style:font-style-complex="normal"/>
    </style:style>
    <style:style style:name="T244" style:family="text">
      <style:text-properties fo:font-style="normal" officeooo:rsid="0444dd51" style:font-style-asian="normal" style:font-style-complex="normal"/>
    </style:style>
    <style:style style:name="T245" style:family="text">
      <style:text-properties fo:font-style="normal" officeooo:rsid="0446d68e" style:font-style-asian="normal" style:font-style-complex="normal"/>
    </style:style>
    <style:style style:name="T246" style:family="text">
      <style:text-properties fo:font-style="normal" officeooo:rsid="044739fb" style:font-style-asian="normal" style:font-style-complex="normal"/>
    </style:style>
    <style:style style:name="T247" style:family="text">
      <style:text-properties fo:font-style="normal" officeooo:rsid="04496242" style:font-style-asian="normal" style:font-style-complex="normal"/>
    </style:style>
    <style:style style:name="T248" style:family="text">
      <style:text-properties fo:font-style="normal" officeooo:rsid="044b3385" style:font-style-asian="normal" style:font-style-complex="normal"/>
    </style:style>
    <style:style style:name="T249" style:family="text">
      <style:text-properties fo:font-style="normal" officeooo:rsid="044d0515" style:font-style-asian="normal" style:font-style-complex="normal"/>
    </style:style>
    <style:style style:name="T250" style:family="text">
      <style:text-properties fo:font-style="normal" officeooo:rsid="04484a3a" style:font-style-asian="normal" style:font-style-complex="normal"/>
    </style:style>
    <style:style style:name="T251" style:family="text">
      <style:text-properties fo:font-style="normal" officeooo:rsid="045b785a" style:font-style-asian="normal" style:font-style-complex="normal"/>
    </style:style>
    <style:style style:name="T252" style:family="text">
      <style:text-properties fo:font-style="normal" officeooo:rsid="0469a8d9" style:font-style-asian="normal" style:font-style-complex="normal"/>
    </style:style>
    <style:style style:name="T253" style:family="text">
      <style:text-properties fo:font-style="normal" officeooo:rsid="046a22c6" style:font-style-asian="normal" style:font-style-complex="normal"/>
    </style:style>
    <style:style style:name="T254" style:family="text">
      <style:text-properties fo:font-style="normal" officeooo:rsid="046a8ee5" style:font-style-asian="normal" style:font-style-complex="normal"/>
    </style:style>
    <style:style style:name="T255" style:family="text">
      <style:text-properties fo:font-style="normal" officeooo:rsid="046db2cb" style:font-style-asian="normal" style:font-style-complex="normal"/>
    </style:style>
    <style:style style:name="T256" style:family="text">
      <style:text-properties fo:font-style="normal" officeooo:rsid="047798c9" style:font-style-asian="normal" style:font-style-complex="normal"/>
    </style:style>
    <style:style style:name="T257" style:family="text">
      <style:text-properties fo:font-style="normal" officeooo:rsid="04816dc0" style:font-style-asian="normal" style:font-style-complex="normal"/>
    </style:style>
    <style:style style:name="T258" style:family="text">
      <style:text-properties fo:font-style="normal" officeooo:rsid="048d9131" style:font-style-asian="normal" style:font-style-complex="normal"/>
    </style:style>
    <style:style style:name="T259" style:family="text">
      <style:text-properties fo:font-style="normal" officeooo:rsid="049fc89d" style:font-style-asian="normal" style:font-style-complex="normal"/>
    </style:style>
    <style:style style:name="T260" style:family="text">
      <style:text-properties fo:font-style="normal" officeooo:rsid="04a34192" style:font-style-asian="normal" style:font-style-complex="normal"/>
    </style:style>
    <style:style style:name="T261" style:family="text">
      <style:text-properties fo:font-style="normal" officeooo:rsid="008f4dc6" style:font-style-asian="normal" style:font-style-complex="normal"/>
    </style:style>
    <style:style style:name="T262" style:family="text">
      <style:text-properties fo:font-style="normal" officeooo:rsid="007cc973" style:font-style-asian="normal" style:font-style-complex="normal"/>
    </style:style>
    <style:style style:name="T263" style:family="text">
      <style:text-properties fo:font-style="normal" officeooo:rsid="007ac48d" style:font-style-asian="normal" style:font-style-complex="normal"/>
    </style:style>
    <style:style style:name="T264" style:family="text">
      <style:text-properties fo:font-style="normal" officeooo:rsid="008b2a47" style:font-style-asian="normal" style:font-style-complex="normal"/>
    </style:style>
    <style:style style:name="T265" style:family="text">
      <style:text-properties fo:font-style="normal" officeooo:rsid="007a6a28" style:font-style-asian="normal" style:font-style-complex="normal"/>
    </style:style>
    <style:style style:name="T266" style:family="text">
      <style:text-properties fo:font-style="normal" officeooo:rsid="01d1197c" style:font-style-asian="normal" style:font-style-complex="normal"/>
    </style:style>
    <style:style style:name="T267" style:family="text">
      <style:text-properties fo:font-style="normal" officeooo:rsid="01ed4fe7" style:font-style-asian="normal" style:font-style-complex="normal"/>
    </style:style>
    <style:style style:name="T268" style:family="text">
      <style:text-properties fo:font-style="normal" officeooo:rsid="01f01eea" style:font-style-asian="normal" style:font-style-complex="normal"/>
    </style:style>
    <style:style style:name="T269" style:family="text">
      <style:text-properties officeooo:rsid="02f7fee3"/>
    </style:style>
    <style:style style:name="T270" style:family="text">
      <style:text-properties officeooo:rsid="03020f40"/>
    </style:style>
    <style:style style:name="T271" style:family="text">
      <style:text-properties officeooo:rsid="03189c51"/>
    </style:style>
    <style:style style:name="T272" style:family="text">
      <style:text-properties officeooo:rsid="031f7a34"/>
    </style:style>
    <style:style style:name="T273" style:family="text">
      <style:text-properties officeooo:rsid="0324b645"/>
    </style:style>
    <style:style style:name="T274" style:family="text">
      <style:text-properties officeooo:rsid="03321348"/>
    </style:style>
    <style:style style:name="T275" style:family="text">
      <style:text-properties officeooo:rsid="03362f63"/>
    </style:style>
    <style:style style:name="T276" style:family="text">
      <style:text-properties officeooo:rsid="0340dd4e"/>
    </style:style>
    <style:style style:name="T277" style:family="text">
      <style:text-properties officeooo:rsid="03425a92"/>
    </style:style>
    <style:style style:name="T278" style:family="text">
      <style:text-properties officeooo:rsid="0353f10e"/>
    </style:style>
    <style:style style:name="T279" style:family="text">
      <style:text-properties officeooo:rsid="0357973c"/>
    </style:style>
    <style:style style:name="T280" style:family="text">
      <style:text-properties officeooo:rsid="035e9b04"/>
    </style:style>
    <style:style style:name="T281" style:family="text">
      <style:text-properties officeooo:rsid="035efedf"/>
    </style:style>
    <style:style style:name="T282" style:family="text">
      <style:text-properties officeooo:rsid="036bbfdd"/>
    </style:style>
    <style:style style:name="T283" style:family="text">
      <style:text-properties officeooo:rsid="03799604"/>
    </style:style>
    <style:style style:name="T284" style:family="text">
      <style:text-properties officeooo:rsid="0381eda7"/>
    </style:style>
    <style:style style:name="T285" style:family="text">
      <style:text-properties officeooo:rsid="0383bb54"/>
    </style:style>
    <style:style style:name="T286" style:family="text">
      <style:text-properties officeooo:rsid="038d6e8d"/>
    </style:style>
    <style:style style:name="T287" style:family="text">
      <style:text-properties officeooo:rsid="038f0514"/>
    </style:style>
    <style:style style:name="T288" style:family="text">
      <style:text-properties officeooo:rsid="039c7236"/>
    </style:style>
    <style:style style:name="T289" style:family="text">
      <style:text-properties officeooo:rsid="03a27414"/>
    </style:style>
    <style:style style:name="T290" style:family="text">
      <style:text-properties officeooo:rsid="03a445f5"/>
    </style:style>
    <style:style style:name="T291" style:family="text">
      <style:text-properties officeooo:rsid="03c6a36b"/>
    </style:style>
    <style:style style:name="T292" style:family="text">
      <style:text-properties officeooo:rsid="03c82e41"/>
    </style:style>
    <style:style style:name="T293" style:family="text">
      <style:text-properties officeooo:rsid="03cbdc2e"/>
    </style:style>
    <style:style style:name="T294" style:family="text">
      <style:text-properties officeooo:rsid="03d298ae"/>
    </style:style>
    <style:style style:name="T295" style:family="text">
      <style:text-properties officeooo:rsid="03d58049"/>
    </style:style>
    <style:style style:name="T296" style:family="text">
      <style:text-properties officeooo:rsid="03d82333"/>
    </style:style>
    <style:style style:name="T297" style:family="text">
      <style:text-properties officeooo:rsid="03e7d157"/>
    </style:style>
    <style:style style:name="T298" style:family="text">
      <style:text-properties officeooo:rsid="03f426c5"/>
    </style:style>
    <style:style style:name="T299" style:family="text">
      <style:text-properties officeooo:rsid="032dcedd"/>
    </style:style>
    <style:style style:name="T300" style:family="text">
      <style:text-properties officeooo:rsid="04001659"/>
    </style:style>
    <style:style style:name="T301" style:family="text">
      <style:text-properties officeooo:rsid="0403b37e"/>
    </style:style>
    <style:style style:name="T302" style:family="text">
      <style:text-properties officeooo:rsid="0405a8ae"/>
    </style:style>
    <style:style style:name="T303" style:family="text">
      <style:text-properties officeooo:rsid="0406b36a"/>
    </style:style>
    <style:style style:name="T304" style:family="text">
      <style:text-properties officeooo:rsid="040779ed"/>
    </style:style>
    <style:style style:name="T305" style:family="text">
      <style:text-properties officeooo:rsid="04092fc4"/>
    </style:style>
    <style:style style:name="T306" style:family="text">
      <style:text-properties officeooo:rsid="041568db"/>
    </style:style>
    <style:style style:name="T307" style:family="text">
      <style:text-properties officeooo:rsid="041ceeb6"/>
    </style:style>
    <style:style style:name="T308" style:family="text">
      <style:text-properties officeooo:rsid="0422505a"/>
    </style:style>
    <style:style style:name="T309" style:family="text">
      <style:text-properties officeooo:rsid="042e6c6a"/>
    </style:style>
    <style:style style:name="T310" style:family="text">
      <style:text-properties officeooo:rsid="042f115f"/>
    </style:style>
    <style:style style:name="T311" style:family="text">
      <style:text-properties officeooo:rsid="0431b3d6"/>
    </style:style>
    <style:style style:name="T312" style:family="text">
      <style:text-properties officeooo:rsid="0437846f"/>
    </style:style>
    <style:style style:name="T313" style:family="text">
      <style:text-properties officeooo:rsid="0446348c"/>
    </style:style>
    <style:style style:name="T314" style:family="text">
      <style:text-properties officeooo:rsid="044d5a71"/>
    </style:style>
    <style:style style:name="T315" style:family="text">
      <style:text-properties officeooo:rsid="044f06c5"/>
    </style:style>
    <style:style style:name="T316" style:family="text">
      <style:text-properties officeooo:rsid="04519e89"/>
    </style:style>
    <style:style style:name="T317" style:family="text">
      <style:text-properties officeooo:rsid="0459b8a1"/>
    </style:style>
    <style:style style:name="T318" style:family="text">
      <style:text-properties officeooo:rsid="0466aac1"/>
    </style:style>
    <style:style style:name="T319" style:family="text">
      <style:text-properties officeooo:rsid="046817c7"/>
    </style:style>
    <style:style style:name="T320" style:family="text">
      <style:text-properties officeooo:rsid="046e46c2"/>
    </style:style>
    <style:style style:name="T321" style:family="text">
      <style:text-properties officeooo:rsid="047285f4"/>
    </style:style>
    <style:style style:name="T322" style:family="text">
      <style:text-properties officeooo:rsid="047492ab"/>
    </style:style>
    <style:style style:name="T323" style:family="text">
      <style:text-properties officeooo:rsid="04781005"/>
    </style:style>
    <style:style style:name="T324" style:family="text">
      <style:text-properties officeooo:rsid="0484d15e"/>
    </style:style>
    <style:style style:name="T325" style:family="text">
      <style:text-properties officeooo:rsid="049673d6"/>
    </style:style>
    <style:style style:name="T326" style:family="text">
      <style:text-properties officeooo:rsid="04a20488"/>
    </style:style>
    <style:style style:name="T327" style:family="text">
      <style:text-properties officeooo:rsid="04a6e026"/>
    </style:style>
    <style:style style:name="T328" style:family="text">
      <style:text-properties officeooo:rsid="04b5d68d"/>
    </style:style>
    <style:style style:name="T329" style:family="text">
      <style:text-properties officeooo:rsid="04b74c4f"/>
    </style:style>
    <style:style style:name="T330" style:family="text">
      <style:text-properties officeooo:rsid="00874f71"/>
    </style:style>
    <style:style style:name="T331" style:family="text">
      <style:text-properties officeooo:rsid="008f4dc6"/>
    </style:style>
    <style:style style:name="T332" style:family="text">
      <style:text-properties officeooo:rsid="0088d6ed"/>
    </style:style>
    <style:style style:name="T333" style:family="text">
      <style:text-properties officeooo:rsid="005b37b7"/>
    </style:style>
    <style:style style:name="T334" style:family="text">
      <style:text-properties officeooo:rsid="0077a4e7"/>
    </style:style>
    <style:style style:name="T335" style:family="text">
      <style:text-properties officeooo:rsid="00913de4"/>
    </style:style>
    <style:style style:name="T336" style:family="text">
      <style:text-properties officeooo:rsid="00741b8d"/>
    </style:style>
    <style:style style:name="T337" style:family="text">
      <style:text-properties officeooo:rsid="005b1744"/>
    </style:style>
    <style:style style:name="T338" style:family="text">
      <style:text-properties officeooo:rsid="005dbb6b"/>
    </style:style>
    <style:style style:name="T339" style:family="text">
      <style:text-properties officeooo:rsid="006116bc"/>
    </style:style>
    <style:style style:name="T340" style:family="text">
      <style:text-properties officeooo:rsid="00697223"/>
    </style:style>
    <style:style style:name="T341" style:family="text">
      <style:text-properties officeooo:rsid="0066d2c9"/>
    </style:style>
    <style:style style:name="T342" style:family="text">
      <style:text-properties officeooo:rsid="00632d4d"/>
    </style:style>
    <style:style style:name="T343" style:family="text">
      <style:text-properties fo:font-weight="bold" style:font-weight-asian="bold" style:font-weight-complex="bold"/>
    </style:style>
    <style:style style:name="T344" style:family="text">
      <style:text-properties fo:font-weight="bold" officeooo:rsid="01d717ce" style:font-weight-asian="bold" style:font-weight-complex="bold"/>
    </style:style>
    <style:style style:name="T345" style:family="text">
      <style:text-properties officeooo:rsid="017ac440"/>
    </style:style>
    <style:style style:name="T346" style:family="text">
      <style:text-properties officeooo:rsid="0181aca8"/>
    </style:style>
    <style:style style:name="T347" style:family="text">
      <style:text-properties officeooo:rsid="018c586b"/>
    </style:style>
    <style:style style:name="T348" style:family="text">
      <style:text-properties officeooo:rsid="01a115f0"/>
    </style:style>
    <style:style style:name="T349" style:family="text">
      <style:text-properties officeooo:rsid="01b08c36"/>
    </style:style>
    <style:style style:name="T350" style:family="text">
      <style:text-properties officeooo:rsid="01b15d31"/>
    </style:style>
    <style:style style:name="T351" style:family="text">
      <style:text-properties officeooo:rsid="01b370c8"/>
    </style:style>
    <style:style style:name="T352" style:family="text">
      <style:text-properties officeooo:rsid="007a6a28"/>
    </style:style>
    <style:style style:name="T353" style:family="text">
      <style:text-properties officeooo:rsid="01b925e8"/>
    </style:style>
    <style:style style:name="T354" style:family="text">
      <style:text-properties officeooo:rsid="01b98ff6"/>
    </style:style>
    <style:style style:name="T355" style:family="text">
      <style:text-properties officeooo:rsid="01bcdf06"/>
    </style:style>
    <style:style style:name="T356" style:family="text">
      <style:text-properties officeooo:rsid="01c56c93"/>
    </style:style>
    <style:style style:name="T357" style:family="text">
      <style:text-properties officeooo:rsid="01c82c1e"/>
    </style:style>
    <style:style style:name="T358" style:family="text">
      <style:text-properties officeooo:rsid="01cfb62f"/>
    </style:style>
    <style:style style:name="T359" style:family="text">
      <style:text-properties officeooo:rsid="01d1197c"/>
    </style:style>
    <style:style style:name="T360" style:family="text">
      <style:text-properties officeooo:rsid="01d30df0"/>
    </style:style>
    <style:style style:name="T361" style:family="text">
      <style:text-properties officeooo:rsid="01dc1033"/>
    </style:style>
    <style:style style:name="T362" style:family="text">
      <style:text-properties officeooo:rsid="01998953"/>
    </style:style>
    <style:style style:name="T363" style:family="text">
      <style:text-properties officeooo:rsid="019f7def"/>
    </style:style>
    <style:style style:name="T364" style:family="text">
      <style:text-properties officeooo:rsid="01a36b3a"/>
    </style:style>
    <style:style style:name="T365" style:family="text">
      <style:text-properties officeooo:rsid="01b41ecb"/>
    </style:style>
    <style:style style:name="T366" style:family="text">
      <style:text-properties officeooo:rsid="01b5e791"/>
    </style:style>
    <style:style style:name="T367" style:family="text">
      <style:text-properties officeooo:rsid="01bf344f"/>
    </style:style>
    <style:style style:name="T368" style:family="text">
      <style:text-properties officeooo:rsid="01e10f7e"/>
    </style:style>
    <style:style style:name="T369" style:family="text">
      <style:text-properties officeooo:rsid="01edfa3d"/>
    </style:style>
    <style:style style:name="T370" style:family="text">
      <style:text-properties officeooo:rsid="01f3aa2e"/>
    </style:style>
    <style:style style:name="T371" style:family="text">
      <style:text-properties officeooo:rsid="01ffbe9d"/>
    </style:style>
    <style:style style:name="T372" style:family="text">
      <style:text-properties officeooo:rsid="02089563"/>
    </style:style>
    <style:style style:name="T373" style:family="text">
      <style:text-properties officeooo:rsid="0213097d"/>
    </style:style>
    <style:style style:name="T374" style:family="text">
      <style:text-properties officeooo:rsid="021a6033"/>
    </style:style>
    <style:style style:name="T375" style:family="text">
      <style:text-properties officeooo:rsid="021c2e64"/>
    </style:style>
    <style:style style:name="T376" style:family="text">
      <style:text-properties officeooo:rsid="021d0e91"/>
    </style:style>
    <style:style style:name="T377" style:family="text">
      <style:text-properties officeooo:rsid="023b1690"/>
    </style:style>
    <style:style style:name="T378" style:family="text">
      <style:text-properties officeooo:rsid="02444ae9"/>
    </style:style>
    <style:style style:name="T379" style:family="text">
      <style:text-properties officeooo:rsid="027136ec"/>
    </style:style>
    <style:style style:name="T380" style:family="text">
      <style:text-properties officeooo:rsid="02735b60"/>
    </style:style>
    <style:style style:name="T381" style:family="text">
      <style:text-properties officeooo:rsid="0281f49d"/>
    </style:style>
    <style:style style:name="T382" style:family="text">
      <style:text-properties officeooo:rsid="02867e30"/>
    </style:style>
    <style:style style:name="T383" style:family="text">
      <style:text-properties officeooo:rsid="02895db2"/>
    </style:style>
    <style:style style:name="T384" style:family="text">
      <style:text-properties officeooo:rsid="028cbf81"/>
    </style:style>
    <style:style style:name="T385" style:family="text">
      <style:text-properties officeooo:rsid="029deab0"/>
    </style:style>
    <style:style style:name="T386" style:family="text">
      <style:text-properties officeooo:rsid="02a5034a"/>
    </style:style>
    <style:style style:name="T387" style:family="text">
      <style:text-properties officeooo:rsid="02a9d0d2"/>
    </style:style>
    <style:style style:name="T388" style:family="text">
      <style:text-properties officeooo:rsid="02ac4e03"/>
    </style:style>
    <style:style style:name="T389" style:family="text">
      <style:text-properties style:text-position="super 58%" officeooo:rsid="02afdecf"/>
    </style:style>
    <style:style style:name="T390" style:family="text">
      <style:text-properties style:text-position="0% 100%" officeooo:rsid="02afdecf"/>
    </style:style>
    <style:style style:name="T391" style:family="text">
      <style:text-properties style:text-position="0% 100%" officeooo:rsid="02b0711c"/>
    </style:style>
    <style:style style:name="T392" style:family="text">
      <style:text-properties style:text-position="0% 100%" officeooo:rsid="02cb1a72"/>
    </style:style>
    <style:style style:name="T393" style:family="text">
      <style:text-properties style:text-position="0% 100%" officeooo:rsid="02d4fcd7"/>
    </style:style>
    <style:style style:name="T394" style:family="text">
      <style:text-properties officeooo:rsid="02cf086a"/>
    </style:style>
    <style:style style:name="T395" style:family="text">
      <style:text-properties officeooo:rsid="02d0e7b1"/>
    </style:style>
    <style:style style:name="T396" style:family="text">
      <style:text-properties officeooo:rsid="02d380d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1"><draw:image xlink:href="../../logotypes/2.svg" xlink:type="simple" xlink:show="embed" xlink:actuate="onLoad"/><draw:image xlink:href="Pictures/10000201000002170000019EBB579902CEA55907.png" xlink:type="simple" xlink:show="embed" xlink:actuate="onLoad"/></draw:frame>Mission Statement<text:line-break/><text:span text:style-name="T12">Safe cryptographic steganographic advanced filesystem</text:span></text:h>
      <text:p text:style-name="P165">Arkadiusz Bulski</text:p>
      <text:p text:style-name="P165"/>
      <text:h text:style-name="Heading_20_2" text:outline-level="2">Abstract</text:h>
      <text:p text:style-name="P163">Cameleonica is a prototype of a highly versatile filesystem. <text:span text:style-name="T366">This filesystem is to cover a wide range of safety and security and usability features. </text:span></text:p>
      <text:p text:style-name="P163"><text:span text:style-name="T379">Mission statement </text:span>explains what the project is <text:span text:style-name="T379">all </text:span>about, <text:span text:style-name="T379">as it is the first phase in systems engineering, it sets a direction in which further development will tend to. </text:span>Purposefully omitted are any technical details <text:span text:style-name="T366">on how </text:span>to <text:span text:style-name="T362">achieve it</text:span>. <text:span text:style-name="T379">Features are </text:span>mostly described through basic definitions and <text:span text:style-name="T362">elaborate </text:span>examples, <text:span text:style-name="T379">not technical implementations</text:span>. <text:span text:style-name="T362">Usage scenarios </text:span>showing obvious benefits are also presented. <text:span text:style-name="T362">Scenarios show how different people benefit from different subsets of features. </text:span></text:p>
      <text:p text:style-name="P128"><text:span text:style-name="T379">Ideas and Observations describe </text:span>a wide range of <text:span text:style-name="T367">theoretic </text:span>concepts that could <text:span text:style-name="T318">be </text:span>incorporated into <text:span text:style-name="T367">a new </text:span>filesystem design. <text:span text:style-name="T367">Potential benefits are presented, and also reasons why these features were not popularized earlier. Expectations of their performance are based on theoretic models and measured empirical evidence. </text:span></text:p>
      <text:p text:style-name="P3">[work in progress]</text:p>
      <text:p text:style-name="P3"/>
      <text:h text:style-name="Heading_20_2" text:outline-level="2">Introduction</text:h>
      <text:p text:style-name="Quotations">Cameleonica is a safe cryptographic steganographic advanced filesystem. </text:p>
      <text:p text:style-name="P146">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3">be expanded into: </text:span></text:p>
      <text:p text:style-name="P145"/>
      <text:p text:style-name="P167">It aims to guarantee confidentiality, authenticity, plausible deniability, <text:span text:style-name="T8">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2">fallocate</text:span> allows to remove a range of bytes without leaving a hole, stitching together both sides. Another example, <text:span text:style-name="T202">creat/open</text:span> can create anonymous temporary files that are not vulnerable to outside access since they do not have a name to be addressed with. Also temporary files are <text:soft-page-break/>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36"/>
      <text:p text:style-name="P137">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37"/>
      <text:p text:style-name="P138">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4">it does not aid in discovery of any other valid password or even existence thereof</text:span>. <text:span text:style-name="T14">In other words</text:span>, existence of valid passwords remain concealed on top of their corresponding file structures. Steganographic confidentiality is a stronger notion than cryptographic confidentiality <text:span text:style-name="T14">in this respect</text:span>. Multiple independent valid passwords, <text:span text:style-name="T15">or equivalently independent file structures,</text:span> can exist at same time <text:span text:style-name="T15">within a given filesystem</text:span>. <text:span text:style-name="T15">As a matter of contrast, </text:span>cryptography usually deals with only one password at a time. More importantly, the mere existence of that one password is hardly a secret. In steganography, <text:span text:style-name="T15">zero or one or more passwords may exist and their existence is a secret in it's own right. </text:span></text:p>
      <text:p text:style-name="P138"/>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39"><text:soft-page-break/></text:p>
      <text:p text:style-name="P151">Advanced filesystem is a filesystem with outstanding usability. Usability can be meant as performance (<text:span text:style-name="T16">achieving </text:span>speeds of underlying hardware), as functionality (<text:span text:style-name="T3">instant copying), as security (deletions equivalent to permanent wiping), as introspectability (versioning, snapshots), as utilisation (lower disk usage), as integration (speeding up utilities). Let us briefly look at all these features. </text:span></text:p>
      <text:p text:style-name="P154">Performance of modern filesystems is getting close to physical limitations of underlying hard-drives. Processing of big files would be expected to happen at <text:span text:style-name="T17">high </text:span>throughput close to <text:span text:style-name="T17">underlying device throughput</text:span>. Processing of small files would be expected to happen <text:span text:style-name="T17">at high rate </text:span>due to write-back caches. <text:span text:style-name="T29">To achieve that in the long term, file and free space fragmentation must be actively avoided. </text:span></text:p>
      <text:p text:style-name="P156">Functionality of modern filesystems is mostly ancient. Paradigm of opening a file for writing, then <text:span text:style-name="T26">applying a set of discrete changes, one </text:span>at a time has not changed since <text:span text:style-name="T26">the 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text:span text:style-name="T27">(cloning files)</text:span>, resulting in independently writable forks sharing an immutable copy of common data. <text:span text:style-name="T26">Cloning files may be used to apply sets of changes to a file as atomic transactions. This operation is so beneficial that even adding a new syscall (API) for cloning files would seem warranted. </text:span></text:p>
      <text:p text:style-name="P157">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4">This makes wiping huge files problematic. </text:span>Reliability is also a problem as filesystems do not always make guarantees <text:span text:style-name="T25">whether</text:span> overwriting is <text:span text:style-name="T23">done in-place or copy-on-write</text:span>. <text:span text:style-name="T23">Above that, truncated file cannot be securely wiped as some data blocks are no longer reachable. Filesystems do not track data blocks that were used by a file. </text:span>File removal could be made quick and <text:span text:style-name="T23">reliable </text:span>using basic cryptography. </text:p>
      <text:p text:style-name="P155">Versioning is another functionality that is commonly missing. <text:span text:style-name="T18">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9">creating a continuous history of changes, an ongoing list of save-points that keep being added in front of the list and being scrubbed away from the end of the list after some time. </text:span></text:p>
      <text:p text:style-name="P158">Disk utilisation can be increased through compression of selected files. Compression can happen transparently, <text:span text:style-name="T20">with the user only noticing that he can store files with more total size than hard-disk capacity. </text:span></text:p>
      <text:p text:style-name="P161">Integration is a feature where system can process files on behalf of a user space process, <text:span text:style-name="T364">but </text:span>having more <text:span text:style-name="T365">capabilities.</text:span> <text:span text:style-name="T364">Filesystem is in a position where it can do more or more efficiently because it has access to internal information that processes do not have. </text:span></text:p>
      <text:p text:style-name="P161">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59">Hashing can also be <text:span text:style-name="T28">done on behalf of </text:span>common utilities. Filesystem can compute checksums <text:span text:style-name="T22">on file content </text:span>and provide system utilities <text:span text:style-name="T21">with result checksums instead of all the data necessary to compute it. </text:span>Computation can <text:span text:style-name="T22">both be done </text:span>in advance when system is idle <text:span text:style-name="T363">or doing scrubbing or defragmenting</text:span>, <text:span text:style-name="T22">on the fly during a sequential write, or on demand when a user process requests it. Once computed, results can be </text:span>cached for future use. System utilities can be modified to take advantage of <text:span text:style-name="T22">filesystem provided computation when available and revert to usual method of reading file otherwise. Filesystem guarantees that cached checksum is correct </text:span><text:soft-page-break/><text:span text:style-name="T22">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62"/>
      <text:p text:style-name="P153"/>
      <text:p text:style-name="P160">Summary of the features and their applications: </text:p>
      <text:p text:style-name="P150"><draw:frame draw:style-name="fr2" draw:name="Characteristics of a filesystem" text:anchor-type="paragraph" svg:width="16.491cm" svg:height="15.24cm" draw:z-index="0"><draw:image xlink:href="../characteristics.png" xlink:type="simple" xlink:show="embed" xlink:actuate="onLoad"/></draw:frame></text:p>
      <text:h text:style-name="P184" text:outline-level="2">Usage scenarios</text:h>
      <text:p text:style-name="P140">People <text:span text:style-name="T4">with different needs can benefit from using a versatile filesystem. There are several reasons why someone might want to use any given feature. Provided below are possible scenarios of people benefiting from different subsets of functionality: </text:span></text:p>
      <text:p text:style-name="P140"/>
      <text:p text:style-name="P142">Graphic designer. He works at an advertising company. Everyday he edits images and photographs provided by his agency. <text:span text:style-name="T5">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41"/>
      <text:p text:style-name="P143">Human rights activist. She works for a local newspaper. <text:span text:style-name="T6">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43"/>
      <text:p text:style-name="P144">Medical center maintenance <text:span text:style-name="T7">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text:span><text:soft-page-break/><text:span text:style-name="T7">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44"/>
      <text:p text:style-name="P147">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9">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47"/>
      <text:p text:style-name="P148">Computer forensics expert. He works for FBI as a consultant. He is often being sent to crime-scenes to secure evidence. <text:span text:style-name="T10">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48"/>
      <text:p text:style-name="P149">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1">executives are relieved that there was no major loss and a new laptop was issued to the employee. </text:span></text:p>
      <text:p text:style-name="P149"/>
      <text:p text:style-name="P170"/>
      <text:p text:style-name="P152"><draw:frame draw:style-name="fr3" draw:name="Use cases for a filesystem" text:anchor-type="paragraph" svg:width="17.06cm" svg:height="22.729cm" draw:z-index="2"><draw:image xlink:href="../usecases.png" xlink:type="simple" xlink:show="embed" xlink:actuate="onLoad"/></draw:frame></text:p>
      <text:p text:style-name="P169"/>
      <text:h text:style-name="P181" text:outline-level="1"><draw:frame draw:style-name="fr1" draw:name="Logo over Ideas Observations" text:anchor-type="paragraph" svg:x="14.944cm" svg:y="-0.289cm" svg:width="2cm" svg:height="1.55cm" draw:z-index="3"><draw:image xlink:href="../../logotypes/2.svg" xlink:type="simple" xlink:show="embed" xlink:actuate="onLoad"/></draw:frame>Ideas and Observations<text:line-break/><text:span text:style-name="T12">Foundations for a versatile filesystem</text:span></text:h>
      <text:p text:style-name="P166">Arkadiusz Bulski</text:p>
      <text:p text:style-name="P166"/>
      <text:h text:style-name="Heading_20_2" text:outline-level="2">Abstract</text:h>
      <text:p text:style-name="P164">Cameleonica is a prototype of a highly versatile filesystem. <text:span text:style-name="T366">This filesystem is to cover a wide range of safety and security and usability features. </text:span></text:p>
      <text:p text:style-name="P164"><text:span text:style-name="T379">Mission statement </text:span>explains what the project is <text:span text:style-name="T379">all </text:span>about, <text:span text:style-name="T379">as it is the first phase in systems engineering, it sets a direction in which further development will tend to. </text:span>Purposefully omitted are any technical details <text:span text:style-name="T366">on how </text:span>to <text:span text:style-name="T362">achieve it</text:span>. <text:span text:style-name="T379">Features are </text:span>mostly described through basic definitions and <text:span text:style-name="T362">elaborate </text:span>examples, <text:span text:style-name="T379">not technical implementations</text:span>. <text:span text:style-name="T362">Usage scenarios </text:span>showing obvious benefits are also presented. <text:span text:style-name="T362">Scenarios show how different people benefit from different subsets of features. </text:span></text:p>
      <text:p text:style-name="P128"><text:span text:style-name="T379">Ideas and Observations describe </text:span>a wide range of <text:span text:style-name="T367">theoretic </text:span>concepts that could <text:span text:style-name="T318">be </text:span>incorporated into <text:span text:style-name="T367">a new </text:span>filesystem design. <text:span text:style-name="T367">Potential benefits are presented, and also reasons why these features were not popularized earlier. Expectations of their performance are based on theoretic models and measured empirical evidence. </text:span></text:p>
      <text:p text:style-name="P4">[work in progress]</text:p>
      <text:p text:style-name="P105"/>
      <text:p text:style-name="P105"/>
      <text:h text:style-name="Heading_20_2" text:outline-level="2">Introduction</text:h>
      <text:p text:style-name="P129">When reading papers that describe filesystem designs, from the golden historical times of Unix development <text:span text:style-name="T306">to contemporary times of Linux</text:span>, one might come to a conclusion that evolution of filesystem designs was very incremental in nature and much effort was put into not making too many changes at <text:span text:style-name="T306">once. Some designs like log-structured filesystem </text:span><text:span text:style-name="T306"><text:bibliography-mark text:identifier="Rosenblum91" text:bibliography-type="article" text:author="Mendel Rosenblum and John K. Ousterhout" text:title="The Design and Implementation of a Log-Structured File System" text:year="1991">[Rosenblum91]</text:bibliography-mark></text:span><text:span text:style-name="T306"> seem to have been too radically different from mainstream designs that they have not gained much traction. For example, <text:s/>Ext4 </text:span><text:span text:style-name="T306"><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06">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29"/>
      <text:p text:style-name="Text_20_body"/>
      <text:h text:style-name="Heading_20_2" text:outline-level="2"><text:soft-page-break/>New ideas</text:h>
      <text:p text:style-name="P130"/>
      <text:h text:style-name="Heading_20_3" text:outline-level="3">Inodes are not efficient. </text:h>
      <text:p text:style-name="P98"><text:span text:style-name="T37">Since </text:span><text:span text:style-name="T38">the </text:span><text:span text:style-name="T37">early days, filesystems were designed </text:span><text:span text:style-name="T39">under a principle </text:span><text:span text:style-name="T37">that data structures </text:span><text:span text:style-name="T38">have to be broken down into fixed size blocks</text:span><text:span text:style-name="T39">. </text:span><text:span text:style-name="T40">This seems to have been due to the fact that hard disks require read and write operations to be carried out on 512 byte long, discrete blocks of data. </text:span><text:span text:style-name="T69">In traditional designs </text:span><text:span text:style-name="T70">most</text:span><text:span text:style-name="T69"> </text:span><text:span text:style-name="T183">file </text:span><text:span text:style-name="T69">operation</text:span><text:span text:style-name="T70">s</text:span><text:span text:style-name="T69"> can be </text:span><text:span text:style-name="T83">done by </text:span><text:span text:style-name="T69">processing one block at a time. </text:span><text:span text:style-name="T70">Computers of the past often had little memory, </text:span><text:span text:style-name="T70"><text:bibliography-mark text:identifier="McKusi84" text:bibliography-type="article" text:author="Marshall Kirk Mckusick, William N. Joy, Samuel J. Leffler, Robert S. Fabry" text:title="A Fast File System for UNIX" text:year="1984">[McKusi84]</text:bibliography-mark></text:span><text:span text:style-name="T70"> </text:span><text:span text:style-name="T175">had maybe 8 MB, </text:span><text:span text:style-name="T70">and caching complete sets of metadata was not feasible. Also changing metadata often ended up in writing just one block, which </text:span><text:span text:style-name="T84">might have been seen as a </text:span><text:span text:style-name="T70">compelling reason to use this approach. </text:span><text:span text:style-name="T40">Furthermore hard disks guarantee that any given block is written </text:span><text:span text:style-name="T41">atomically </text:span><text:span text:style-name="T41"><text:bibliography-mark text:identifier="Twee00" text:bibliography-type="www" text:author="Steven Tweedie" text:title="EXT3, Journaling Filesystem" text:year="2000" text:url="http://olstrans.sourceforge.net/release/OLS2000-ext3/OLS2000-ext3.html">[Twee00]</text:bibliography-mark></text:span><text:span text:style-name="T41">, </text:span><text:span text:style-name="T175">which was </text:span><text:span text:style-name="T171">used for guaranteeing consistency after crash, </text:span><text:span text:style-name="T176">for example</text:span><text:span text:style-name="T171"> </text:span><text:span text:style-name="T175">in Ext2</text:span><text:span text:style-name="T40">. </text:span><text:span text:style-name="T85">All these reasons contributed to a decision that data structures </text:span><text:span text:style-name="T106">had to</text:span><text:span text:style-name="T85"> be broken down into blocks. </text:span></text:p>
      <text:p text:style-name="P27"/>
      <text:p text:style-name="P51"><text:span text:style-name="T42">To fully describe a single file, </text:span><text:span text:style-name="T60">an amount of </text:span><text:span text:style-name="T109">meta</text:span><text:span text:style-name="T60">data </text:span><text:span text:style-name="T153">needed </text:span><text:span text:style-name="T71">almost always </text:span><text:span text:style-name="T60">takes space of </text:span><text:span text:style-name="T71">more than one block</text:span><text:span text:style-name="T43">. </text:span><text:span text:style-name="T68">Traditionally, </text:span><text:span text:style-name="T174">as started in Fast File-System </text:span><text:span text:style-name="T174"><text:bibliography-mark text:identifier="McKusi84" text:bibliography-type="article" text:author="Marshall Kirk Mckusick, William N. Joy, Samuel J. Leffler, Robert S. Fabry" text:title="A Fast File System for UNIX" text:year="1984">[McKusi84]</text:bibliography-mark></text:span><text:span text:style-name="T174"> and carried on in Ext2/</text:span><text:span text:style-name="T182">Ext</text:span><text:span text:style-name="T174">3,</text:span><text:span text:style-name="T68"> </text:span><text:span text:style-name="T44">one main block </text:span><text:span text:style-name="T61">(</text:span><text:span text:style-name="T44">called inode</text:span><text:span text:style-name="T61">)</text:span><text:span text:style-name="T44"> would hold most important data </text:span><text:span text:style-name="T153">and point to further blocks</text:span><text:span text:style-name="T44">, several blocks would point to where actual content is </text:span><text:span text:style-name="T71">located </text:span><text:span text:style-name="T153">(indirect blocks)</text:span><text:span text:style-name="T44">, some blocks would keep directory entries in </text:span><text:span text:style-name="T71">case of a directory</text:span><text:span text:style-name="T44">, and so on. For a large 1 GB file for example, </text:span><text:span text:style-name="T71">assuming </text:span><text:span text:style-name="T105">4 </text:span><text:span text:style-name="T71">KB blocks and 64 bit pointers</text:span><text:span text:style-name="T44">, at least </text:span><text:span text:style-name="T105">512</text:span><text:span text:style-name="T44"> blocks </text:span><text:span text:style-name="T153">is </text:span><text:span text:style-name="T44">needed. </text:span><text:span text:style-name="T45">Certain operations </text:span><text:span text:style-name="T47">such as copying </text:span><text:span text:style-name="T72">or deleting </text:span><text:span text:style-name="T47">file, </text:span><text:span text:style-name="T72">or </text:span><text:span text:style-name="T47">browsing directory </text:span><text:span text:style-name="T45">necessarily </text:span><text:span text:style-name="T46">require</text:span><text:span text:style-name="T153">s</text:span><text:span text:style-name="T46"> all metadata blocks to be read. </text:span><text:span text:style-name="T184">This was also noted in </text:span><text:span text:style-name="T18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4">. </text:span></text:p>
      <text:p text:style-name="P26"><draw:frame draw:style-name="fr4" draw:name="Inode indirect blocks" text:anchor-type="paragraph" svg:width="17cm" svg:height="9.148cm" draw:z-index="4"><draw:image xlink:href="../inode.png" xlink:type="simple" xlink:show="embed" xlink:actuate="onLoad"/></draw:frame></text:p>
      <text:p text:style-name="P26">Instead, a <text:span text:style-name="T202">complete inode</text:span><text:span text:style-name="T211">,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8">depending on whether per-block checksums are included</text:span><text:span text:style-name="T211">. </text:span><text:span text:style-name="T257">Below are presented arguments showing expected performance gains of complete inodes over classic inodes and indirect blocks. </text:span></text:p>
      <text:p text:style-name="P25"><draw:frame draw:style-name="fr4" draw:name="Inode complete" text:anchor-type="paragraph" svg:width="17cm" svg:height="3.117cm" draw:z-index="5"><draw:image xlink:href="../inodecomplete.png" xlink:type="simple" xlink:show="embed" xlink:actuate="onLoad"/></draw:frame><text:soft-page-break/></text:p>
      <text:p text:style-name="P53"><text:span text:style-name="T48">Consider </text:span><text:span text:style-name="T64">a range of possibilities, where </text:span><text:span text:style-name="T48">all metadata blocks </text:span><text:span text:style-name="T64">are</text:span><text:span text:style-name="T48"> either allocated in one continuous </text:span><text:span text:style-name="T49">range </text:span><text:span text:style-name="T59">(called an extent), </text:span><text:span text:style-name="T65">are divided into subsets,</text:span><text:span text:style-name="T59"> </text:span><text:span text:style-name="T49">or </text:span><text:span text:style-name="T64">are </text:span><text:span text:style-name="T68">divided</text:span><text:span text:style-name="T49"> into </text:span><text:span text:style-name="T65">individual </text:span><text:span text:style-name="T49">blocks. </text:span><text:span text:style-name="T112">First approach we shall call </text:span><text:span text:style-name="T208">the </text:span><text:span text:style-name="T201">extent approach</text:span><text:span text:style-name="T208"> and it requires that all blocks are read from </text:span><text:span text:style-name="T209">a continuous area on disk</text:span><text:span text:style-name="T208"> </text:span><text:span text:style-name="T210">in one sweep </text:span><text:span text:style-name="T208">and after changes are made all blocks are stored to </text:span><text:span text:style-name="T209">another continuous area </text:span><text:span text:style-name="T210">in one sweep</text:span><text:span text:style-name="T208">. </text:span><text:span text:style-name="T65">Last</text:span><text:span text:style-name="T50"> </text:span><text:span text:style-name="T112">approach we shall call </text:span><text:span text:style-name="T201">block approach. </text:span><text:span text:style-name="T208">It </text:span><text:span text:style-name="T50">is </text:span><text:span text:style-name="T65">prevalent in </text:span><text:span text:style-name="T50">modern </text:span><text:span text:style-name="T73">filesystems</text:span><text:span text:style-name="T50">. </text:span><text:span text:style-name="T73">Space is </text:span><text:span text:style-name="T74">allocated </text:span><text:span text:style-name="T178">even one block at a time if allocation happens with long enough intervals</text:span><text:span text:style-name="T74">, </text:span><text:span text:style-name="T109">eventually </text:span><text:span text:style-name="T74">leading to fragmentation of metadata. </text:span></text:p>
      <text:p text:style-name="P55"><text:span text:style-name="T113">Block</text:span><text:span text:style-name="T50"> approach </text:span><text:span text:style-name="T75">seems efficient at first glance because</text:span><text:span text:style-name="T50"> changing one </text:span><text:span text:style-name="T149">field</text:span><text:span text:style-name="T50"> </text:span><text:span text:style-name="T51">require</text:span><text:span text:style-name="T154">s</text:span><text:span text:style-name="T51"> </text:span><text:span text:style-name="T50">only one block to be </text:span><text:span text:style-name="T75">written </text:span><text:span text:style-name="T115">to disk</text:span><text:span text:style-name="T75">. </text:span><text:span text:style-name="T185">To the contrary, extent approach may require rewriting the whole extent which takes many blocks. </text:span><text:span text:style-name="T76">This kind of reasoning is flawed because </text:span><text:span text:style-name="T154">it </text:span><text:span text:style-name="T185">is focused on time of update operation but </text:span><text:span text:style-name="T154">does </text:span><text:span text:style-name="T76">not </text:span><text:span text:style-name="T113">account for future </text:span><text:span text:style-name="T185">read </text:span><text:span text:style-name="T113">operations</text:span><text:span text:style-name="T76">. </text:span><text:span text:style-name="T155">Further analysis considers amortization of </text:span><text:span text:style-name="T77">performance over </text:span><text:span text:style-name="T155">most of </text:span><text:span text:style-name="T77">lifespan of a file, </text:span><text:span text:style-name="T156">and </text:span><text:span text:style-name="T186">does </text:span><text:span text:style-name="T114">not assume that any one operation must be carried out as fast as possible independently of other further operations. </text:span></text:p>
      <text:p text:style-name="P28"/>
      <text:p text:style-name="P52"><text:span text:style-name="T52">It could be argued that </text:span><text:span text:style-name="T149">extent</text:span><text:span text:style-name="T52"> approach, where all metadata is always loaded and stored in one </text:span><text:span text:style-name="T78">sweep</text:span><text:span text:style-name="T52"> is better in every </text:span><text:span text:style-name="T150">practical </text:span><text:span text:style-name="T52">usage scenario. </text:span><text:span text:style-name="T53">To show that, we need to recognize that magnetic hard disks have quite </text:span><text:span text:style-name="T110">skewed</text:span><text:span text:style-name="T53"> performance characteristics. </text:span><text:span text:style-name="T55">Flash based </text:span><text:span text:style-name="T157">storage</text:span><text:span text:style-name="T55"> </text:span><text:span text:style-name="T157">is </text:span><text:span text:style-name="T177">considered separately</text:span><text:span text:style-name="T56">. </text:span><text:span text:style-name="T55">Representative</text:span><text:span text:style-name="T53"> hard disk is capable of ~120 MB/s of sustained throughput and ~10 ms seek time to random location </text:span><text:span text:style-name="T120">on average</text:span><text:span text:style-name="T53">. </text:span><text:span text:style-name="T54">Quick calculation shows that reading or writing an extent smaller than 1.2 MB is faster than literally one seek, on average. </text:span></text:p>
      <text:p text:style-name="P54"><text:span text:style-name="T57">This observation </text:span><text:span text:style-name="T63">may </text:span><text:span text:style-name="T57">seem counter intuitive. Filesystem design</text:span><text:span text:style-name="T66">s</text:span><text:span text:style-name="T57"> </text:span><text:span text:style-name="T110">so far </text:span><text:span text:style-name="T57">seem to be </text:span><text:span text:style-name="T66">based </text:span><text:span text:style-name="T57">on </text:span><text:span text:style-name="T62">the</text:span><text:span text:style-name="T57"> assumption that data needs to </text:span><text:span text:style-name="T58">be </text:span><text:span text:style-name="T57">processed in smallest chunks possible and only way to go is </text:span><text:span text:style-name="T78">to </text:span><text:span text:style-name="T57">process as small amount of them. </text:span><text:span text:style-name="T78">It seems </text:span><text:span text:style-name="T81">that </text:span><text:span text:style-name="T78">the opposite approach of </text:span><text:span text:style-name="T57">processing bigger chunks </text:span><text:span text:style-name="T66">never gained traction</text:span><text:span text:style-name="T57">. </text:span><text:span text:style-name="T79">In traditional designs </text:span><text:span text:style-name="T121"><text:bibliography-mark text:identifier="OSTEP" text:bibliography-type="www" text:author="Remzi H. Arpaci-Dusseau, Andrea C. Arpaci-Dusseau" text:title="Operating Systems: Three Easy Pieces" text:year="2015" text:url="http://pages.cs.wisc.edu/~remzi/OSTEP/">[OSTEP]</text:bibliography-mark></text:span><text:span text:style-name="T121"> </text:span><text:span text:style-name="T79">directories </text:span><text:span text:style-name="T122">put </text:span><text:span text:style-name="T79">entries </text:span><text:span text:style-name="T122">into </text:span><text:span text:style-name="T130">individual </text:span><text:span text:style-name="T122">data </text:span><text:span text:style-name="T79">blocks, files put data locations into </text:span><text:span text:style-name="T130">individual </text:span><text:span text:style-name="T82">indirect blocks</text:span><text:span text:style-name="T79">, and so on. In modern designs </text:span><text:span text:style-name="T79"><text:bibliography-mark text:identifier="Rodeh12" text:bibliography-type="article" text:author="Ohad Rodeh" text:title="BTRFS: The Linux B-tree Filesystem" text:year="2012">[Rodeh12]</text:bibliography-mark></text:span><text:span text:style-name="T79"> </text:span><text:span text:style-name="T79"><text:bibliography-mark text:identifier="ZFS" text:bibliography-type="www" text:author="Jeff Bonwick, Bill Moore" text:title="ZFS: The Last Word in File Systems">[ZFS]</text:bibliography-mark></text:span><text:span text:style-name="T79"> </text:span><text:span text:style-name="T119">copy on write B-</text:span><text:span text:style-name="T79">trees are replacing </text:span><text:span text:style-name="T158">inodes and </text:span><text:span text:style-name="T122">indirect blocks </text:span><text:span text:style-name="T158">with leaf </text:span><text:span text:style-name="T160">nodes </text:span><text:span text:style-name="T79">but data is still being </text:span><text:span text:style-name="T80">divided</text:span><text:span text:style-name="T79"> into small chunks. </text:span><text:span text:style-name="T123">The issue being described here has not gone away. </text:span></text:p>
      <text:p text:style-name="P6"/>
      <text:p text:style-name="P62"><text:span text:style-name="T159">E</text:span><text:span text:style-name="T108">xtent</text:span><text:span text:style-name="T30"> approach is </text:span><text:span text:style-name="T159">shown to be </text:span><text:span text:style-name="T30">better </text:span><text:span text:style-name="T159">by </text:span><text:span text:style-name="T30">consider</text:span><text:span text:style-name="T159">ing</text:span><text:span text:style-name="T30"> total time spent on all operations throughout </text:span><text:span text:style-name="T101">most of the</text:span><text:span text:style-name="T30"> lifetime of a file. Only metadata </text:span><text:span text:style-name="T86">is counted towards the time spent </text:span><text:span text:style-name="T101">on </text:span><text:span text:style-name="T151">file </text:span><text:span text:style-name="T101">operations</text:span><text:span text:style-name="T86">. </text:span><text:span text:style-name="T187">Both file content and </text:span><text:span text:style-name="T87">parent directory metadata </text:span><text:span text:style-name="T187">are </text:span><text:span text:style-name="T87">excluded. At time zero </text:span><text:span text:style-name="T160">file is </text:span><text:span text:style-name="T103">assume</text:span><text:span text:style-name="T160">d to already exist</text:span><text:span text:style-name="T151">, </text:span><text:span text:style-name="T160">with all </text:span><text:span text:style-name="T103">content and </text:span><text:span text:style-name="T88">metadata. </text:span><text:span text:style-name="T179">It is assumed that file grew slowly enough for metadata blocks to be allocated individually, </text:span><text:span text:style-name="T188">not being affected by deferred allocation</text:span><text:span text:style-name="T189">. </text:span><text:span text:style-name="T190">Blocks are allocated from entire disk, although smaller areas will also be investigated</text:span><text:span text:style-name="T179">. </text:span><text:span text:style-name="T160">A</text:span><text:span text:style-name="T89"> certain number of cycles </text:span><text:span text:style-name="T160">is considered, where </text:span><text:span text:style-name="T89">file </text:span><text:span text:style-name="T160">is </text:span><text:span text:style-name="T89">opened, several </text:span><text:span text:style-name="T160">metadata blocks are </text:span><text:span text:style-name="T103">accessed </text:span><text:span text:style-name="T89">and then </text:span><text:span text:style-name="T160">file gets </text:span><text:span text:style-name="T89">closed. </text:span><text:span text:style-name="T171">In each cycle </text:span><text:span text:style-name="T97">some</text:span><text:span text:style-name="T92"> </text:span><text:span text:style-name="T152">subset of </text:span><text:span text:style-name="T91">metadata blocks </text:span><text:span text:style-name="T171">is </text:span><text:span text:style-name="T103">accessed, either read or written.</text:span><text:span text:style-name="T117"> </text:span><text:span text:style-name="T160">C</text:span><text:span text:style-name="T89">ached blocks are forgotten between cycles due to </text:span><text:span text:style-name="T90">assumed </text:span><text:span text:style-name="T89">long time intervals </text:span><text:span text:style-name="T116">between cycles</text:span><text:span text:style-name="T89">. </text:span><text:span text:style-name="T111">Blocks are assumed to be 4 K</text:span><text:span text:style-name="T131">B</text:span><text:span text:style-name="T111"> size. </text:span><text:span text:style-name="T118">Suffixes like </text:span><text:span text:style-name="T111">K M refer to thousands and millions of bytes. </text:span></text:p>
      <text:p text:style-name="P7"/>
      <text:p text:style-name="P57"><text:span text:style-name="T93">R</text:span><text:span text:style-name="T30">eading </text:span><text:span text:style-name="T95">or writing </text:span><text:span text:style-name="T30">N blocks take</text:span><text:span text:style-name="T161">s in total</text:span><text:span text:style-name="T30"> (</text:span><text:span text:style-name="T117">assuming sequential and random pattern, referring to </text:span><text:span text:style-name="T102">extent</text:span><text:span text:style-name="T30"> </text:span><text:span text:style-name="T94">and </text:span><text:span text:style-name="T102">block </text:span><text:span text:style-name="T30">approach </text:span><text:span text:style-name="T94">respect</text:span><text:span text:style-name="T95">iv</text:span><text:span text:style-name="T96">ely</text:span><text:span text:style-name="T30">): </text:span></text:p>
      <text:p text:style-name="P5"><draw:frame draw:style-name="fr9"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0"><text:soft-page-break/></text:p>
      <text:p text:style-name="P70"><text:span text:style-name="T309">S</text:span>imulation <text:span text:style-name="T309">of entire lifespan is based on three</text:span> variables, N is number of <text:span text:style-name="T199">blocks accessed </text:span>in each cycle, <text:span text:style-name="T199">M is number</text:span> <text:span text:style-name="T199">of blocks total, </text:span>and <text:span text:style-name="T199">B</text:span> is number of cycles. <text:span text:style-name="T278">Only a subset of blocks is accessed during a cycle so N&lt;M. Therefore total access time is </text:span><text:span text:style-name="T104">(</text:span><text:span text:style-name="T102">extent</text:span><text:span text:style-name="T104"> </text:span><text:span text:style-name="T94">and </text:span><text:span text:style-name="T102">block </text:span><text:span text:style-name="T104">approach </text:span><text:span text:style-name="T94">respect</text:span><text:span text:style-name="T95">iv</text:span><text:span text:style-name="T96">ely</text:span><text:span text:style-name="T104">): </text:span></text:p>
      <text:p text:style-name="P69"><draw:frame draw:style-name="fr10"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7"/>
      <text:p text:style-name="P106">Plots show total time of extent approach (blue) and block approach (red) for least and most accessed <text:span text:style-name="T307">files (N)</text:span>, <text:span text:style-name="T279">and least and most sizable</text:span> files <text:span text:style-name="T307">(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73"><text:span text:style-name="T310">There are </text:span>cases where extent approach loses <text:span text:style-name="T310">to block approach </text:span>in comparison. Total times <text:span text:style-name="T310">are </text:span>compared through an inequality. <text:span text:style-name="T310">N</text:span>umber of cycles cancels out. </text:p>
      <text:p text:style-name="P74"><draw:frame draw:style-name="fr11"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71"/>
      <text:p text:style-name="P75">Last two inequalities show limits on how much metadata <text:span text:style-name="T312">can</text:span> be accessed <text:span text:style-name="T269">during one cycle before block approach starts to lose advantage. Asymptotically, </text:span>less than 1 in 166 metadata blocks <text:span text:style-name="T200">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72"/>
      <text:p text:style-name="P135">When individual blocks <text:span text:style-name="T311">are stored, time is gained on </text:span>transfer time <text:span text:style-name="T319">due</text:span> to small block size but <text:span text:style-name="T311">then more time is lost to </text:span>seek time <text:span text:style-name="T311">when blocks are read at next cycle</text:span>. <text:span text:style-name="T198">Disk characteristics make this exchange totally unfair. One seek takes as much time as transferring 1.2 MB which is a lot. For many files, complete metadata could be fit within that amount of space. Also, on desktops 90% of directories have at most 20 entries </text:span><text:span text:style-name="T198"><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8">. </text:span><text:span text:style-name="T193">Additionally </text:span><text:span text:style-name="T194">the </text:span><text:span text:style-name="T193">extent approach </text:span><text:span text:style-name="T195">requires </text:span><text:span text:style-name="T193">one checksum to verify integrity while </text:span><text:span text:style-name="T194">the </text:span><text:span text:style-name="T193">block approach </text:span><text:span text:style-name="T195">requires </text:span><text:span text:style-name="T193">as many checksums as there are blocks. </text:span></text:p>
      <text:p text:style-name="P16"/>
      <text:p text:style-name="P29">Finally it should be admitted that the theoretical model above assumes most naive <text:soft-page-break/>implementation of block approach <text:span text:style-name="T280">where blocks are allocated individually (not grouped, as if allocations were separated by long time intervals) and non-preemptively (no space reserved in advance) from entire disk (space not divided into segments)</text:span>. It would be possible to allocate blocks <text:span text:style-name="T325">in groups (deferred allocation), allocate space in advance, and also select blocks from small areas or segments (clustered allocation), increasing so called </text:span><text:span text:style-name="T204">spatial locality</text:span>. <text:span text:style-name="T325">However, constructing a theoretical model that includes deferred allocation is outside of scope of this paper. Probabilistic distribution parameters are not known. </text:span></text:p>
      <text:p text:style-name="P30">Secondly, <text:span text:style-name="T308">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1">Thirdly, <text:span text:style-name="T281">seek time</text:span>s<text:span text:style-name="T281"> and rotational delay</text:span>s<text:span text:style-name="T281"> are quite expensive </text:span>and the hardware trends are diverging. Delays and throughputs will be even more asymmetric in the future <text:span text:style-name="T281"><text:bibliography-mark text:identifier="Patterson" text:bibliography-type="article" text:author="David A. Patterson, Kimberly K. Keeton" text:title="Hardware Technology Trends and Database Opportunities">[Patterson]</text:bibliography-mark></text:span><text:span text:style-name="T281">. </text:span></text:p>
      <text:p text:style-name="P8"/>
      <text:p text:style-name="P40">Experimentally, <text:span text:style-name="T377">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71"/>
          </table:table-cell>
          <table:table-cell table:style-name="Tabela1.B1" office:value-type="string">
            <text:p text:style-name="P171">Area size:</text:p>
          </table:table-cell>
          <table:table-cell table:style-name="Tabela1.B1" office:value-type="string">
            <text:p text:style-name="P171">Seek time sequential:</text:p>
          </table:table-cell>
          <table:table-cell table:style-name="Tabela1.B1" office:value-type="string">
            <text:p text:style-name="P171">Seek time concurrent:</text:p>
          </table:table-cell>
          <table:table-cell table:style-name="Tabela1.A1" office:value-type="string">
            <text:p text:style-name="P171"/>
          </table:table-cell>
        </table:table-row>
        <table:table-row>
          <table:table-cell table:style-name="Tabela1.A1" office:value-type="string">
            <text:p text:style-name="P171"/>
          </table:table-cell>
          <table:table-cell table:style-name="Tabela1.A1" office:value-type="string">
            <text:p text:style-name="P174">1 MB</text:p>
          </table:table-cell>
          <table:table-cell table:style-name="Tabela1.A1" office:value-type="string">
            <text:p text:style-name="P173">0.20 ms</text:p>
          </table:table-cell>
          <table:table-cell table:style-name="Tabela1.A1" office:value-type="string">
            <text:p text:style-name="P172">0.01 ms</text:p>
          </table:table-cell>
          <table:table-cell table:style-name="Tabela1.A1" office:value-type="string">
            <text:p text:style-name="P171"/>
          </table:table-cell>
        </table:table-row>
        <table:table-row>
          <table:table-cell table:style-name="Tabela1.A1" office:value-type="string">
            <text:p text:style-name="P171"/>
          </table:table-cell>
          <table:table-cell table:style-name="Tabela1.A1" office:value-type="string">
            <text:p text:style-name="P174">4 MB</text:p>
          </table:table-cell>
          <table:table-cell table:style-name="Tabela1.A1" office:value-type="string">
            <text:p text:style-name="P173">0.44 ms</text:p>
          </table:table-cell>
          <table:table-cell table:style-name="Tabela1.A1" office:value-type="string">
            <text:p text:style-name="P172">0.36 ms</text:p>
          </table:table-cell>
          <table:table-cell table:style-name="Tabela1.A1" office:value-type="string">
            <text:p text:style-name="P171"/>
          </table:table-cell>
        </table:table-row>
        <table:table-row>
          <table:table-cell table:style-name="Tabela1.A1" office:value-type="string">
            <text:p text:style-name="P171"/>
          </table:table-cell>
          <table:table-cell table:style-name="Tabela1.A1" office:value-type="string">
            <text:p text:style-name="P174">16 MB</text:p>
          </table:table-cell>
          <table:table-cell table:style-name="Tabela1.A1" office:value-type="string">
            <text:p text:style-name="P173">1.76 ms</text:p>
          </table:table-cell>
          <table:table-cell table:style-name="Tabela1.A1" office:value-type="string">
            <text:p text:style-name="P172">1.30 ms</text:p>
          </table:table-cell>
          <table:table-cell table:style-name="Tabela1.A1" office:value-type="string">
            <text:p text:style-name="P171"/>
          </table:table-cell>
        </table:table-row>
        <table:table-row>
          <table:table-cell table:style-name="Tabela1.A1" office:value-type="string">
            <text:p text:style-name="P171"/>
          </table:table-cell>
          <table:table-cell table:style-name="Tabela1.A1" office:value-type="string">
            <text:p text:style-name="P174">64 MB</text:p>
          </table:table-cell>
          <table:table-cell table:style-name="Tabela1.A1" office:value-type="string">
            <text:p text:style-name="P173">4.53 ms</text:p>
          </table:table-cell>
          <table:table-cell table:style-name="Tabela1.A1" office:value-type="string">
            <text:p text:style-name="P172">3.87 ms</text:p>
          </table:table-cell>
          <table:table-cell table:style-name="Tabela1.A1" office:value-type="string">
            <text:p text:style-name="P171"/>
          </table:table-cell>
        </table:table-row>
        <table:table-row>
          <table:table-cell table:style-name="Tabela1.A1" office:value-type="string">
            <text:p text:style-name="P171"/>
          </table:table-cell>
          <table:table-cell table:style-name="Tabela1.A1" office:value-type="string">
            <text:p text:style-name="P174">256 MB</text:p>
          </table:table-cell>
          <table:table-cell table:style-name="Tabela1.A1" office:value-type="string">
            <text:p text:style-name="P173">6.76 ms</text:p>
          </table:table-cell>
          <table:table-cell table:style-name="Tabela1.A1" office:value-type="string">
            <text:p text:style-name="P172">7.59 ms</text:p>
          </table:table-cell>
          <table:table-cell table:style-name="Tabela1.A1" office:value-type="string">
            <text:p text:style-name="P171"/>
          </table:table-cell>
        </table:table-row>
        <table:table-row>
          <table:table-cell table:style-name="Tabela1.A1" office:value-type="string">
            <text:p text:style-name="P171"/>
          </table:table-cell>
          <table:table-cell table:style-name="Tabela1.A1" office:value-type="string">
            <text:p text:style-name="P174">1 GB</text:p>
          </table:table-cell>
          <table:table-cell table:style-name="Tabela1.A1" office:value-type="string">
            <text:p text:style-name="P173">8.61 ms</text:p>
          </table:table-cell>
          <table:table-cell table:style-name="Tabela1.A1" office:value-type="string">
            <text:p text:style-name="P172">8.50 ms</text:p>
          </table:table-cell>
          <table:table-cell table:style-name="Tabela1.A1" office:value-type="string">
            <text:p text:style-name="P171"/>
          </table:table-cell>
        </table:table-row>
        <table:table-row>
          <table:table-cell table:style-name="Tabela1.A1" office:value-type="string">
            <text:p text:style-name="P171"/>
          </table:table-cell>
          <table:table-cell table:style-name="Tabela1.A1" office:value-type="string">
            <text:p text:style-name="P174">4 GB</text:p>
          </table:table-cell>
          <table:table-cell table:style-name="Tabela1.A1" office:value-type="string">
            <text:p text:style-name="P173">9.41 ms</text:p>
          </table:table-cell>
          <table:table-cell table:style-name="Tabela1.A1" office:value-type="string">
            <text:p text:style-name="P172">9.20 ms</text:p>
          </table:table-cell>
          <table:table-cell table:style-name="Tabela1.A1" office:value-type="string">
            <text:p text:style-name="P171"/>
          </table:table-cell>
        </table:table-row>
        <table:table-row>
          <table:table-cell table:style-name="Tabela1.A1" office:value-type="string">
            <text:p text:style-name="P171"/>
          </table:table-cell>
          <table:table-cell table:style-name="Tabela1.A1" office:value-type="string">
            <text:p text:style-name="P174">16 GB</text:p>
          </table:table-cell>
          <table:table-cell table:style-name="Tabela1.A1" office:value-type="string">
            <text:p text:style-name="P173">10.93 ms</text:p>
          </table:table-cell>
          <table:table-cell table:style-name="Tabela1.A1" office:value-type="string">
            <text:p text:style-name="P172">10.78 ms</text:p>
          </table:table-cell>
          <table:table-cell table:style-name="Tabela1.A1" office:value-type="string">
            <text:p text:style-name="P171"/>
          </table:table-cell>
        </table:table-row>
        <table:table-row>
          <table:table-cell table:style-name="Tabela1.A1" office:value-type="string">
            <text:p text:style-name="P171"/>
          </table:table-cell>
          <table:table-cell table:style-name="Tabela1.A1" office:value-type="string">
            <text:p text:style-name="P174">64 GB</text:p>
          </table:table-cell>
          <table:table-cell table:style-name="Tabela1.A1" office:value-type="string">
            <text:p text:style-name="P173">10.99 ms</text:p>
          </table:table-cell>
          <table:table-cell table:style-name="Tabela1.A1" office:value-type="string">
            <text:p text:style-name="P172">10.85 ms</text:p>
          </table:table-cell>
          <table:table-cell table:style-name="Tabela1.A1" office:value-type="string">
            <text:p text:style-name="P171"/>
          </table:table-cell>
        </table:table-row>
        <table:table-row>
          <table:table-cell table:style-name="Tabela1.A1" office:value-type="string">
            <text:p text:style-name="P171"/>
          </table:table-cell>
          <table:table-cell table:style-name="Tabela1.A1" office:value-type="string">
            <text:p text:style-name="P174">256 GB</text:p>
          </table:table-cell>
          <table:table-cell table:style-name="Tabela1.A1" office:value-type="string">
            <text:p text:style-name="P173">12.19 ms</text:p>
          </table:table-cell>
          <table:table-cell table:style-name="Tabela1.A1" office:value-type="string">
            <text:p text:style-name="P172">12.73 ms</text:p>
          </table:table-cell>
          <table:table-cell table:style-name="Tabela1.A1" office:value-type="string">
            <text:p text:style-name="P171"/>
          </table:table-cell>
        </table:table-row>
        <table:table-row>
          <table:table-cell table:style-name="Tabela1.A1" office:value-type="string">
            <text:p text:style-name="P171"/>
          </table:table-cell>
          <table:table-cell table:style-name="Tabela1.A1" office:value-type="string">
            <text:p text:style-name="P174">1 TB</text:p>
          </table:table-cell>
          <table:table-cell table:style-name="Tabela1.A1" office:value-type="string">
            <text:p text:style-name="P173">16.30 ms</text:p>
          </table:table-cell>
          <table:table-cell table:style-name="Tabela1.A1" office:value-type="string">
            <text:p text:style-name="P172">15.72 ms</text:p>
          </table:table-cell>
          <table:table-cell table:style-name="Tabela1.A1" office:value-type="string">
            <text:p text:style-name="P171"/>
          </table:table-cell>
        </table:table-row>
      </table:table>
      <text:p text:style-name="P40"/>
      <text:p text:style-name="P41">Above seek times are averages for single seeks. <text:span text:style-name="T378">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8"/>
      <text:p text:style-name="P107">Changes pending: SSD devices may be subject to <text:span text:style-name="T324">the </text:span>same argument, due to write amplification <text:span text:style-name="T368">and switching between segments</text:span>. Quantifying it is another matter. </text:p>
      <text:p text:style-name="P8"/>
      <text:p text:style-name="P8"/>
      <text:h text:style-name="Heading_20_3" text:outline-level="3"><text:soft-page-break/>B-trees are not efficient. </text:h>
      <text:p text:style-name="P56"><text:span text:style-name="T162">There is </text:span><text:span text:style-name="T30">a </text:span><text:span text:style-name="T67">trend</text:span><text:span text:style-name="T30"> </text:span><text:span text:style-name="T132">among</text:span><text:span text:style-name="T30"> filesystem design</text:span><text:span text:style-name="T132">s</text:span><text:span text:style-name="T30"> towards using both modified in-place </text:span><text:span text:style-name="T3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0"> and copy on write B-trees </text:span><text:span text:style-name="T30"><text:bibliography-mark text:identifier="Rodeh12" text:bibliography-type="article" text:author="Ohad Rodeh" text:title="BTRFS: The Linux B-tree Filesystem" text:year="2012">[Rodeh12]</text:bibliography-mark></text:span><text:span text:style-name="T30"> </text:span><text:span text:style-name="T30"><text:bibliography-mark text:identifier="ZFS" text:bibliography-type="www" text:author="Jeff Bonwick, Bill Moore" text:title="ZFS: The Last Word in File Systems">[ZFS]</text:bibliography-mark></text:span><text:span text:style-name="T30">. </text:span><text:span text:style-name="T31">This trend might be easily explained by common expectation that filesystems </text:span><text:span text:style-name="T98">should</text:span><text:span text:style-name="T31"> be able to handle </text:span><text:span text:style-name="T163">huge numbers</text:span><text:span text:style-name="T31"> of files. Popular filesystems </text:span><text:span text:style-name="T99">even </text:span><text:span text:style-name="T31">explicitly advertise their ability to scale </text:span><text:span text:style-name="T34">among main points why to choose them over the competition</text:span><text:span text:style-name="T31">. </text:span><text:span text:style-name="T32">B-trees are a good approach if </text:span><text:span text:style-name="T165">a </text:span><text:span text:style-name="T32">huge amount of keys </text:span><text:span text:style-name="T172">is</text:span><text:span text:style-name="T165"> expected</text:span><text:span text:style-name="T32">. </text:span><text:span text:style-name="T165">T</text:span><text:span text:style-name="T32">rees scale asymptotically with logarithmic complexity </text:span><text:span text:style-name="T33">which means even billions of entries can be stored with only a few disk accesses </text:span><text:span text:style-name="T34">needed to reach </text:span><text:span text:style-name="T33">any given entry. This asymptotic behavior seems to have mislead </text:span><text:span text:style-name="T164">everyone</text:span><text:span text:style-name="T33">. It would be justified to use B-trees if billions of files </text:span><text:span text:style-name="T165">were expected </text:span><text:span text:style-name="T33">to be stored but that </text:span><text:span text:style-name="T99">is a </text:span><text:span text:style-name="T33">false assumption, </text:span><text:span text:style-name="T99">at least in general case</text:span><text:span text:style-name="T33">. </text:span><text:span text:style-name="T36">Most</text:span><text:span text:style-name="T33"> computers hold on the order of 100'000 files</text:span><text:span text:style-name="T107"> </text:span><text:span text:style-name="T10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7">. </text:span><text:span text:style-name="T100">That amount of dictionary entries can </text:span><text:span text:style-name="T35">be stored </text:span><text:span text:style-name="T164">and accessed </text:span><text:span text:style-name="T35">more efficiently. </text:span></text:p>
      <text:p text:style-name="P68"><text:span text:style-name="T35">S</text:span><text:span text:style-name="T30">econd reason to use B-trees </text:span><text:span text:style-name="T197">in the past </text:span><text:span text:style-name="T30">is that memory needed to query and update trees is small, </text:span><text:span text:style-name="T133">comparable</text:span><text:span text:style-name="T30"> to number of </text:span><text:span text:style-name="T164">nodes</text:span><text:span text:style-name="T30"> from root to leaf. </text:span><text:span text:style-name="T70">Computers of the past often had little memory, </text:span><text:span text:style-name="T70"><text:bibliography-mark text:identifier="McKusi84" text:bibliography-type="article" text:author="Marshall Kirk Mckusick, William N. Joy, Samuel J. Leffler, Robert S. Fabry" text:title="A Fast File System for UNIX" text:year="1984">[McKusi84]</text:bibliography-mark></text:span><text:span text:style-name="T70"> </text:span><text:span text:style-name="T175">had maybe 8 MB </text:span><text:span text:style-name="T192">of memory. However, m</text:span><text:span text:style-name="T30">odern desktop computers have several gigabytes of memory and servers have </text:span><text:span text:style-name="T170">tens of gigabytes of memory</text:span><text:span text:style-name="T30">. </text:span><text:span text:style-name="T133">Conserving memory is not justified </text:span><text:span text:style-name="T164">anymore</text:span><text:span text:style-name="T133">. </text:span><text:span text:style-name="T172">Memory constrained devices like </text:span><text:span text:style-name="T180">smart</text:span><text:span text:style-name="T172">phones constitute an exception but that does not negate benefits on desktops and servers. </text:span></text:p>
      <text:p text:style-name="P45"/>
      <text:p text:style-name="P46">Consider <text:span text:style-name="T396">the </text:span>three approaches <text:span text:style-name="T395">described below</text:span>, depending on how many entries we expect to hold at any given time. Respective capacities will be tweaked <text:span text:style-name="T386">in order to make performance comparable. As in previous section, we assume hard disks can sustain ~120 MB/s throughput and ~10 ms seek time on average. </text:span></text:p>
      <text:p text:style-name="P47"/>
      <text:p text:style-name="P48">First approach, entire dictionary is stored <text:span text:style-name="T386">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38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386">.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text:span></text:p>
      <text:p text:style-name="P48"><draw:frame draw:style-name="fr6" draw:name="Dictionary 1 direct" text:anchor-type="paragraph" svg:width="15.52cm" svg:height="4.57cm" draw:z-index="10"><draw:image xlink:href="../dictionary.png" xlink:type="simple" xlink:show="embed" xlink:actuate="onLoad"/></draw:frame></text:p>
      <text:p text:style-name="P50">Second approach, <text:span text:style-name="T387">hashtable dictionary is stored on disk in single extent, pointing to bucket dictionaries also stored on disk in single extents. When a key is accessed, key is hashed modulo number of buckets, selected bucket gets loaded from disk in one sweep, bucket is modified and </text:span><text:soft-page-break/><text:span text:style-name="T387">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text:span></text:p>
      <text:p text:style-name="P50"><draw:frame draw:style-name="fr7" draw:name="Dictionary 2 hashtable" text:anchor-type="paragraph" svg:width="15.52cm" svg:height="7.22cm" draw:z-index="11"><draw:image xlink:href="../dictionary2.png" xlink:type="simple" xlink:show="embed" xlink:actuate="onLoad" draw:filter-name="&lt;Wszystkie formaty&gt;"/></draw:frame></text:p>
      <text:p text:style-name="P49">Third approach, <text:span text:style-name="T388">B-trees as the contemporary alternative. If we assume five seeks are allowed per key access and nodes hold 4096 keys (64 KB), then entire tree has a capacity of about 10</text:span><text:span text:style-name="T389">18</text:span><text:span text:style-name="T390"> keys. This </text:span><text:span text:style-name="T391">assumes no </text:span><text:span text:style-name="T390">data structures </text:span><text:span text:style-name="T391">that </text:span><text:span text:style-name="T390">keep track of allocated space, </text:span><text:span text:style-name="T391">so compacting disk space requires reading all nodes and through them finding which blocks are used. </text:span><text:span text:style-name="T392">Each key access takes up to 5 disk seeks, with any </text:span><text:span text:style-name="T393">node </text:span><text:span text:style-name="T392">being possibly served from cache. </text:span><text:span text:style-name="T391">Capacity of trees is indeed impressive and memory requirements are very low, only few </text:span><text:span text:style-name="T393">nodes</text:span><text:span text:style-name="T391"> are needed at any given time, but performance is worse than those of previous approaches. </text:span></text:p>
      <text:p text:style-name="P14"/>
      <text:p text:style-name="P15">This argument is basically the same as for inode extent. If <text:span text:style-name="T394">extent dictionary is considered </text:span>as <text:span text:style-name="T394">a </text:span>metadata of some special file then same <text:span text:style-name="T270">theoretical argument can be applied</text:span>. </text:p>
      <text:p text:style-name="P9"/>
      <text:p text:style-name="P10"/>
      <text:h text:style-name="Heading_20_3" text:outline-level="3">Fsync is not efficient. </text:h>
      <text:p text:style-name="P61"><text:span text:style-name="T30">Files </text:span><text:span text:style-name="T124">stored on computers </text:span><text:span text:style-name="T181">become increasingly important as businesses and governments store ever more files of evermore importance on automated systems</text:span><text:span text:style-name="T124">. </text:span><text:span text:style-name="T181">At some point in the past, p</text:span><text:span text:style-name="T125">rograms started using techniques that would ensure reasonable state after computer was interrupted </text:span><text:span text:style-name="T126">which did and </text:span><text:span text:style-name="T129">still </text:span><text:span text:style-name="T126">does </text:span><text:span text:style-name="T128">occur</text:span><text:span text:style-name="T126"> quite often</text:span><text:span text:style-name="T125">. POSIX standard implies an approach that is being used to this day. Windows system</text:span><text:span text:style-name="T166">s</text:span><text:span text:style-name="T125"> use an identical approach despite not </text:span><text:span text:style-name="T126">recognizing POSIX. </text:span><text:span text:style-name="T127">The well established approach replaces a file using following template: </text:span></text:p>
      <text:p text:style-name="P78"/>
      <text:p text:style-name="Code_20_Source">int fd = creat("file.new", S_IRUSR|S_IWUSR); </text:p>
      <text:p text:style-name="Code_20_Source">write(fd, buf, <text:span text:style-name="T289">len</text:span>); </text:p>
      <text:p text:style-name="Code_20_Source">fsync(fd); </text:p>
      <text:p text:style-name="Code_20_Source">close(fd); </text:p>
      <text:p text:style-name="Code_20_Source">rename("file.new", "file"); </text:p>
      <text:p text:style-name="P78"><text:soft-page-break/></text:p>
      <text:p text:style-name="P79">This approach has been the expected way of achieving atomic changes to files and caused a lot of pain when people were depending on different guarantees than that of fsync. <text:span text:style-name="T271">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271">POSIX vs Reality</text:span></text:a><text:span text:style-name="T271">. Heavy reliance on fsync led to a famous major </text:span><text:a xlink:type="simple" xlink:href="https://bugzilla.mozilla.org/show_bug.cgi?id=421482" text:style-name="Internet_20_link" text:visited-style-name="Visited_20_Internet_20_Link"><text:span text:style-name="T271">performance bug</text:span></text:a><text:span text:style-name="T271"> in Firefox. </text:span></text:p>
      <text:p text:style-name="P109"><text:span text:style-name="T259">Described </text:span><text:span text:style-name="T211">behavior </text:span><text:span text:style-name="T244">(and few others) </text:span><text:span text:style-name="T211">is common in modern filesystem</text:span><text:span text:style-name="T221">s</text:span><text:span text:style-name="T211"> but </text:span><text:span text:style-name="T218">it is</text:span><text:span text:style-name="T211"> not </text:span><text:span text:style-name="T224">mandated </text:span><text:span text:style-name="T211">by POSIX </text:span><text:span text:style-name="T259">standard </text:span><text:span text:style-name="T227">so</text:span><text:span text:style-name="T211"> applications </text:span><text:span text:style-name="T227">should not </text:span><text:span text:style-name="T211">rely on </text:span><text:span text:style-name="T225">t</text:span><text:span text:style-name="T217">his property being </text:span><text:span text:style-name="T218">always </text:span><text:span text:style-name="T217">met</text:span><text:span text:style-name="T211">. Refer to </text:span><text:span text:style-name="T211"><text:bibliography-mark text:identifier="Pillai13" text:bibliography-type="article" text:author="Thanumalayan Sankaranarayana Pillai, et al" text:title="Towards Efficient, Portable Application-Level Consistency" text:year="2013">[Pillai13]</text:bibliography-mark></text:span><text:span text:style-name="T211"> for </text:span><text:span text:style-name="T217">modern filesystem semantics that are common but </text:span><text:span text:style-name="T227">are </text:span><text:span text:style-name="T217">not </text:span><text:span text:style-name="T227">part of the </text:span><text:span text:style-name="T252">published </text:span><text:span text:style-name="T227">POSIX </text:span><text:span text:style-name="T217">standard</text:span><text:span text:style-name="T227">. </text:span><text:span text:style-name="T219">Notice that all of the behaviors they describe are met by a filesystem where all operations are </text:span><text:span text:style-name="T220">both </text:span><text:span text:style-name="T219">atomic and ordered, </text:span><text:span text:style-name="T227">as proposed below</text:span><text:span text:style-name="T219">. </text:span><text:span text:style-name="T227">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8">described below. </text:span></text:p>
      <text:p text:style-name="P85"/>
      <text:p text:style-name="P88">Following code <text:span text:style-name="T305">is not safe on all filesystems but is representative of applications: </text:span></text:p>
      <text:p text:style-name="Code_20_Source">int fd = creat("file.new", S_IRUSR|S_IWUSR); </text:p>
      <text:p text:style-name="Code_20_Source">write(fd, buf, <text:span text:style-name="T289">len</text:span>); </text:p>
      <text:p text:style-name="Code_20_Source">close(fd); </text:p>
      <text:p text:style-name="Code_20_Source">rename("file.new", "file"); </text:p>
      <text:p text:style-name="P89"/>
      <text:p text:style-name="P76">Whatever improvements to filesystems will be made in the future, it seems clear that <text:s/>applications will <text:span text:style-name="T328">continue</text:span> to use the approach established by POSIX and filesystems will have to cooperate. <text:span text:style-name="T276">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7">cp</text:span><text:span text:style-name="T276">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76"/>
      <text:p text:style-name="P76">Below <text:span text:style-name="T313">is described </text:span>a new <text:span text:style-name="T272">solution</text:span> to <text:span text:style-name="T313">the </text:span>problem <text:span text:style-name="T313">of ensuring consistency </text:span>that <text:span text:style-name="T313">keeps </text:span>files correct <text:span text:style-name="T297">whether</text:span> the POSIX <text:span text:style-name="T297">compliant</text:span> approach <text:span text:style-name="T297">is used or not while performance is approaching no use of fsync at all. </text:span></text:p>
      <text:p text:style-name="P77"/>
      <text:p text:style-name="P81">Consider a filesystem where all operations are both atomic and ordered, <text:span text:style-name="T326">with respect to crash</text:span>. <text:span text:style-name="T273">Above that fsync calls are implemented as no-op. </text:span></text:p>
      <text:p text:style-name="P81"><text:span text:style-name="T300">The file replacing codes above remain to keep files consistent. This is due to the fact that application developers (usually) use fsync not to persist data immediately but to persist data before metadata, which is what </text:span><text:span text:style-name="T212">ordering </text:span><text:span text:style-name="T237">behavior </text:span><text:span text:style-name="T245">implies</text:span><text:span text:style-name="T273">.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273">documentation</text:span></text:a><text:span text:style-name="T273">: </text:span></text:p>
      <text:p text:style-name="Text_20_body"/>
      <text:p text:style-name="Quotations"><text:soft-page-break/>(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0"><text:span text:style-name="T299">Persisting ordered operations used to be implemented though ordered persistence. Long time ago blocks were written one at a time (synchronous writes). Operating system <text:s/>buffered changes in memory (</text:span>the buffer cache) <text:span text:style-name="T229">and was the only party that buffered. </text:span>When hard disks started buffering writes <text:span text:style-name="T298">themselves things got broken. System was no longer in a position to tell which blocks were already persisted on the platter and which were still pending. Immediate solution was to implement </text:span><text:span text:style-name="T206">flushing buffers </text:span><text:span text:style-name="T231">th</text:span><text:span text:style-name="T236">r</text:span><text:span text:style-name="T231">ough so called </text:span><text:span text:style-name="T206">queue draining</text:span><text:span text:style-name="T230">. System </text:span><text:span text:style-name="T231">withh</text:span><text:span text:style-name="T238">eld</text:span><text:span text:style-name="T231"> </text:span><text:span text:style-name="T230">all future writes until disk reported that </text:span><text:span text:style-name="T245">all outstanding writes completed, that </text:span><text:span text:style-name="T230">queue was empty. </text:span><text:span text:style-name="T232">When flushing buffers occurred quite often </text:span><text:span text:style-name="T230">this approach basically defeated the purpose of installing buffers in disks </text:span><text:span text:style-name="T232">in the first place. </text:span></text:p>
      <text:p text:style-name="Text_20_body"><text:span text:style-name="T246">L</text:span><text:span text:style-name="T233">ater another major overhaul of disks happened. Up to this moment systems reordered requests </text:span><text:span text:style-name="T234">themselves</text:span><text:span text:style-name="T233">. Buffer cache accumulated blocks to be written and system decided, without much help from the disk, in which order should the disk write them. </text:span><text:span text:style-name="T234">It was more beneficial to process blocks in the order that minimized total time spent on jumping between locations on disk. Unfortunately, system was in no position to determine current orientation of the platter or current position of the head. </text:span><text:span text:style-name="T253">The s</text:span><text:span text:style-name="T234">ystem made decisions </text:span><text:span text:style-name="T253">based on some principle like elevator scheduling, not on exact state of the disk</text:span><text:span text:style-name="T234">. Everything changed again when disks started to reorder requests themselves. </text:span><text:span text:style-name="T246">S</text:span><text:span text:style-name="T234">ystem was </text:span><text:span text:style-name="T246">again </text:span><text:span text:style-name="T234">no longer aware of what is the status of each request. </text:span><text:span text:style-name="T246">T</text:span><text:span text:style-name="T234">he system </text:span><text:span text:style-name="T246">did not </text:span><text:span text:style-name="T234">even </text:span><text:span text:style-name="T246">know </text:span><text:span text:style-name="T234">which of them will go to the platter first. </text:span><text:span text:style-name="T235">The solution to ensuring order of writes was the same, </text:span><text:span text:style-name="T246">through withholding further writes. </text:span></text:p>
      <text:p text:style-name="P108"><text:span text:style-name="T246">M</text:span><text:span text:style-name="T250">odern solution comes in form of two related mechanisms: explicit flushes and FUA requests. </text:span><text:span text:style-name="T247">Flushes are writes that are weakly ordered, demanding previously scheduled writes are completed before current. Previous requests can still be reordered between themselves, </text:span><text:span text:style-name="T267">and </text:span><text:span text:style-name="T247">so can future requests. Force Unit Access </text:span><text:span text:style-name="T248">(FUA) </text:span><text:span text:style-name="T247">requests </text:span><text:span text:style-name="T248">can be reordered with any other request, imposing no ordering whatsoever, but disk reports immediately </text:span><text:span text:style-name="T254">after </text:span><text:span text:style-name="T248">they landed on the platter. </text:span><text:span text:style-name="T254">FUA requests are also said to </text:span><text:span text:style-name="T260">have priority </text:span><text:span text:style-name="T254">over </text:span><text:span text:style-name="T260">normal requests</text:span><text:span text:style-name="T254">. </text:span><text:span text:style-name="T250">System is no longer responsible for ensuring ordering. Instead the disk is being issued requests marked with these two flags. </text:span><text:span text:style-name="T249">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82"/>
      <text:p text:style-name="P101">Here is a <text:span text:style-name="T314">plausible</text:span> implementation of a filesystem where all operations are atomic and ordered (but not <text:span text:style-name="T369">yet </text:span>durable) <text:span text:style-name="T301">with respect to crash</text:span>. </text:p>
      <text:p text:style-name="P83"/>
      <text:p text:style-name="P83">Consider a copy on write scheme where first sector contains address of last persisted <text:span text:style-name="T274">block</text:span> and address of root inode, further sectors contain a continuous <text:span text:style-name="T302">cyclic </text:span>stream of data and metadata similar to a log-structured filesystem. </text:p>
      <text:p text:style-name="P102">Each operation puts more blocks into the stream in a sequential but asynchronous way. <text:span text:style-name="T303">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text:span><text:soft-page-break/><text:span text:style-name="T303">quite bulky, this approach is not good enough. Rather it provides a baseline upon which improvements will be made. </text:span></text:p>
      <text:p text:style-name="P103"><text:span text:style-name="T329">After</text:span> the filesystem is sure that blocks up to a given point were persisted, it issues an atomic but also <text:span text:style-name="T304">unordered</text:span> write of the first <text:span text:style-name="T315">sector (checkpointing)</text:span>, moving the address of last used block. Recovery is not strictly necessary <text:span text:style-name="T282">so far </text:span>because first sector <text:span text:style-name="T277">reliably </text:span>tells us how much data was <text:span text:style-name="T327">persisted</text:span>. <text:span text:style-name="T322">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103"/>
      <text:p text:style-name="P104">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16">has </text:span>to be stored eventually but <text:span text:style-name="T275">not before file write operation was persistent, neither between open-close cycles. Recovery involves doing a so called </text:span><text:span text:style-name="T203">roll forward</text:span><text:span text:style-name="T213">, scanning the log from last known end forward, looking for intents. </text:span><text:span text:style-name="T240">Each intent </text:span><text:span text:style-name="T268">references the extent holding data (),</text:span><text:span text:style-name="T240"> a </text:span><text:span text:style-name="T268">checksum</text:span><text:span text:style-name="T241"> that verifies </text:span><text:span text:style-name="T268">said data, another checksum that verifies </text:span><text:span text:style-name="T241">intent integrity, and </text:span><text:span text:style-name="T268">some information that confirms the chain of intents (so </text:span><text:span text:style-name="T242">stale bytes </text:span><text:span text:style-name="T243">from whatever was stored </text:span><text:span text:style-name="T255">on disk</text:span><text:span text:style-name="T243"> previously </text:span><text:span text:style-name="T268">can be distinguished from actual intent. </text:span><text:span text:style-name="T256">On recovery, if complete inode was not saved properly then last complete copy is loaded, c</text:span><text:span text:style-name="T239">hanges defined in </text:span><text:span text:style-name="T213">intent</text:span><text:span text:style-name="T256">s</text:span><text:span text:style-name="T213"> have to </text:span><text:span text:style-name="T214">be </text:span><text:span text:style-name="T256">merged, </text:span><text:span text:style-name="T214">incorporated into </text:span><text:span text:style-name="T256">in-memory </text:span><text:span text:style-name="T214">inode. </text:span><text:span text:style-name="T256">Final complete copy is then stored. </text:span><text:span text:style-name="T215">Complexity is added to recovery code but performance </text:span><text:span text:style-name="T226">and utilisation </text:span><text:span text:style-name="T216">gain </text:span><text:span text:style-name="T215">may well be worth it. </text:span></text:p>
      <text:p text:style-name="P86">Robustness can also be achieved in the sense that operations can become persistent as soon as <text:span text:style-name="T320">their intents</text:span> hit the disk. <text:span text:style-name="T323">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90"><text:span text:style-name="T370">Fragmentation can be actively avoided and </text:span>compactness <text:span text:style-name="T370">preserved </text:span>by <text:span text:style-name="T370">associating each operation with a </text:span>global incremental generation number. Inodes affected by given operation are loaded from disk <text:span text:style-name="T370">to memory </text:span>(if <text:span text:style-name="T370">needed)</text:span>, <text:span text:style-name="T370">having their last generation field updated to current counter value. Before checkpointing, all in-memory inodes having last generation field less than some arbitrary generation are allocated in the log and sent to disk. When these disk writes were persisted, first block is atomically updated. This approach allows to implement delayed allocation, coalescing sequential file writes and storing only one intent in total thus actively avoiding fragmentation and increasing compactness. </text:span></text:p>
      <text:p text:style-name="P91">[scheme needs a complete rework]</text:p>
      <text:p text:style-name="P84"/>
      <text:p text:style-name="P92">Simple key-value store can be implemented easily on an atomic ordered filesystem. First 128 bits hold extent info (which means offset and length) of a dictionary blob. The dictionary maps keys into extent infos of value blobs. <text:span text:style-name="T380">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When keys are updated or removed, unused blobs are turned into sparse holes, freeing up space. Reference implementation can be found in the repository. </text:span></text:p>
      <text:p text:style-name="P87"><draw:frame draw:style-name="fr8" draw:name="KeyValue store layout" text:anchor-type="paragraph" svg:width="11.539cm" svg:height="2cm" draw:z-index="12"><draw:image xlink:href="../keyvaluelayout.png" xlink:type="simple" xlink:show="embed" xlink:actuate="onLoad"/></draw:frame></text:p>
      <text:p text:style-name="P93"><text:soft-page-break/>Even simpler document store can be implemented when setcontents method is available. Only one entry can be stored in the file, but it can be arbitrarily complex data structure. <text:span text:style-name="T381">Setcontents is a filesystem operation that truncates the file to zero and writes to it in one combined atomic operation. There is no reference implementation yet. </text:span></text:p>
      <text:p text:style-name="P87"/>
      <text:p text:style-name="P84"/>
      <text:h text:style-name="Heading_20_3" text:outline-level="3">Encrypting disk blocks is not useful. </text:h>
      <text:p text:style-name="P99"><text:span text:style-name="T134">Encryption became a common feature that is not used only by geeks and criminals anymore. While in the past user would use some custom program to </text:span><text:span text:style-name="T137">password-protect</text:span><text:span text:style-name="T134"> archives and store them away </text:span><text:span text:style-name="T138">with other files </text:span><text:span text:style-name="T173">on otherwise unencrypted media</text:span><text:span text:style-name="T134">, today operating systems are expected to offer encryption out of the box. </text:span><text:span text:style-name="T135">In particular, systems are often installed on encrypted partitions and are supposed to boot of</text:span><text:span text:style-name="T139">f</text:span><text:span text:style-name="T135"> them. </text:span><text:span text:style-name="T136">The problem is that initial code must be loaded before any decryption can be done. Some files need to be available in the clear before rest of them can be decrypted and booting sequence can proceed. </text:span></text:p>
      <text:p text:style-name="P11"/>
      <text:p text:style-name="P18">Linux uses a separate unencrypted /boot partition to start a booting process. Then a screen pops up asking the user to provide a password which decrypts a LUKS partition. <text:span text:style-name="T283">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9">Only solution to booting from a <text:span text:style-name="T284">(</text:span>partially<text:span text:style-name="T284">)</text:span> encrypted filesystem seems to be encrypting <text:span text:style-name="T372">selected data structures within </text:span>filesystem itself and not the block storage device <text:span text:style-name="T290">underneath</text:span>. </text:p>
      <text:p text:style-name="P18"/>
      <text:p text:style-name="P20">Consider a filesystem where encryption is applied to data structures <text:span text:style-name="T288">like inodes and data extents, and not raw disk blocks</text:span>. <text:span text:style-name="T285">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2">Encrypted structures would be indistinguishable from free space so there is no way to tell how much data is stored aside of files <text:span text:style-name="T286">stored </text:span>in the clear. <text:span text:style-name="T287">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3">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1"/>
      <text:p text:style-name="P134">Following diagram shows an example of data structures on disk (clouds mean extents are encrypted, locations on disk are not represented):<text:span text:style-name="T191"> </text:span></text:p>
      <text:p text:style-name="P12"><draw:frame draw:style-name="fr5" draw:name="Plain and encrypted data structures" text:anchor-type="paragraph" svg:width="12.321cm" svg:height="5.5cm" draw:z-index="13"><draw:image xlink:href="../plain.png" xlink:type="simple" xlink:show="embed" xlink:actuate="onLoad"/></draw:frame><text:soft-page-break/></text:p>
      <text:p text:style-name="P12"/>
      <text:h text:style-name="P182" text:outline-level="3"><text:span text:style-name="T321">Overwriting</text:span> files is not <text:span text:style-name="T321">safe or efficient. </text:span></text:h>
      <text:p text:style-name="P34">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73">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4"/>
      <text:p text:style-name="P35">Encrypted LUKS partitions are a partial solution, because they allow only to wipe entire filesystems and not individual files. However, the idea of keeping cryptographic keys in a header, that are used to encrypt subsequent blocks is a <text:span text:style-name="T374">good idea that can be taken further. </text:span></text:p>
      <text:p text:style-name="P39"/>
      <text:p text:style-name="P36">Encrypting data structures within a filesystem, instead of data blocks within the block device underneath, is an approach that allows to efficiently and safely wipe files, and <text:span text:style-name="T375">for that matter any </text:span>other <text:span text:style-name="T376">data </text:span>structures <text:span text:style-name="T376">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6" draw:name="Hierarchy of encrypted data structures" text:anchor-type="paragraph" svg:width="8.56cm" svg:height="7.549cm" draw:z-index="14"><draw:image xlink:href="../datastructs.png" xlink:type="simple" xlink:show="embed" xlink:actuate="onLoad"/></draw:frame><text:soft-page-break/></text:p>
      <text:p text:style-name="P36"/>
      <text:h text:style-name="P183" text:outline-level="3">Strategies for data allocation are mutually exclusive. </text:h>
      <text:p text:style-name="P42">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383">recompressed, </text:span>and finally stored to another location. <text:span text:style-name="T382">Also</text:span>, compacted segment could be split apart to <text:span text:style-name="T382">fit into previously compacted leftover free space. There are however some mutually exclusive strategies how to allocate data within the segments, and whether is it always a good idea to append only to one segment. </text:span></text:p>
      <text:p text:style-name="P42"/>
      <text:p text:style-name="P43">Consider the difference between how web browsers and torrent clients download files. Web browsers always download files sequentially. Therefore it is reasonable to <text:span text:style-name="T384">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text:span></text:p>
      <text:p text:style-name="P36"><draw:frame draw:style-name="fr6" draw:name="Allocation strategy append/write" text:anchor-type="paragraph" svg:width="12.76cm" svg:height="3.45cm" draw:z-index="15"><draw:image xlink:href="../allocation-logchunks.png" xlink:type="simple" xlink:show="embed" xlink:actuate="onLoad"/></draw:frame></text:p>
      <text:p text:style-name="P44">Another issue is how chunks from across different snapshots are laid out within the segment. <text:span text:style-name="T385">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text:span><text:soft-page-break/><text:span text:style-name="T385">file is going to be overwritten. Applications do not report this to the filesystem, neither there seems to be an easy way to predict it for a particular file. During deframentation this information is available, so layout can be optimised at least during defragmentation. </text:span></text:p>
      <text:p text:style-name="P36"><draw:frame draw:style-name="fr6" draw:name="Allocation strategy defragmentation" text:anchor-type="paragraph" svg:width="12.76cm" svg:height="3.45cm" draw:z-index="16"><draw:image xlink:href="../allocation-chunksrevs.png" xlink:type="simple" xlink:show="embed" xlink:actuate="onLoad"/></draw:frame></text:p>
      <text:p text:style-name="P38"/>
      <text:h text:style-name="Heading_20_3" text:outline-level="3">Blocks can store less than extents. </text:h>
      <text:p text:style-name="P58"><text:span text:style-name="T140">Earlier </text:span><text:span text:style-name="T144">chapters discussed the issue of storing </text:span><text:span text:style-name="T140">data structures like dictionaries and inodes in single extents. </text:span><text:span text:style-name="T144">While previous chapters were considering performance of disk devices this chapter is focused on compactness. Less bits are needed to store data in extent form than </text:span><text:span text:style-name="T167">in </text:span><text:span text:style-name="T144">individual blocks, </text:span><text:span text:style-name="T167">leading to performance and space </text:span><text:span text:style-name="T196">utilization</text:span><text:span text:style-name="T167"> gain</text:span><text:span text:style-name="T144">. </text:span></text:p>
      <text:p text:style-name="P59"><text:span text:style-name="T141">The main reason </text:span><text:span text:style-name="T145">why extents are more efficient </text:span><text:span text:style-name="T141">is that blocks impose rigid boundaries between data items stored inside. </text:span><text:span text:style-name="T142">Items of variable size cannot be compactly laid out next to one another because </text:span><text:span text:style-name="T143">boundaries between sets of items </text:span><text:span text:style-name="T145">often </text:span><text:span text:style-name="T143">not align with </text:span><text:span text:style-name="T145">boundaries </text:span><text:span text:style-name="T147">between </text:span><text:span text:style-name="T143">blocks. When data </text:span><text:span text:style-name="T168">is divided </text:span><text:span text:style-name="T143">into blocks, usually </text:span><text:span text:style-name="T168">items should not be split between blocks. </text:span></text:p>
      <text:p text:style-name="P23"/>
      <text:p text:style-name="P60"><text:span text:style-name="T30">For example, directory entries used to be stored in data blocks like on a diagram below. File names </text:span><text:span text:style-name="T146">are much shorte</text:span><text:span text:style-name="T148">r</text:span><text:span text:style-name="T146"> than a single block so they </text:span><text:span text:style-name="T30">are </text:span><text:span text:style-name="T146">being </text:span><text:span text:style-name="T30">grouped </text:span><text:span text:style-name="T146">to occupy as much space in </text:span><text:span text:style-name="T169">each</text:span><text:span text:style-name="T146"> block as possible. However, </text:span><text:span text:style-name="T30">since file names are variable length each block has some unpredictable </text:span><text:span text:style-name="T146">amount of </text:span><text:span text:style-name="T30">space </text:span><text:span text:style-name="T146">left </text:span><text:span text:style-name="T30">unused. </text:span></text:p>
      <text:p text:style-name="P22"><draw:frame draw:style-name="fr6" draw:name="Directory inode wasted space" text:anchor-type="paragraph" svg:width="9.38cm" svg:height="3.78cm" draw:z-index="17"><draw:image xlink:href="../dirblocks.png" xlink:type="simple" xlink:show="embed" xlink:actuate="onLoad"/></draw:frame></text:p>
      <text:p text:style-name="P24">No doubt this approach was beneficial when memory was heavily constrained. Listing and querying entries require<text:span text:style-name="T291">s</text:span> <text:span text:style-name="T291">processing </text:span>only one block at a time. Removing or changing an entry require<text:span text:style-name="T291">s</text:span> writing only one block <text:span text:style-name="T317">to</text:span> disk. <text:span text:style-name="T292">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7">Consider using an extent instead. Items can be laid out next to each other with not even a byte wasted. <text:span text:style-name="T293">At most, extent could be aligned to block boundaries wasting only some fragment of the last block, often called a </text:span><text:span text:style-name="T205">tail</text:span><text:span text:style-name="T222">. However if filesystem would allow extents to start and end at byte </text:span><text:span text:style-name="T251">precise</text:span><text:span text:style-name="T222"> addresses then literally no byte would go to waste. </text:span><text:span text:style-name="T223">This is the case with Btrfs filesystem. </text:span></text:p>
      <text:p text:style-name="P94"><draw:frame draw:style-name="fr6" draw:name="Complete inode no waste" text:anchor-type="paragraph" svg:width="8.08cm" svg:height="2.311cm" draw:z-index="18"><draw:image xlink:href="../dirextent.png" xlink:type="simple" xlink:show="embed" xlink:actuate="onLoad"/></draw:frame><text:soft-page-break/></text:p>
      <text:p text:style-name="P94">Another example, <text:span text:style-name="T294">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95">Keys can be arbitrarily reordered within the blob because deserialization <text:span text:style-name="T295">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95"/>
      <text:p text:style-name="P96">Normally a 64 bit number occupies exactly that much space, 8 bytes. Varint encoding divides a number into 7 bit chunks starting from least significant bits. 8th bit is used to signal whether <text:span text:style-name="T296">more chunks follow</text:span>. For example, number<text:span text:style-name="T296">s</text:span> 200 <text:span text:style-name="T296">and 100'000 are encoded as below. Each byte is separated with a space and bits are concatenated with a pipe. Chunks are shown in binary system. </text:span></text:p>
      <text:p text:style-name="P97"><draw:frame draw:style-name="fr6" draw:name="Varint encoding example" text:anchor-type="paragraph" svg:width="10.53cm" svg:height="3.371cm" draw:z-index="19"><draw:image xlink:href="../varint.png" xlink:type="simple" xlink:show="embed" xlink:actuate="onLoad"/></draw:frame></text:p>
      <text:p text:style-name="P97">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3"/>
      <text:p text:style-name="P13"/>
      <text:h text:style-name="P185" text:outline-level="2">Bibliography</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75">Rosenblum91: Mendel Rosenblum and John K. Ousterhout, The Design and Implementation of a Log-Structured File System, 1991</text:p>
          <text:p text:style-name="P175">Mathur07: Avantika Mathur et al., The new ext4 filesystem: current status and future plans, 2007, https://www.kernel.org/doc/ols/2007/ols2007v2-pages-21-34.pdf</text:p>
          <text:p text:style-name="P175">McKusi84: Marshall Kirk Mckusick, William N. Joy, Samuel J. Leffler, Robert S. Fabry, A Fast File System for UNIX, 1984</text:p>
          <text:p text:style-name="P175">Twee00: Steven Tweedie, EXT3, Journaling Filesystem, 2000, http://olstrans.sourceforge.net/release/OLS2000-ext3/OLS2000-ext3.html</text:p>
          <text:p text:style-name="P175">OSTEP: Remzi H. Arpaci-Dusseau, Andrea C. Arpaci-Dusseau, Operating Systems: Three Easy Pieces, 2015, http://pages.cs.wisc.edu/~remzi/OSTEP/</text:p>
          <text:p text:style-name="P175">Rodeh12: Ohad Rodeh, BTRFS: The Linux B-tree Filesystem, 2012</text:p>
          <text:p text:style-name="P175">ZFS: Jeff Bonwick, Bill Moore, ZFS: The Last Word in File Systems, , </text:p>
          <text:p text:style-name="P175">Agraw07: Nitin Agrawal, William J. Bolosky, John R. Douceur, Jacob R. Lorch, A Five-Year Study of File-System Metadata, 2007</text:p>
          <text:p text:style-name="P175">Patterson: David A. Patterson, Kimberly K. Keeton, Hardware Technology Trends and Database Opportunities, </text:p>
          <text:p text:style-name="P175">Pillai13: Thanumalayan Sankaranarayana Pillai, et al, Towards Efficient, Portable Application-Level Consistency, 2013</text:p>
          <text:p text:style-name="P175">Gutmann96: Peter Gutmann, Secure Deletion of Data from Magnetic andSolid-State Memory, 1996</text:p>
        </text:index-body>
      </text:bibliography>
      <text:p text:style-name="Text_20_body"/>
      <text:p text:style-name="P80">Please know that all cited documents are saved in project's repository and you do not have to search the web to read them. This includes cited web pages. </text:p>
      <text:p text:style-name="Standard"/>
      <text:h text:style-name="P181" text:outline-level="1"><draw:frame draw:style-name="fr1" draw:name="Logo over QA" text:anchor-type="paragraph" svg:x="14.944cm" svg:y="-0.289cm" svg:width="2cm" svg:height="1.55cm" draw:z-index="20"><draw:image xlink:href="../../logotypes/2.svg" xlink:type="simple" xlink:show="embed" xlink:actuate="onLoad"/></draw:frame>Questions and Answers<text:line-break/><text:span text:style-name="T12">Topics that reviewers found unclear</text:span></text:h>
      <text:p text:style-name="Author">Arkadiusz Bulski</text:p>
      <text:p text:style-name="Author"/>
      <text:p text:style-name="Author">asked by Thistle (pseudonym)</text:p>
      <text:p text:style-name="Author">recorded on 2015-04-10</text:p>
      <text:p text:style-name="P113"/>
      <text:p text:style-name="P63">What control will a user have over wiping of files? Wiping of files is not practical? You mean manual wiping? </text:p>
      <text:p text:style-name="P110">There are two different <text:span text:style-name="T359">actions, regular deletion and permanent deletion</text:span>. One is reversible and other is <text:span text:style-name="T358">permanent. Please refer to answer to next question.</text:span></text:p>
      <text:p text:style-name="P131">Practicality is meant here as <text:span text:style-name="T330">both </text:span>performance <text:span text:style-name="T330">and assurance</text:span>. Wiping in general is a synonym to permanent removal but in this context it means a specific implementation, through <text:span text:style-name="T331">overwriting</text:span> of file content. Historically, this is how <text:span text:style-name="T330">it was</text:span> done <text:span text:style-name="T356">and is still being done</text:span>. <text:span text:style-name="T332">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3"/>
      <text:p text:style-name="P63">Will there be an option for non-permanent wiping in case a user <text:span text:style-name="T333">accidentally</text:span> wipes a file? What safety measures will be there to prevent <text:span text:style-name="T333">accidental</text:span> complete wiping of content? Or is that a risk users have to take? </text:p>
      <text:p text:style-name="P125"><text:span text:style-name="T352">There are two distinct actions. Regular deletion (called </text:span>deletion<text:span text:style-name="T265">) is an action that can be taken by non-privileged user. </text:span><text:span text:style-name="T266">User </text:span><text:span text:style-name="T265">processes </text:span><text:span text:style-name="T266">are </text:span><text:span text:style-name="T265">able to take this action without </text:span><text:span text:style-name="T266">any </text:span><text:span text:style-name="T265">user interaction. </text:span><text:span text:style-name="T261">Therefore </text:span><text:span text:style-name="T265">this kind of action </text:span><text:span text:style-name="T266">is </text:span><text:span text:style-name="T265">inspectable </text:span><text:span text:style-name="T262">and </text:span><text:span text:style-name="T265">undoable. Browsing history reveal</text:span><text:span text:style-name="T266">s</text:span><text:span text:style-name="T265"> any deletion and allow</text:span><text:span text:style-name="T266">s</text:span><text:span text:style-name="T265"> for recovery. Permanent deletion (called </text:span>wiping<text:span text:style-name="T265">) is a different action that requires root privileges. </text:span><text:span text:style-name="T266">User </text:span><text:span text:style-name="T263">processes </text:span><text:span text:style-name="T266">are normally </text:span><text:span text:style-name="T263">not able to </text:span><text:span text:style-name="T264">take this action</text:span><text:span text:style-name="T263">. This kind of action </text:span><text:span text:style-name="T266">is </text:span><text:span text:style-name="T263">also inspectable, </text:span><text:span text:style-name="T261">as </text:span><text:span text:style-name="T263">revision history reveal</text:span><text:span text:style-name="T266">s</text:span><text:span text:style-name="T263"> that </text:span><text:span text:style-name="T261">some </text:span><text:span text:style-name="T263">wiping has taken place but file content </text:span><text:span text:style-name="T266">is </text:span><text:span text:style-name="T263">not accessible anymore. </text:span></text:p>
      <text:p text:style-name="P113"/>
      <text:p text:style-name="P63">History of changes to files means that all versions of the file remain stored, or at least a history that can be viewed. <text:span text:style-name="T371">I</text:span>sn’t that impractical in some cases of <text:span text:style-name="T333">confidential</text:span> files? An option to not save a file history? </text:p>
      <text:p text:style-name="P126">History of changes is a list of snapshots, states saved at some points in time, ordered chronologically. History can be browsed and every snapshot can be inspected for details but also every snapshot can be restored back. <text:span text:style-name="T334">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3"><text:soft-page-break/></text:p>
      <text:p text:style-name="P63">Deleted files are permanently gone, how would that be done? In comparison to saving file history...</text:p>
      <text:p text:style-name="P124">Technically there <text:span text:style-name="T335">are </text:span>two ways of ensuring <text:span text:style-name="T336">data is permanently gone</text:span>, either <text:span text:style-name="T336">through </text:span>overriding data itself or overriding encryption keys that were used to encrypt said data. Second approach is much better since keys occupy only few bytes and overriding few bytes takes almost no time. <text:span text:style-name="T357">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3"/>
      <text:p text:style-name="P63">Legal questions, may use of the program encounter difficulties with existing laws in some countries? </text:p>
      <text:p text:style-name="P111">Depending on <text:span text:style-name="T337">your country of residence, you may be: </text:span></text:p>
      <text:list xml:id="list4156198132819852111" text:style-name="L1">
        <text:list-item>
          <text:p text:style-name="P176">forbidden from using cryptographic products in general</text:p>
        </text:list-item>
        <text:list-item>
          <text:p text:style-name="P177">required to get license or send notification before import<text:span text:style-name="T338">ing</text:span></text:p>
        </text:list-item>
        <text:list-item>
          <text:p text:style-name="P178">required to disclose cryptographic keys to authorities in advance</text:p>
        </text:list-item>
        <text:list-item>
          <text:p text:style-name="P179">asked to <text:span text:style-name="T360">enter password and hand over </text:span>your laptop</text:p>
        </text:list-item>
        <text:list-item>
          <text:p text:style-name="P178">asked if you have any other undisclosed encrypted partitions</text:p>
        </text:list-item>
        <text:list-item>
          <text:p text:style-name="P180">subpoenaed <text:span text:style-name="T339">to produce </text:span>keys or <text:span text:style-name="T339">de</text:span>crypted data <text:span text:style-name="T339">itself</text:span></text:p>
        </text:list-item>
        <text:list-item>
          <text:p text:style-name="P180">jailed for long time or until your produce encryption keys</text:p>
        </text:list-item>
      </text:list>
      <text:p text:style-name="P112">Lesson to learn <text:span text:style-name="T340">here </text:span>is that established law can put you in a position where <text:span text:style-name="T341">technical solutions do not give you an easy and legal way out</text:span>. Consider crossing US border with child pornography on your laptop <text:span text:style-name="T342">(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6"/>
      <text:p text:style-name="Author">asked by Steven Balderrama</text:p>
      <text:p text:style-name="Author">recorded on 2015-08-14</text:p>
      <text:p text:style-name="Text_20_body"/>
      <text:p text:style-name="P64">On mission document, page 3, I found top 3 things what lacks today in a filesystem: versioning, secure deletion and disk utilisation. </text:p>
      <text:p text:style-name="P117">There are also other features but <text:span text:style-name="T345">some are so specialized that clearly there will not be many people that will have a use for them. This project aims to deliver a versatile filesystem that will be useful to everybody. </text:span></text:p>
      <text:p text:style-name="P114"/>
      <text:p text:style-name="P115"><text:span text:style-name="T344">S</text:span><text:span text:style-name="T343">elective compressioning is great, </text:span><text:span text:style-name="T344">but s</text:span><text:span text:style-name="T343">ome files should not be compressed for performance. </text:span></text:p>
      <text:p text:style-name="P132">Some files are almost impossible to compress, audio video formats are a good example. However, performance <text:span text:style-name="T353">does not necessarily </text:span>have to be negatively impacted<text:span text:style-name="T346">.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text:span><text:soft-page-break/><text:span text:style-name="T346">compression in anticipation of no gain. </text:span></text:p>
      <text:p text:style-name="P123"/>
      <text:p text:style-name="P66">We sorta talked about performance. Since there is compression and encryption, how will that not hinder performance? </text:p>
      <text:p text:style-name="P127">Compare throughput of modern hard disks to throughput of modern processors. Hard disks can sustain ~120 MB/s. Compression like Snappy can handle ~250 MB/s per core easily. Encryption using Salsa20 can handle <text:span text:style-name="T348">~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2"/>
      <text:p text:style-name="P65">And yes, versioning. How many times I have seen this, especially programmers who do not utilize software versioning. I have seen it even at my work now. Version control, is that what you mean? </text:p>
      <text:p text:style-name="P133">There are two features that may be used to revert changes. <text:span text:style-name="T347">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1"/>
      <text:p text:style-name="P67">Lastly, you said about having it's own type of recovery. Explain in detail how it will recover or roll back. </text:p>
      <text:p text:style-name="P118">Early filesystems like Fast File System and it's descendant Ext2 depended on running a program called <text:span text:style-name="T202">fsck</text:span> that scanned all inodes after an interruption. Later filesystems like Ext3 were using journaling to reapply <text:span text:style-name="T361">a set of changed blocks</text:span>. Later filesystems like Btrfs <text:span text:style-name="T350">and ZFS </text:span>started using copy on write <text:span text:style-name="T349">and checksums</text:span>. <text:span text:style-name="T354">The state of the art solution would perhaps comprise of copy on write, checksums, and intents. </text:span></text:p>
      <text:p text:style-name="P119">From user's perspective one thing should be noticeable: recovery should happen lazily. Mounting an interrupted filesystem should <text:span text:style-name="T354">be achievable in </text:span>sub-second time. Files that were <text:span text:style-name="T354">not closed properly require maintenance and will be scrutinized </text:span>either <text:span text:style-name="T354">at opening </text:span>or during routine scrubbing, whichever comes first. <text:span text:style-name="T354">Maintenance should be carried out on individual files and be postponed preferably until after booting is complete. Further recovery can run in background. Unaffected files become accessible immediately. </text:span></text:p>
      <text:p text:style-name="P120">This can be achieved by using copy on write, checksums, <text:span text:style-name="T351">and intents</text:span>. <text:span text:style-name="T355">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7-31T18:25:39.716270682">2016-07-31</text:date></text:span><text:span text:style-name="MT1"><text:tab/>Page </text:span><text:span text:style-name="MT1"><text:page-number text:select-page="current">28</text:page-number></text:span><text:span text:style-name="MT1"> of </text:span><text:span text:style-name="MT1"><text:page-count>28</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2DT5H50M27S</meta:editing-duration>
    <meta:editing-cycles>514</meta:editing-cycles>
    <meta:generator>LibreOffice/5.1.4.2$Linux_X86_64 LibreOffice_project/10m0$Build-2</meta:generator>
    <dc:date>2016-07-31T18:25:39.537066173</dc:date>
    <meta:document-statistic meta:table-count="1" meta:image-count="18" meta:object-count="3" meta:page-count="28" meta:paragraph-count="222" meta:word-count="12037" meta:character-count="74567" meta:non-whitespace-character-count="62610"/>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